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weight="bold" officeooo:rsid="0019b5db" officeooo:paragraph-rsid="0019b5db" style:font-weight-asian="bold" style:font-weight-complex="bold"/>
    </style:style>
    <style:style style:name="P3" style:family="paragraph" style:parent-style-name="Standard">
      <style:text-properties style:font-name="Arial" fo:font-weight="bold" officeooo:rsid="0053f139" officeooo:paragraph-rsid="0053f139" style:font-weight-asian="bold" style:font-weight-complex="bold"/>
    </style:style>
    <style:style style:name="P4" style:family="paragraph" style:parent-style-name="Standard">
      <style:text-properties style:font-name="Arial" fo:font-weight="bold" officeooo:rsid="005e7193" officeooo:paragraph-rsid="005e7193" style:font-weight-asian="bold" style:font-weight-complex="bold"/>
    </style:style>
    <style:style style:name="P5" style:family="paragraph" style:parent-style-name="Standard">
      <style:text-properties style:font-name="Arial" fo:font-weight="bold" officeooo:rsid="00625779" officeooo:paragraph-rsid="00625779" style:font-weight-asian="bold" style:font-weight-complex="bold"/>
    </style:style>
    <style:style style:name="P6" style:family="paragraph" style:parent-style-name="Standard">
      <style:text-properties style:font-name="Arial" fo:font-weight="bold" officeooo:rsid="005e8f8f" officeooo:paragraph-rsid="005e8f8f" style:font-weight-asian="bold" style:font-weight-complex="bold"/>
    </style:style>
    <style:style style:name="P7" style:family="paragraph" style:parent-style-name="Standard">
      <style:text-properties style:font-name="Arial" fo:font-weight="bold" officeooo:rsid="006a74e6" officeooo:paragraph-rsid="006a74e6" style:font-weight-asian="bold" style:font-weight-complex="bold"/>
    </style:style>
    <style:style style:name="P8" style:family="paragraph" style:parent-style-name="Standard">
      <style:text-properties style:font-name="Arial" fo:font-weight="bold" officeooo:rsid="00683bd0" officeooo:paragraph-rsid="00683bd0" style:font-weight-asian="bold" style:font-weight-complex="bold"/>
    </style:style>
    <style:style style:name="P9" style:family="paragraph" style:parent-style-name="Standard">
      <style:text-properties style:font-name="Arial" fo:font-weight="bold" officeooo:rsid="006d501d" officeooo:paragraph-rsid="006d501d" style:font-weight-asian="bold" style:font-weight-complex="bold"/>
    </style:style>
    <style:style style:name="P10" style:family="paragraph" style:parent-style-name="Standard">
      <style:text-properties style:font-name="Arial" style:text-underline-style="solid" style:text-underline-width="auto" style:text-underline-color="font-color" fo:font-weight="bold" officeooo:rsid="0019b5db" officeooo:paragraph-rsid="0019b5db" style:font-weight-asian="bold" style:font-weight-complex="bold"/>
    </style:style>
    <style:style style:name="P11" style:family="paragraph" style:parent-style-name="Standard">
      <style:text-properties officeooo:rsid="001b8b83" officeooo:paragraph-rsid="001b8b83"/>
    </style:style>
    <style:style style:name="P12" style:family="paragraph" style:parent-style-name="Standard">
      <style:text-properties officeooo:rsid="001d2c62" officeooo:paragraph-rsid="001d2c62"/>
    </style:style>
    <style:style style:name="P13" style:family="paragraph" style:parent-style-name="Standard">
      <style:text-properties officeooo:paragraph-rsid="001e5c12"/>
    </style:style>
    <style:style style:name="P14" style:family="paragraph" style:parent-style-name="Standard">
      <style:text-properties officeooo:rsid="002376f6" officeooo:paragraph-rsid="002376f6"/>
    </style:style>
    <style:style style:name="P15" style:family="paragraph" style:parent-style-name="Standard">
      <style:text-properties officeooo:rsid="002376f6" officeooo:paragraph-rsid="0025e382"/>
    </style:style>
    <style:style style:name="P16" style:family="paragraph" style:parent-style-name="Standard">
      <style:text-properties officeooo:rsid="0025e382" officeooo:paragraph-rsid="0025e382"/>
    </style:style>
    <style:style style:name="P17" style:family="paragraph" style:parent-style-name="Standard">
      <style:text-properties officeooo:paragraph-rsid="0028d120"/>
    </style:style>
    <style:style style:name="P18" style:family="paragraph" style:parent-style-name="Standard">
      <style:text-properties officeooo:paragraph-rsid="002f194a"/>
    </style:style>
    <style:style style:name="P19" style:family="paragraph" style:parent-style-name="Standard">
      <style:text-properties officeooo:paragraph-rsid="00309ddc"/>
    </style:style>
    <style:style style:name="P20" style:family="paragraph" style:parent-style-name="Standard">
      <style:text-properties officeooo:paragraph-rsid="003af7a1"/>
    </style:style>
    <style:style style:name="P21" style:family="paragraph" style:parent-style-name="Standard">
      <style:text-properties officeooo:paragraph-rsid="003caebe"/>
    </style:style>
    <style:style style:name="P22" style:family="paragraph" style:parent-style-name="Standard">
      <style:text-properties officeooo:paragraph-rsid="003d15a0"/>
    </style:style>
    <style:style style:name="P23" style:family="paragraph" style:parent-style-name="Standard">
      <style:text-properties officeooo:paragraph-rsid="003f0145"/>
    </style:style>
    <style:style style:name="P24" style:family="paragraph" style:parent-style-name="Standard">
      <style:text-properties officeooo:paragraph-rsid="003fd302"/>
    </style:style>
    <style:style style:name="P25" style:family="paragraph" style:parent-style-name="Standard">
      <style:text-properties officeooo:paragraph-rsid="00400257"/>
    </style:style>
    <style:style style:name="P26" style:family="paragraph" style:parent-style-name="Standard">
      <style:text-properties officeooo:paragraph-rsid="004591cb"/>
    </style:style>
    <style:style style:name="P27" style:family="paragraph" style:parent-style-name="Standard">
      <style:text-properties officeooo:paragraph-rsid="0046d342"/>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officeooo:paragraph-rsid="005e7193"/>
    </style:style>
    <style:style style:name="P30" style:family="paragraph" style:parent-style-name="Standard">
      <style:text-properties officeooo:paragraph-rsid="005e8f8f"/>
    </style:style>
    <style:style style:name="P31" style:family="paragraph" style:parent-style-name="Standard">
      <style:text-properties officeooo:rsid="005e8f8f" officeooo:paragraph-rsid="005e8f8f"/>
    </style:style>
    <style:style style:name="P32" style:family="paragraph" style:parent-style-name="Standard">
      <style:text-properties officeooo:rsid="005ef449" officeooo:paragraph-rsid="005ef449"/>
    </style:style>
    <style:style style:name="P33" style:family="paragraph" style:parent-style-name="Standard">
      <style:text-properties officeooo:rsid="0064714c" officeooo:paragraph-rsid="0064714c"/>
    </style:style>
    <style:style style:name="P34" style:family="paragraph" style:parent-style-name="Standard">
      <style:text-properties officeooo:paragraph-rsid="006547f7"/>
    </style:style>
    <style:style style:name="P35" style:family="paragraph" style:parent-style-name="Standard">
      <style:text-properties officeooo:rsid="006547f7" officeooo:paragraph-rsid="006547f7"/>
    </style:style>
    <style:style style:name="P36" style:family="paragraph" style:parent-style-name="Standard">
      <style:text-properties style:font-name="Times New Roman"/>
    </style:style>
    <style:style style:name="P37" style:family="paragraph" style:parent-style-name="Standard">
      <style:text-properties style:font-name="Times New Roman" officeooo:rsid="0066d362" officeooo:paragraph-rsid="0066d362"/>
    </style:style>
    <style:style style:name="P38" style:family="paragraph" style:parent-style-name="Standard">
      <style:text-properties style:font-name="Times New Roman" officeooo:rsid="006d501d" officeooo:paragraph-rsid="006d501d"/>
    </style:style>
    <style:style style:name="P39" style:family="paragraph" style:parent-style-name="Standard">
      <style:text-properties style:font-name="Times New Roman" fo:font-weight="normal" officeooo:rsid="006eaee5" officeooo:paragraph-rsid="006eaee5" style:font-weight-asian="normal" style:font-weight-complex="normal"/>
    </style:style>
    <style:style style:name="P40" style:family="paragraph" style:parent-style-name="Standard">
      <style:text-properties officeooo:rsid="00683bd0" officeooo:paragraph-rsid="00683bd0"/>
    </style:style>
    <style:style style:name="P41" style:family="paragraph" style:parent-style-name="Standard">
      <style:text-properties officeooo:paragraph-rsid="00693187"/>
    </style:style>
    <style:style style:name="P42" style:family="paragraph" style:parent-style-name="Standard">
      <style:text-properties officeooo:paragraph-rsid="006d501d"/>
    </style:style>
    <style:style style:name="P43" style:family="paragraph" style:parent-style-name="Standard">
      <style:paragraph-properties fo:margin-left="1.251cm" fo:margin-right="0cm" fo:text-indent="0cm" style:auto-text-indent="false"/>
    </style:style>
    <style:style style:name="P44" style:family="paragraph" style:parent-style-name="Standard">
      <style:paragraph-properties fo:margin-left="1.251cm" fo:margin-right="0cm" fo:text-indent="0cm" style:auto-text-indent="false"/>
      <style:text-properties officeooo:paragraph-rsid="00272861"/>
    </style:style>
    <style:style style:name="P45" style:family="paragraph" style:parent-style-name="Standard">
      <style:paragraph-properties fo:margin-left="1.251cm" fo:margin-right="0cm" fo:text-indent="0cm" style:auto-text-indent="false"/>
      <style:text-properties officeooo:paragraph-rsid="002b8095"/>
    </style:style>
    <style:style style:name="P46" style:family="paragraph" style:parent-style-name="Standard">
      <style:paragraph-properties fo:margin-left="1.251cm" fo:margin-right="0cm" fo:text-indent="0cm" style:auto-text-indent="false"/>
      <style:text-properties officeooo:paragraph-rsid="002c1252"/>
    </style:style>
    <style:style style:name="P47" style:family="paragraph" style:parent-style-name="Standard">
      <style:paragraph-properties fo:margin-left="1.251cm" fo:margin-right="0cm" fo:text-indent="0cm" style:auto-text-indent="false"/>
      <style:text-properties officeooo:paragraph-rsid="00332ff7"/>
    </style:style>
    <style:style style:name="P48" style:family="paragraph" style:parent-style-name="Standard">
      <style:paragraph-properties fo:margin-left="1.251cm" fo:margin-right="0cm" fo:text-indent="0cm" style:auto-text-indent="false"/>
      <style:text-properties officeooo:paragraph-rsid="0035c8a5"/>
    </style:style>
    <style:style style:name="P49" style:family="paragraph" style:parent-style-name="Standard">
      <style:paragraph-properties fo:margin-left="1.251cm" fo:margin-right="0cm" fo:text-indent="0cm" style:auto-text-indent="false"/>
      <style:text-properties officeooo:paragraph-rsid="0036a132"/>
    </style:style>
    <style:style style:name="P50" style:family="paragraph" style:parent-style-name="Standard">
      <style:paragraph-properties fo:margin-left="1.251cm" fo:margin-right="0cm" fo:text-indent="0cm" style:auto-text-indent="false"/>
      <style:text-properties officeooo:paragraph-rsid="00400257"/>
    </style:style>
    <style:style style:name="P51" style:family="paragraph" style:parent-style-name="Standard">
      <style:paragraph-properties fo:margin-left="1.251cm" fo:margin-right="0cm" fo:text-indent="0cm" style:auto-text-indent="false"/>
      <style:text-properties officeooo:paragraph-rsid="004591cb"/>
    </style:style>
    <style:style style:name="P52" style:family="paragraph" style:parent-style-name="Standard">
      <style:paragraph-properties fo:margin-left="1.251cm" fo:margin-right="0cm" fo:text-indent="0cm" style:auto-text-indent="false"/>
      <style:text-properties officeooo:paragraph-rsid="0049daa2"/>
    </style:style>
    <style:style style:name="P53" style:family="paragraph" style:parent-style-name="Standard">
      <style:paragraph-properties fo:margin-left="1.251cm" fo:margin-right="0cm" fo:text-indent="0cm" style:auto-text-indent="false"/>
      <style:text-properties style:font-name="DejaVu Sans Mono"/>
    </style:style>
    <style:style style:name="P54" style:family="paragraph" style:parent-style-name="Standard">
      <style:paragraph-properties fo:margin-left="1.251cm" fo:margin-right="0cm" fo:text-indent="0cm" style:auto-text-indent="false"/>
      <style:text-properties style:font-name="DejaVu Sans Mono" officeooo:rsid="0050ad37" officeooo:paragraph-rsid="0050ad37"/>
    </style:style>
    <style:style style:name="P55" style:family="paragraph" style:parent-style-name="Standard">
      <style:paragraph-properties fo:margin-left="1.251cm" fo:margin-right="0cm" fo:text-indent="0cm" style:auto-text-indent="false"/>
      <style:text-properties style:font-name="DejaVu Sans Mono" officeooo:rsid="0050ad37" officeooo:paragraph-rsid="00545e0b"/>
    </style:style>
    <style:style style:name="P56" style:family="paragraph" style:parent-style-name="Standard">
      <style:paragraph-properties fo:margin-left="1.251cm" fo:margin-right="0cm" fo:text-indent="0cm" style:auto-text-indent="false"/>
      <style:text-properties style:font-name="DejaVu Sans Mono" officeooo:rsid="0052a995" officeooo:paragraph-rsid="0052a995"/>
    </style:style>
    <style:style style:name="P57" style:family="paragraph" style:parent-style-name="Standard">
      <style:paragraph-properties fo:margin-left="1.251cm" fo:margin-right="0cm" fo:text-indent="0cm" style:auto-text-indent="false"/>
      <style:text-properties style:font-name="DejaVu Sans Mono" officeooo:rsid="0056f512" officeooo:paragraph-rsid="0056f512"/>
    </style:style>
    <style:style style:name="P58" style:family="paragraph" style:parent-style-name="Standard">
      <style:paragraph-properties fo:margin-left="1.251cm" fo:margin-right="0cm" fo:text-indent="0cm" style:auto-text-indent="false"/>
      <style:text-properties style:font-name="DejaVu Sans Mono" officeooo:rsid="006eaee5" officeooo:paragraph-rsid="006eaee5"/>
    </style:style>
    <style:style style:name="P59" style:family="paragraph" style:parent-style-name="Standard">
      <style:paragraph-properties fo:margin-left="1.251cm" fo:margin-right="0cm" fo:text-indent="0cm" style:auto-text-indent="false"/>
      <style:text-properties officeooo:paragraph-rsid="007d8968"/>
    </style:style>
    <style:style style:name="P60" style:family="paragraph" style:parent-style-name="Standard">
      <style:paragraph-properties fo:margin-left="1.251cm" fo:margin-right="0cm" fo:text-indent="0cm" style:auto-text-indent="false" fo:break-before="page"/>
    </style:style>
    <style:style style:name="P61" style:family="paragraph" style:parent-style-name="Standard">
      <style:paragraph-properties fo:margin-left="1.251cm" fo:margin-right="0cm" fo:text-indent="0cm" style:auto-text-indent="false" fo:break-before="page"/>
      <style:text-properties officeooo:paragraph-rsid="0036a132"/>
    </style:style>
    <style:style style:name="P62" style:family="paragraph" style:parent-style-name="Text_20_body">
      <style:paragraph-properties fo:margin-left="1.251cm" fo:margin-right="0cm" fo:text-indent="0cm" style:auto-text-indent="false"/>
    </style:style>
    <style:style style:name="P63" style:family="paragraph" style:parent-style-name="Preformatted_20_Text">
      <style:paragraph-properties fo:margin-left="1.251cm" fo:margin-right="0cm" fo:text-indent="0cm" style:auto-text-indent="false"/>
    </style:style>
    <style:style style:name="P64" style:family="paragraph" style:parent-style-name="Standard">
      <style:paragraph-properties fo:margin-left="0cm" fo:margin-right="0cm" fo:text-indent="0cm" style:auto-text-indent="false"/>
    </style:style>
    <style:style style:name="P65" style:family="paragraph" style:parent-style-name="Standard">
      <style:paragraph-properties fo:margin-left="0cm" fo:margin-right="0cm" fo:text-indent="0cm" style:auto-text-indent="false"/>
      <style:text-properties officeooo:rsid="0020cfa8" officeooo:paragraph-rsid="0020cfa8"/>
    </style:style>
    <style:style style:name="P66" style:family="paragraph" style:parent-style-name="Standard">
      <style:paragraph-properties fo:margin-left="0cm" fo:margin-right="0cm" fo:text-indent="0cm" style:auto-text-indent="false"/>
      <style:text-properties officeooo:paragraph-rsid="002c1252"/>
    </style:style>
    <style:style style:name="P67" style:family="paragraph" style:parent-style-name="Standard">
      <style:paragraph-properties fo:margin-left="0cm" fo:margin-right="0cm" fo:text-indent="0cm" style:auto-text-indent="false"/>
      <style:text-properties officeooo:paragraph-rsid="00332ff7"/>
    </style:style>
    <style:style style:name="P68" style:family="paragraph" style:parent-style-name="Standard">
      <style:paragraph-properties fo:margin-left="0cm" fo:margin-right="0cm" fo:text-indent="0cm" style:auto-text-indent="false"/>
      <style:text-properties officeooo:paragraph-rsid="003913dd"/>
    </style:style>
    <style:style style:name="P69" style:family="paragraph" style:parent-style-name="Standard">
      <style:paragraph-properties fo:margin-left="0cm" fo:margin-right="0cm" fo:text-indent="0cm" style:auto-text-indent="false"/>
      <style:text-properties officeooo:paragraph-rsid="00400257"/>
    </style:style>
    <style:style style:name="P70" style:family="paragraph" style:parent-style-name="Standard">
      <style:paragraph-properties fo:margin-left="0cm" fo:margin-right="0cm" fo:text-indent="0cm" style:auto-text-indent="false"/>
      <style:text-properties officeooo:paragraph-rsid="004e81d5"/>
    </style:style>
    <style:style style:name="P71" style:family="paragraph" style:parent-style-name="Standard">
      <style:paragraph-properties fo:margin-left="0cm" fo:margin-right="0cm" fo:text-indent="0cm" style:auto-text-indent="false"/>
      <style:text-properties style:font-name="Arial" style:text-underline-style="solid" style:text-underline-width="auto" style:text-underline-color="font-color" fo:font-weight="bold" officeooo:rsid="0056f512" officeooo:paragraph-rsid="0056f512" style:font-weight-asian="bold" style:font-weight-complex="bold"/>
    </style:style>
    <style:style style:name="P72" style:family="paragraph" style:parent-style-name="Standard">
      <style:paragraph-properties fo:margin-left="0cm" fo:margin-right="0cm" fo:text-indent="0cm" style:auto-text-indent="false"/>
      <style:text-properties style:font-name="Arial" style:text-underline-style="none" fo:font-weight="bold" officeooo:rsid="005b838e" officeooo:paragraph-rsid="005b838e" style:font-weight-asian="bold" style:font-weight-complex="bold"/>
    </style:style>
    <style:style style:name="P73" style:family="paragraph" style:parent-style-name="Standard">
      <style:paragraph-properties fo:margin-left="0cm" fo:margin-right="0cm" fo:text-indent="0cm" style:auto-text-indent="false"/>
      <style:text-properties style:font-name="Times New Roman" style:text-underline-style="none" fo:font-weight="normal" officeooo:rsid="005b838e" officeooo:paragraph-rsid="005b838e" style:font-weight-asian="normal" style:font-weight-complex="normal"/>
    </style:style>
    <style:style style:name="P74" style:family="paragraph" style:parent-style-name="Standard">
      <style:paragraph-properties fo:margin-left="0cm" fo:margin-right="0cm" fo:text-indent="0cm" style:auto-text-indent="false"/>
      <style:text-properties style:font-name="Times New Roman" style:text-underline-style="none" fo:font-weight="normal" officeooo:rsid="005b838e" officeooo:paragraph-rsid="005d636a" style:font-weight-asian="normal" style:font-weight-complex="normal"/>
    </style:style>
    <style:style style:name="P75" style:family="paragraph" style:parent-style-name="Standard">
      <style:paragraph-properties fo:margin-left="0cm" fo:margin-right="0cm" fo:text-indent="0cm" style:auto-text-indent="false"/>
      <style:text-properties officeooo:paragraph-rsid="005b838e"/>
    </style:style>
    <style:style style:name="P76" style:family="paragraph" style:parent-style-name="Standard">
      <style:paragraph-properties fo:margin-left="0cm" fo:margin-right="0cm" fo:text-indent="0cm" style:auto-text-indent="false"/>
      <style:text-properties officeooo:paragraph-rsid="005e8f8f"/>
    </style:style>
    <style:style style:name="P77" style:family="paragraph" style:parent-style-name="Standard">
      <style:paragraph-properties fo:margin-left="0cm" fo:margin-right="0cm" fo:text-indent="0cm" style:auto-text-indent="false"/>
      <style:text-properties officeooo:paragraph-rsid="0062fa0f"/>
    </style:style>
    <style:style style:name="P78" style:family="paragraph" style:parent-style-name="Standard">
      <style:paragraph-properties fo:margin-left="0cm" fo:margin-right="0cm" fo:text-indent="0cm" style:auto-text-indent="false"/>
      <style:text-properties officeooo:paragraph-rsid="0064714c"/>
    </style:style>
    <style:style style:name="P79" style:family="paragraph" style:parent-style-name="Standard">
      <style:paragraph-properties fo:margin-left="0cm" fo:margin-right="0cm" fo:text-indent="0cm" style:auto-text-indent="false"/>
      <style:text-properties officeooo:paragraph-rsid="006ab2e8"/>
    </style:style>
    <style:style style:name="P80" style:family="paragraph" style:parent-style-name="Standard">
      <style:paragraph-properties fo:margin-left="0cm" fo:margin-right="0cm" fo:text-indent="0cm" style:auto-text-indent="false"/>
      <style:text-properties officeooo:paragraph-rsid="006d501d"/>
    </style:style>
    <style:style style:name="P81" style:family="paragraph" style:parent-style-name="Standard">
      <style:paragraph-properties fo:margin-left="0cm" fo:margin-right="0cm" fo:text-indent="0cm" style:auto-text-indent="false"/>
      <style:text-properties officeooo:rsid="006eaee5" officeooo:paragraph-rsid="006eaee5"/>
    </style:style>
    <style:style style:name="P82" style:family="paragraph" style:parent-style-name="Standard">
      <style:paragraph-properties fo:margin-left="0cm" fo:margin-right="0cm" fo:text-indent="0cm" style:auto-text-indent="false"/>
      <style:text-properties style:font-name="DejaVu Sans Mono" officeooo:rsid="006eaee5" officeooo:paragraph-rsid="006eaee5"/>
    </style:style>
    <style:style style:name="P83" style:family="paragraph" style:parent-style-name="Standard">
      <style:paragraph-properties fo:margin-left="0cm" fo:margin-right="0cm" fo:text-indent="0cm" style:auto-text-indent="false" fo:break-before="page"/>
      <style:text-properties officeooo:paragraph-rsid="0020cfa8"/>
    </style:style>
    <style:style style:name="P84" style:family="paragraph" style:parent-style-name="Standard">
      <style:paragraph-properties fo:margin-left="0cm" fo:margin-right="0cm" fo:text-indent="0cm" style:auto-text-indent="false" fo:break-before="page"/>
      <style:text-properties officeooo:paragraph-rsid="002b8095"/>
    </style:style>
    <style:style style:name="P85" style:family="paragraph" style:parent-style-name="Standard">
      <style:paragraph-properties fo:margin-left="0cm" fo:margin-right="0cm" fo:text-indent="0cm" style:auto-text-indent="false" fo:break-before="page"/>
      <style:text-properties style:font-name="Arial" style:text-underline-style="solid" style:text-underline-width="auto" style:text-underline-color="font-color" fo:font-weight="bold" officeooo:rsid="0056f512" officeooo:paragraph-rsid="0056f512" style:font-weight-asian="bold" style:font-weight-complex="bold"/>
    </style:style>
    <style:style style:name="P86" style:family="paragraph" style:parent-style-name="Text_20_body">
      <style:paragraph-properties fo:margin-left="0cm" fo:margin-right="0cm" fo:text-indent="0cm" style:auto-text-indent="false"/>
    </style:style>
    <style:style style:name="P87" style:family="paragraph" style:parent-style-name="Preformatted_20_Text">
      <style:paragraph-properties fo:margin-left="0cm" fo:margin-right="0cm" fo:text-indent="0cm" style:auto-text-indent="false"/>
      <style:text-properties style:font-name="Times New Roman" style:text-underline-style="none" fo:font-weight="normal" officeooo:rsid="005b838e" officeooo:paragraph-rsid="005b838e" style:font-weight-asian="normal" style:font-weight-complex="normal"/>
    </style:style>
    <style:style style:name="P88" style:family="paragraph" style:parent-style-name="Standard">
      <style:paragraph-properties fo:break-before="page"/>
    </style:style>
    <style:style style:name="P89" style:family="paragraph" style:parent-style-name="Standard">
      <style:paragraph-properties fo:break-before="page"/>
      <style:text-properties officeooo:rsid="002376f6" officeooo:paragraph-rsid="002376f6"/>
    </style:style>
    <style:style style:name="P90" style:family="paragraph" style:parent-style-name="Standard">
      <style:paragraph-properties fo:break-before="page"/>
      <style:text-properties officeooo:paragraph-rsid="0049daa2"/>
    </style:style>
    <style:style style:name="P91" style:family="paragraph" style:parent-style-name="Standard">
      <style:paragraph-properties fo:break-before="page"/>
      <style:text-properties style:font-name="Arial" fo:font-weight="bold" style:font-weight-asian="bold" style:font-weight-complex="bold"/>
    </style:style>
    <style:style style:name="P92" style:family="paragraph" style:parent-style-name="Text_20_body">
      <style:paragraph-properties fo:break-before="page"/>
      <style:text-properties style:font-name="Arial" style:text-underline-style="solid" style:text-underline-width="auto" style:text-underline-color="font-color" fo:font-weight="bold" style:font-weight-asian="bold" style:font-weight-complex="bold"/>
    </style:style>
    <style:style style:name="P93" style:family="paragraph" style:parent-style-name="Text_20_body">
      <style:text-properties style:font-name="Arial" style:text-underline-style="solid" style:text-underline-width="auto" style:text-underline-color="font-color" fo:font-weight="bold" style:font-weight-asian="bold" style:font-weight-complex="bold"/>
    </style:style>
    <style:style style:name="P94" style:family="paragraph" style:parent-style-name="Text_20_body">
      <style:text-properties style:font-name="Arial" style:text-underline-style="solid" style:text-underline-width="auto" style:text-underline-color="font-color" fo:font-weight="bold" officeooo:rsid="0022b7ce" style:font-weight-asian="bold" style:font-weight-complex="bold"/>
    </style:style>
    <style:style style:name="P95" style:family="paragraph" style:parent-style-name="Text_20_body">
      <style:text-properties style:font-name="Times New Roman"/>
    </style:style>
    <style:style style:name="P96" style:family="paragraph" style:parent-style-name="Text_20_body">
      <style:text-properties officeooo:paragraph-rsid="007c6a11"/>
    </style:style>
    <style:style style:name="P97" style:family="paragraph" style:parent-style-name="Text_20_body">
      <style:text-properties officeooo:paragraph-rsid="0080464f"/>
    </style:style>
    <style:style style:name="P98" style:family="paragraph" style:parent-style-name="Text_20_body">
      <style:text-properties officeooo:paragraph-rsid="00819ca8"/>
    </style:style>
    <style:style style:name="P99" style:family="paragraph" style:parent-style-name="Text_20_body">
      <style:paragraph-properties fo:margin-top="0cm" fo:margin-bottom="0cm" style:contextual-spacing="false"/>
    </style:style>
    <style:style style:name="P100" style:family="paragraph" style:parent-style-name="Preformatted_20_Text">
      <style:text-properties officeooo:rsid="0025e382" officeooo:paragraph-rsid="0025e382"/>
    </style:style>
    <style:style style:name="P101" style:family="paragraph" style:parent-style-name="Preformatted_20_Text">
      <style:text-properties officeooo:rsid="0025e382" officeooo:paragraph-rsid="002a6b55"/>
    </style:style>
    <style:style style:name="P102" style:family="paragraph" style:parent-style-name="Standard">
      <style:paragraph-properties fo:margin-left="2.501cm" fo:margin-right="0cm" fo:text-indent="0cm" style:auto-text-indent="false"/>
      <style:text-properties style:font-name="DejaVu Sans Mono"/>
    </style:style>
    <style:style style:name="P103" style:family="paragraph" style:parent-style-name="Standard" style:list-style-name="L1"/>
    <style:style style:name="P104" style:family="paragraph" style:parent-style-name="Standard" style:list-style-name="L1">
      <style:text-properties officeooo:rsid="0020cfa8"/>
    </style:style>
    <style:style style:name="P105" style:family="paragraph" style:parent-style-name="Standard" style:list-style-name="L2"/>
    <style:style style:name="P106" style:family="paragraph" style:parent-style-name="Standard" style:list-style-name="L3"/>
    <style:style style:name="P107" style:family="paragraph" style:parent-style-name="Standard" style:list-style-name="L4">
      <style:text-properties officeooo:rsid="002376f6" officeooo:paragraph-rsid="002376f6"/>
    </style:style>
    <style:style style:name="P108" style:family="paragraph" style:parent-style-name="Standard" style:list-style-name="L5">
      <style:text-properties officeooo:rsid="002376f6" officeooo:paragraph-rsid="002376f6"/>
    </style:style>
    <style:style style:name="P109" style:family="paragraph" style:parent-style-name="Standard" style:list-style-name="L6">
      <style:text-properties officeooo:rsid="002376f6" officeooo:paragraph-rsid="002376f6"/>
    </style:style>
    <style:style style:name="P110" style:family="paragraph" style:parent-style-name="Standard" style:list-style-name="L7">
      <style:text-properties officeooo:rsid="002376f6" officeooo:paragraph-rsid="002376f6"/>
    </style:style>
    <style:style style:name="P111" style:family="paragraph" style:parent-style-name="Standard" style:list-style-name="L8"/>
    <style:style style:name="P112" style:family="paragraph" style:parent-style-name="Standard" style:list-style-name="L10"/>
    <style:style style:name="P113" style:family="paragraph" style:parent-style-name="Standard" style:list-style-name="L11"/>
    <style:style style:name="P114" style:family="paragraph" style:parent-style-name="Standard" style:list-style-name="L12"/>
    <style:style style:name="P115" style:family="paragraph" style:parent-style-name="Standard" style:list-style-name="L12">
      <style:text-properties officeooo:paragraph-rsid="0064714c"/>
    </style:style>
    <style:style style:name="P116" style:family="paragraph" style:parent-style-name="Standard" style:list-style-name="L13"/>
    <style:style style:name="P117" style:family="paragraph" style:parent-style-name="Standard" style:list-style-name="L14"/>
    <style:style style:name="P118" style:family="paragraph" style:parent-style-name="Standard" style:list-style-name="L15"/>
    <style:style style:name="P119" style:family="paragraph" style:parent-style-name="Standard" style:list-style-name="L16"/>
    <style:style style:name="P120" style:family="paragraph" style:parent-style-name="Standard" style:list-style-name="L17"/>
    <style:style style:name="P121" style:family="paragraph" style:parent-style-name="Standard" style:list-style-name="L18"/>
    <style:style style:name="P122" style:family="paragraph" style:parent-style-name="Standard" style:list-style-name="L19"/>
    <style:style style:name="P123" style:family="paragraph" style:parent-style-name="Standard" style:list-style-name="L20">
      <style:text-properties officeooo:rsid="006a74e6"/>
    </style:style>
    <style:style style:name="P124" style:family="paragraph" style:parent-style-name="Standard" style:list-style-name="L22"/>
    <style:style style:name="P125" style:family="paragraph" style:parent-style-name="Standard" style:list-style-name="L23"/>
    <style:style style:name="P126" style:family="paragraph" style:parent-style-name="Standard" style:list-style-name="L24"/>
    <style:style style:name="P127" style:family="paragraph" style:parent-style-name="Standard" style:list-style-name="L25"/>
    <style:style style:name="P128" style:family="paragraph" style:parent-style-name="Standard">
      <style:text-properties officeooo:paragraph-rsid="008414e7"/>
    </style:style>
    <style:style style:name="P129" style:family="paragraph" style:parent-style-name="Standard">
      <style:text-properties officeooo:paragraph-rsid="0089274a"/>
    </style:style>
    <style:style style:name="P130" style:family="paragraph" style:parent-style-name="Standard">
      <style:text-properties officeooo:paragraph-rsid="008aaa9a"/>
    </style:style>
    <style:style style:name="P131" style:family="paragraph" style:parent-style-name="Standard">
      <style:paragraph-properties fo:margin-left="1.251cm" fo:margin-right="0cm" fo:text-indent="0cm" style:auto-text-indent="false"/>
      <style:text-properties style:font-name="DejaVu Sans Mono" officeooo:rsid="006ab2e8" officeooo:paragraph-rsid="006ab2e8"/>
    </style:style>
    <style:style style:name="P132" style:family="paragraph" style:parent-style-name="Text_20_body" style:list-style-name="L8"/>
    <style:style style:name="P133" style:family="paragraph" style:parent-style-name="Text_20_body" style:list-style-name="L9"/>
    <style:style style:name="P134" style:family="paragraph" style:parent-style-name="Text_20_body" style:list-style-name="L12"/>
    <style:style style:name="P135" style:family="paragraph" style:parent-style-name="Text_20_body" style:list-style-name="L21"/>
    <style:style style:name="P136" style:family="paragraph" style:parent-style-name="Text_20_body" style:list-style-name="L22"/>
    <style:style style:name="P137" style:family="paragraph" style:parent-style-name="Text_20_body" style:list-style-name="L2">
      <style:paragraph-properties fo:margin-top="0cm" fo:margin-bottom="0cm" style:contextual-spacing="false"/>
    </style:style>
    <style:style style:name="P138" style:family="paragraph" style:parent-style-name="Text_20_body" style:list-style-name="L3">
      <style:paragraph-properties fo:margin-top="0cm" fo:margin-bottom="0cm" style:contextual-spacing="false"/>
    </style:style>
    <style:style style:name="P139" style:family="paragraph" style:parent-style-name="Text_20_body" style:list-style-name="L9">
      <style:paragraph-properties fo:margin-top="0cm" fo:margin-bottom="0cm" style:contextual-spacing="false"/>
    </style:style>
    <style:style style:name="T1" style:family="text">
      <style:text-properties officeooo:rsid="001c4352"/>
    </style:style>
    <style:style style:name="T2" style:family="text">
      <style:text-properties officeooo:rsid="001e5c12"/>
    </style:style>
    <style:style style:name="T3" style:family="text">
      <style:text-properties style:font-name="DejaVu Sans Mono"/>
    </style:style>
    <style:style style:name="T4" style:family="text">
      <style:text-properties style:font-name="DejaVu Sans Mono" fo:font-size="11pt" fo:font-weight="normal" style:font-size-asian="11pt" style:font-weight-asian="normal" style:font-size-complex="11pt" style:font-weight-complex="normal"/>
    </style:style>
    <style:style style:name="T5" style:family="text">
      <style:text-properties style:font-name="DejaVu Sans Mono" officeooo:rsid="001e5c12"/>
    </style:style>
    <style:style style:name="T6" style:family="text">
      <style:text-properties style:font-name="DejaVu Sans Mono" fo:font-size="12pt" style:font-size-asian="12pt" style:font-size-complex="12pt"/>
    </style:style>
    <style:style style:name="T7" style:family="text">
      <style:text-properties style:font-name="DejaVu Sans Mono" fo:font-size="12pt" officeooo:rsid="0026d0e0" style:font-size-asian="12pt" style:font-size-complex="12pt"/>
    </style:style>
    <style:style style:name="T8" style:family="text">
      <style:text-properties style:font-name="DejaVu Sans Mono" fo:font-size="12pt" officeooo:rsid="00272861" style:font-size-asian="12pt" style:font-size-complex="12pt"/>
    </style:style>
    <style:style style:name="T9" style:family="text">
      <style:text-properties style:font-name="DejaVu Sans Mono" fo:font-size="12pt" officeooo:rsid="002b8095" style:font-size-asian="12pt" style:font-size-complex="12pt"/>
    </style:style>
    <style:style style:name="T10" style:family="text">
      <style:text-properties style:font-name="DejaVu Sans Mono" fo:font-size="12pt" fo:font-weight="normal" officeooo:rsid="002c1252" style:font-size-asian="12pt" style:font-weight-asian="normal" style:font-size-complex="12pt" style:font-weight-complex="normal"/>
    </style:style>
    <style:style style:name="T11" style:family="text">
      <style:text-properties style:font-name="DejaVu Sans Mono" fo:font-size="12pt" fo:font-weight="normal" officeooo:rsid="003278b1" style:font-size-asian="12pt" style:font-weight-asian="normal" style:font-size-complex="12pt" style:font-weight-complex="normal"/>
    </style:style>
    <style:style style:name="T12" style:family="text">
      <style:text-properties style:font-name="DejaVu Sans Mono" fo:font-size="12pt" fo:font-weight="normal" officeooo:rsid="0035c8a5" style:font-size-asian="12pt" style:font-weight-asian="normal" style:font-size-complex="12pt" style:font-weight-complex="normal"/>
    </style:style>
    <style:style style:name="T13" style:family="text">
      <style:text-properties style:font-name="DejaVu Sans Mono" fo:font-size="12pt" fo:font-weight="normal" officeooo:rsid="0036a132" style:font-size-asian="12pt" style:font-weight-asian="normal" style:font-size-complex="12pt" style:font-weight-complex="normal"/>
    </style:style>
    <style:style style:name="T14" style:family="text">
      <style:text-properties style:font-name="DejaVu Sans Mono" fo:font-size="12pt" fo:font-weight="normal" officeooo:rsid="0037870e" style:font-size-asian="12pt" style:font-weight-asian="normal" style:font-size-complex="12pt" style:font-weight-complex="normal"/>
    </style:style>
    <style:style style:name="T15" style:family="text">
      <style:text-properties style:font-name="DejaVu Sans Mono" fo:font-size="12pt" fo:font-weight="normal" officeooo:rsid="003913dd" style:font-size-asian="12pt" style:font-weight-asian="normal" style:font-size-complex="12pt" style:font-weight-complex="normal"/>
    </style:style>
    <style:style style:name="T16" style:family="text">
      <style:text-properties style:font-name="DejaVu Sans Mono" fo:font-size="12pt" fo:font-weight="normal" officeooo:rsid="005e8f8f" style:font-size-asian="12pt" style:font-weight-asian="normal" style:font-size-complex="12pt" style:font-weight-complex="normal"/>
    </style:style>
    <style:style style:name="T17" style:family="text">
      <style:text-properties style:font-name="DejaVu Sans Mono" fo:font-size="12pt" style:text-underline-style="none" fo:font-weight="normal" officeooo:rsid="003913dd" style:font-size-asian="12pt" style:font-weight-asian="normal" style:font-size-complex="12pt" style:font-weight-complex="normal"/>
    </style:style>
    <style:style style:name="T18" style:family="text">
      <style:text-properties style:font-name="DejaVu Sans Mono" fo:font-size="12pt" style:text-underline-style="none" fo:font-weight="normal" officeooo:rsid="003e8771" style:font-size-asian="12pt" style:font-weight-asian="normal" style:font-size-complex="12pt" style:font-weight-complex="normal"/>
    </style:style>
    <style:style style:name="T19" style:family="text">
      <style:text-properties style:font-name="DejaVu Sans Mono" fo:font-size="12pt" style:text-underline-style="none" fo:font-weight="normal" officeooo:rsid="003fd302" style:font-size-asian="12pt" style:font-weight-asian="normal" style:font-size-complex="12pt" style:font-weight-complex="normal"/>
    </style:style>
    <style:style style:name="T20" style:family="text">
      <style:text-properties style:font-name="DejaVu Sans Mono" fo:font-size="12pt" style:text-underline-style="none" fo:font-weight="normal" officeooo:rsid="00400257" style:font-size-asian="12pt" style:font-weight-asian="normal" style:font-size-complex="12pt" style:font-weight-complex="normal"/>
    </style:style>
    <style:style style:name="T21" style:family="text">
      <style:text-properties style:font-name="DejaVu Sans Mono" fo:font-size="12pt" style:text-underline-style="none" fo:font-weight="normal" officeooo:rsid="00405360" style:font-size-asian="12pt" style:font-weight-asian="normal" style:font-size-complex="12pt" style:font-weight-complex="normal"/>
    </style:style>
    <style:style style:name="T22" style:family="text">
      <style:text-properties style:font-name="DejaVu Sans Mono" fo:font-size="12pt" style:text-underline-style="none" fo:font-weight="normal" officeooo:rsid="004591cb" style:font-size-asian="12pt" style:font-weight-asian="normal" style:font-size-complex="12pt" style:font-weight-complex="normal"/>
    </style:style>
    <style:style style:name="T23" style:family="text">
      <style:text-properties style:font-name="DejaVu Sans Mono" fo:font-size="12pt" style:text-underline-style="none" fo:font-weight="normal" officeooo:rsid="0046d342" style:font-size-asian="12pt" style:font-weight-asian="normal" style:font-size-complex="12pt" style:font-weight-complex="normal"/>
    </style:style>
    <style:style style:name="T24" style:family="text">
      <style:text-properties style:font-name="DejaVu Sans Mono" fo:font-size="12pt" style:text-underline-style="none" fo:font-weight="bold" officeooo:rsid="003f0145" style:font-size-asian="12pt" style:font-weight-asian="bold" style:font-size-complex="12pt" style:font-weight-complex="bold"/>
    </style:style>
    <style:style style:name="T25" style:family="text">
      <style:text-properties style:font-name="DejaVu Sans Mono" officeooo:rsid="005e7193"/>
    </style:style>
    <style:style style:name="T26" style:family="text">
      <style:text-properties style:font-name="DejaVu Sans Mono" style:text-underline-style="solid" style:text-underline-width="auto" style:text-underline-color="font-color"/>
    </style:style>
    <style:style style:name="T27" style:family="text">
      <style:text-properties style:font-name="DejaVu Sans Mono" fo:font-weight="bold" officeooo:rsid="0064714c" style:font-weight-asian="bold" style:font-weight-complex="bold"/>
    </style:style>
    <style:style style:name="T28" style:family="text">
      <style:text-properties style:font-name="DejaVu Sans Mono" officeooo:rsid="006547f7"/>
    </style:style>
    <style:style style:name="T29" style:family="text">
      <style:text-properties style:font-name="DejaVu Sans Mono" officeooo:rsid="00688221"/>
    </style:style>
    <style:style style:name="T30" style:family="text">
      <style:text-properties style:font-name="DejaVu Sans Mono" fo:font-weight="normal" officeooo:rsid="00688221" style:font-weight-asian="normal" style:font-weight-complex="normal"/>
    </style:style>
    <style:style style:name="T31" style:family="text">
      <style:text-properties style:font-name="DejaVu Sans Mono" fo:language="en" fo:country="none" officeooo:rsid="006d501d"/>
    </style:style>
    <style:style style:name="T32" style:family="text">
      <style:text-properties fo:font-weight="bold" style:font-weight-asian="bold" style:font-weight-complex="bold"/>
    </style:style>
    <style:style style:name="T33" style:family="text">
      <style:text-properties fo:font-weight="bold" officeooo:rsid="001eb6f7" style:font-weight-asian="bold" style:font-weight-complex="bold"/>
    </style:style>
    <style:style style:name="T34" style:family="text">
      <style:text-properties fo:font-weight="bold" officeooo:rsid="0022b7ce" style:font-weight-asian="bold" style:font-weight-complex="bold"/>
    </style:style>
    <style:style style:name="T35" style:family="text">
      <style:text-properties officeooo:rsid="001eb6f7"/>
    </style:style>
    <style:style style:name="T36" style:family="text">
      <style:text-properties officeooo:rsid="0020cfa8"/>
    </style:style>
    <style:style style:name="T37" style:family="text">
      <style:text-properties officeooo:rsid="0022b7ce"/>
    </style:style>
    <style:style style:name="T38" style:family="text">
      <style:text-properties fo:font-size="12pt" style:font-size-asian="12pt" style:font-size-complex="12pt"/>
    </style:style>
    <style:style style:name="T39" style:family="text">
      <style:text-properties fo:font-size="12pt" fo:font-weight="normal" officeooo:rsid="002c1252" style:font-size-asian="12pt" style:font-weight-asian="normal" style:font-size-complex="12pt" style:font-weight-complex="normal"/>
    </style:style>
    <style:style style:name="T40" style:family="text">
      <style:text-properties fo:font-size="12pt" fo:font-weight="normal" officeooo:rsid="002f194a" style:font-size-asian="12pt" style:font-weight-asian="normal" style:font-size-complex="12pt" style:font-weight-complex="normal"/>
    </style:style>
    <style:style style:name="T41" style:family="text">
      <style:text-properties fo:font-size="12pt" fo:font-weight="normal" officeooo:rsid="00347f0d" style:font-size-asian="12pt" style:font-weight-asian="normal" style:font-size-complex="12pt" style:font-weight-complex="normal"/>
    </style:style>
    <style:style style:name="T42" style:family="text">
      <style:text-properties fo:font-size="12pt" fo:font-weight="normal" officeooo:rsid="005e8f8f" style:font-size-asian="12pt" style:font-weight-asian="normal" style:font-size-complex="12pt" style:font-weight-complex="normal"/>
    </style:style>
    <style:style style:name="T43" style:family="text">
      <style:text-properties fo:font-size="12pt" style:text-underline-style="none" fo:font-weight="normal" officeooo:rsid="003913dd" style:font-size-asian="12pt" style:font-weight-asian="normal" style:font-size-complex="12pt" style:font-weight-complex="normal"/>
    </style:style>
    <style:style style:name="T44" style:family="text">
      <style:text-properties fo:font-size="12pt" style:text-underline-style="none" fo:font-weight="normal" officeooo:rsid="003f0145" style:font-size-asian="12pt" style:font-weight-asian="normal" style:font-size-complex="12pt" style:font-weight-complex="normal"/>
    </style:style>
    <style:style style:name="T45" style:family="text">
      <style:text-properties fo:font-size="12pt" style:text-underline-style="none" fo:font-weight="normal" officeooo:rsid="003fd302" style:font-size-asian="12pt" style:font-weight-asian="normal" style:font-size-complex="12pt" style:font-weight-complex="normal"/>
    </style:style>
    <style:style style:name="T46" style:family="text">
      <style:text-properties fo:font-size="12pt" style:text-underline-style="none" fo:font-weight="normal" officeooo:rsid="00400257" style:font-size-asian="12pt" style:font-weight-asian="normal" style:font-size-complex="12pt" style:font-weight-complex="normal"/>
    </style:style>
    <style:style style:name="T47" style:family="text">
      <style:text-properties fo:font-size="12pt" style:text-underline-style="none" fo:font-weight="normal" officeooo:rsid="00405360" style:font-size-asian="12pt" style:font-weight-asian="normal" style:font-size-complex="12pt" style:font-weight-complex="normal"/>
    </style:style>
    <style:style style:name="T48" style:family="text">
      <style:text-properties fo:font-size="12pt" style:text-underline-style="none" fo:font-weight="normal" officeooo:rsid="0048f7b7" style:font-size-asian="12pt" style:font-weight-asian="normal" style:font-size-complex="12pt" style:font-weight-complex="normal"/>
    </style:style>
    <style:style style:name="T49" style:family="text">
      <style:text-properties fo:font-size="12pt" style:text-underline-style="none" fo:font-weight="bold" officeooo:rsid="003913dd" style:font-size-asian="12pt" style:font-weight-asian="bold" style:font-size-complex="12pt" style:font-weight-complex="bold"/>
    </style:style>
    <style:style style:name="T50" style:family="text">
      <style:text-properties fo:font-size="12pt" style:text-underline-style="none" fo:font-weight="bold" officeooo:rsid="003f0145" style:font-size-asian="12pt" style:font-weight-asian="bold" style:font-size-complex="12pt" style:font-weight-complex="bold"/>
    </style:style>
    <style:style style:name="T51" style:family="text">
      <style:text-properties fo:font-size="12pt" style:text-underline-style="none" fo:font-weight="bold" officeooo:rsid="003fd302" style:font-size-asian="12pt" style:font-weight-asian="bold" style:font-size-complex="12pt" style:font-weight-complex="bold"/>
    </style:style>
    <style:style style:name="T52" style:family="text">
      <style:text-properties style:font-name="Arial" fo:font-weight="bold" style:font-weight-asian="bold" style:font-weight-complex="bold"/>
    </style:style>
    <style:style style:name="T53" style:family="text">
      <style:text-properties style:font-name="Arial" fo:font-weight="bold" officeooo:rsid="001e5c12" style:font-weight-asian="bold" style:font-weight-complex="bold"/>
    </style:style>
    <style:style style:name="T54" style:family="text">
      <style:text-properties style:font-name="Arial" fo:font-weight="bold" officeooo:rsid="0020cfa8" style:font-weight-asian="bold" style:font-weight-complex="bold"/>
    </style:style>
    <style:style style:name="T55" style:family="text">
      <style:text-properties style:font-name="Arial" fo:font-weight="bold" officeooo:rsid="005e8f8f" style:font-weight-asian="bold" style:font-weight-complex="bold"/>
    </style:style>
    <style:style style:name="T56" style:family="text">
      <style:text-properties style:font-name="Arial" fo:font-weight="bold" officeooo:rsid="0062fa0f" style:font-weight-asian="bold" style:font-weight-complex="bold"/>
    </style:style>
    <style:style style:name="T57" style:family="text">
      <style:text-properties style:font-name="Arial" fo:font-weight="bold" officeooo:rsid="0064714c" style:font-weight-asian="bold" style:font-weight-complex="bold"/>
    </style:style>
    <style:style style:name="T58" style:family="text">
      <style:text-properties style:font-name="Arial" fo:font-weight="bold" officeooo:rsid="00688221" style:font-weight-asian="bold" style:font-weight-complex="bold"/>
    </style:style>
    <style:style style:name="T59" style:family="text">
      <style:text-properties style:font-name="Arial" fo:font-size="12pt" officeooo:rsid="002f194a" style:font-size-asian="12pt" style:font-size-complex="12pt"/>
    </style:style>
    <style:style style:name="T60" style:family="text">
      <style:text-properties style:font-name="Arial" fo:font-size="12pt" fo:font-weight="bold" officeooo:rsid="00309ddc" style:font-size-asian="12pt" style:font-weight-asian="bold" style:font-size-complex="12pt" style:font-weight-complex="bold"/>
    </style:style>
    <style:style style:name="T61" style:family="text">
      <style:text-properties style:font-name="Arial" fo:font-size="12pt" fo:font-weight="bold" officeooo:rsid="005e8f8f" style:font-size-asian="12pt" style:font-weight-asian="bold" style:font-size-complex="12pt" style:font-weight-complex="bold"/>
    </style:style>
    <style:style style:name="T62" style:family="text">
      <style:text-properties style:font-name="Arial" fo:font-size="12pt" style:text-underline-style="solid" style:text-underline-width="auto" style:text-underline-color="font-color" fo:font-weight="bold" officeooo:rsid="002c1252" style:font-size-asian="12pt" style:font-weight-asian="bold" style:font-size-complex="12pt" style:font-weight-complex="bold"/>
    </style:style>
    <style:style style:name="T63" style:family="text">
      <style:text-properties style:font-name="Arial" fo:font-size="12pt" style:text-underline-style="solid" style:text-underline-width="auto" style:text-underline-color="font-color" fo:font-weight="bold" officeooo:rsid="002d8e2d" style:font-size-asian="12pt" style:font-weight-asian="bold" style:font-size-complex="12pt" style:font-weight-complex="bold"/>
    </style:style>
    <style:style style:name="T64" style:family="text">
      <style:text-properties style:font-name="Arial" fo:font-size="12pt" style:text-underline-style="solid" style:text-underline-width="auto" style:text-underline-color="font-color" fo:font-weight="bold" officeooo:rsid="002e96e5" style:font-size-asian="12pt" style:font-weight-asian="bold" style:font-size-complex="12pt" style:font-weight-complex="bold"/>
    </style:style>
    <style:style style:name="T65" style:family="text">
      <style:text-properties style:font-name="Arial" fo:font-size="12pt" style:text-underline-style="solid" style:text-underline-width="auto" style:text-underline-color="font-color" fo:font-weight="bold" officeooo:rsid="00347f0d" style:font-size-asian="12pt" style:font-weight-asian="bold" style:font-size-complex="12pt" style:font-weight-complex="bold"/>
    </style:style>
    <style:style style:name="T66" style:family="text">
      <style:text-properties style:font-name="Arial" fo:font-size="12pt" style:text-underline-style="solid" style:text-underline-width="auto" style:text-underline-color="font-color" fo:font-weight="bold" officeooo:rsid="003913dd" style:font-size-asian="12pt" style:font-weight-asian="bold" style:font-size-complex="12pt" style:font-weight-complex="bold"/>
    </style:style>
    <style:style style:name="T67" style:family="text">
      <style:text-properties style:font-name="Arial" fo:font-size="12pt" style:text-underline-style="solid" style:text-underline-width="auto" style:text-underline-color="font-color" fo:font-weight="bold" officeooo:rsid="00405360" style:font-size-asian="12pt" style:font-weight-asian="bold" style:font-size-complex="12pt" style:font-weight-complex="bold"/>
    </style:style>
    <style:style style:name="T68" style:family="text">
      <style:text-properties style:font-name="Arial" fo:font-size="12pt" style:text-underline-style="none" fo:font-weight="bold" officeooo:rsid="003913dd" style:font-size-asian="12pt" style:font-weight-asian="bold" style:font-size-complex="12pt" style:font-weight-complex="bold"/>
    </style:style>
    <style:style style:name="T69" style:family="text">
      <style:text-properties style:font-name="Arial" fo:font-size="12pt" style:text-underline-style="none" fo:font-weight="bold" officeooo:rsid="003f0145" style:font-size-asian="12pt" style:font-weight-asian="bold" style:font-size-complex="12pt" style:font-weight-complex="bold"/>
    </style:style>
    <style:style style:name="T70" style:family="text">
      <style:text-properties style:font-name="Arial" style:text-underline-style="solid" style:text-underline-width="auto" style:text-underline-color="font-color" fo:font-weight="bold" officeooo:rsid="0062fa0f" style:font-weight-asian="bold" style:font-weight-complex="bold"/>
    </style:style>
    <style:style style:name="T71" style:family="text">
      <style:text-properties style:font-name="Arial" style:text-underline-style="solid" style:text-underline-width="auto" style:text-underline-color="font-color" fo:font-weight="bold" officeooo:rsid="006d501d" style:font-weight-asian="bold" style:font-weight-complex="bold"/>
    </style:style>
    <style:style style:name="T72" style:family="text">
      <style:text-properties style:font-name="Arial" officeooo:rsid="00688221"/>
    </style:style>
    <style:style style:name="T73" style:family="text">
      <style:text-properties officeooo:rsid="0025e382"/>
    </style:style>
    <style:style style:name="T74" style:family="text">
      <style:text-properties style:font-name="Times New Roman"/>
    </style:style>
    <style:style style:name="T75" style:family="text">
      <style:text-properties style:font-name="Times New Roman" fo:font-size="12pt" style:font-size-asian="12pt" style:font-size-complex="12pt"/>
    </style:style>
    <style:style style:name="T76" style:family="text">
      <style:text-properties style:font-name="Times New Roman" fo:font-size="12pt" officeooo:rsid="0026d0e0" style:font-size-asian="12pt" style:font-size-complex="12pt"/>
    </style:style>
    <style:style style:name="T77" style:family="text">
      <style:text-properties style:font-name="Times New Roman" fo:font-size="12pt" officeooo:rsid="00272861" style:font-size-asian="12pt" style:font-size-complex="12pt"/>
    </style:style>
    <style:style style:name="T78" style:family="text">
      <style:text-properties style:font-name="Times New Roman" fo:font-size="12pt" officeooo:rsid="0028d120" style:font-size-asian="12pt" style:font-size-complex="12pt"/>
    </style:style>
    <style:style style:name="T79" style:family="text">
      <style:text-properties style:font-name="Times New Roman" fo:font-size="12pt" officeooo:rsid="002a6b55" style:font-size-asian="12pt" style:font-size-complex="12pt"/>
    </style:style>
    <style:style style:name="T80" style:family="text">
      <style:text-properties style:font-name="Times New Roman" fo:font-size="12pt" officeooo:rsid="002b8095" style:font-size-asian="12pt" style:font-size-complex="12pt"/>
    </style:style>
    <style:style style:name="T81" style:family="text">
      <style:text-properties style:font-name="Times New Roman" fo:font-size="12pt" officeooo:rsid="00347f0d" style:font-size-asian="12pt" style:font-size-complex="12pt"/>
    </style:style>
    <style:style style:name="T82" style:family="text">
      <style:text-properties style:font-name="Times New Roman" fo:font-size="12pt" officeooo:rsid="006f06e3" style:font-size-asian="12pt" style:font-size-complex="12pt"/>
    </style:style>
    <style:style style:name="T83" style:family="text">
      <style:text-properties style:font-name="Times New Roman" fo:font-size="12pt" officeooo:rsid="006ff451" style:font-size-asian="12pt" style:font-size-complex="12pt"/>
    </style:style>
    <style:style style:name="T84" style:family="text">
      <style:text-properties style:font-name="Times New Roman" fo:font-size="12pt" fo:font-weight="normal" officeooo:rsid="002c1252" style:font-size-asian="12pt" style:font-weight-asian="normal" style:font-size-complex="12pt" style:font-weight-complex="normal"/>
    </style:style>
    <style:style style:name="T85" style:family="text">
      <style:text-properties style:font-name="Times New Roman" fo:font-size="12pt" fo:font-weight="normal" officeooo:rsid="002e96e5" style:font-size-asian="12pt" style:font-weight-asian="normal" style:font-size-complex="12pt" style:font-weight-complex="normal"/>
    </style:style>
    <style:style style:name="T86" style:family="text">
      <style:text-properties style:font-name="Times New Roman" fo:font-size="12pt" fo:font-weight="normal" officeooo:rsid="002f194a" style:font-size-asian="12pt" style:font-weight-asian="normal" style:font-size-complex="12pt" style:font-weight-complex="normal"/>
    </style:style>
    <style:style style:name="T87" style:family="text">
      <style:text-properties style:font-name="Times New Roman" fo:font-size="12pt" fo:font-weight="normal" officeooo:rsid="00309ddc" style:font-size-asian="12pt" style:font-weight-asian="normal" style:font-size-complex="12pt" style:font-weight-complex="normal"/>
    </style:style>
    <style:style style:name="T88" style:family="text">
      <style:text-properties style:font-name="Times New Roman" fo:font-size="12pt" fo:font-weight="normal" officeooo:rsid="003278b1" style:font-size-asian="12pt" style:font-weight-asian="normal" style:font-size-complex="12pt" style:font-weight-complex="normal"/>
    </style:style>
    <style:style style:name="T89" style:family="text">
      <style:text-properties style:font-name="Times New Roman" fo:font-size="12pt" fo:font-weight="normal" officeooo:rsid="00347f0d" style:font-size-asian="12pt" style:font-weight-asian="normal" style:font-size-complex="12pt" style:font-weight-complex="normal"/>
    </style:style>
    <style:style style:name="T90" style:family="text">
      <style:text-properties style:font-name="Times New Roman" fo:font-size="12pt" fo:font-weight="normal" officeooo:rsid="0035c8a5" style:font-size-asian="12pt" style:font-weight-asian="normal" style:font-size-complex="12pt" style:font-weight-complex="normal"/>
    </style:style>
    <style:style style:name="T91" style:family="text">
      <style:text-properties style:font-name="Times New Roman" fo:font-size="12pt" fo:font-weight="normal" officeooo:rsid="005e8f8f" style:font-size-asian="12pt" style:font-weight-asian="normal" style:font-size-complex="12pt" style:font-weight-complex="normal"/>
    </style:style>
    <style:style style:name="T92" style:family="text">
      <style:text-properties style:font-name="Times New Roman" fo:font-size="12pt" style:text-underline-style="none" fo:font-weight="normal" officeooo:rsid="003913dd" style:font-size-asian="12pt" style:font-weight-asian="normal" style:font-size-complex="12pt" style:font-weight-complex="normal"/>
    </style:style>
    <style:style style:name="T93" style:family="text">
      <style:text-properties style:font-name="Times New Roman" fo:font-size="12pt" style:text-underline-style="none" fo:font-weight="normal" officeooo:rsid="003f0145" style:font-size-asian="12pt" style:font-weight-asian="normal" style:font-size-complex="12pt" style:font-weight-complex="normal"/>
    </style:style>
    <style:style style:name="T94" style:family="text">
      <style:text-properties style:font-name="Times New Roman" fo:font-size="12pt" style:text-underline-style="none" fo:font-weight="normal" officeooo:rsid="003fd302" style:font-size-asian="12pt" style:font-weight-asian="normal" style:font-size-complex="12pt" style:font-weight-complex="normal"/>
    </style:style>
    <style:style style:name="T95" style:family="text">
      <style:text-properties style:font-name="Times New Roman" fo:font-size="12pt" style:text-underline-style="none" fo:font-weight="normal" officeooo:rsid="00405360" style:font-size-asian="12pt" style:font-weight-asian="normal" style:font-size-complex="12pt" style:font-weight-complex="normal"/>
    </style:style>
    <style:style style:name="T96" style:family="text">
      <style:text-properties style:font-name="Times New Roman" fo:font-size="12pt" style:text-underline-style="none" fo:font-weight="normal" officeooo:rsid="0046d342" style:font-size-asian="12pt" style:font-weight-asian="normal" style:font-size-complex="12pt" style:font-weight-complex="normal"/>
    </style:style>
    <style:style style:name="T97" style:family="text">
      <style:text-properties style:font-name="Times New Roman" fo:font-size="12pt" style:text-underline-style="none" fo:font-weight="normal" officeooo:rsid="0048f7b7" style:font-size-asian="12pt" style:font-weight-asian="normal" style:font-size-complex="12pt" style:font-weight-complex="normal"/>
    </style:style>
    <style:style style:name="T98" style:family="text">
      <style:text-properties style:font-name="Times New Roman" fo:font-size="12pt" style:text-underline-style="none" fo:font-weight="normal" officeooo:rsid="00497e42" style:font-size-asian="12pt" style:font-weight-asian="normal" style:font-size-complex="12pt" style:font-weight-complex="normal"/>
    </style:style>
    <style:style style:name="T99" style:family="text">
      <style:text-properties style:font-name="Times New Roman" fo:font-size="12pt" style:text-underline-style="none" fo:font-weight="normal" officeooo:rsid="0049daa2" style:font-size-asian="12pt" style:font-weight-asian="normal" style:font-size-complex="12pt" style:font-weight-complex="normal"/>
    </style:style>
    <style:style style:name="T100" style:family="text">
      <style:text-properties style:font-name="Times New Roman" fo:font-size="12pt" style:text-underline-style="none" fo:font-weight="bold" officeooo:rsid="00405360" style:font-size-asian="12pt" style:font-weight-asian="bold" style:font-size-complex="12pt" style:font-weight-complex="bold"/>
    </style:style>
    <style:style style:name="T101" style:family="text">
      <style:text-properties style:font-name="Times New Roman" fo:font-size="12pt" fo:language="en" fo:country="none" style:text-underline-style="none" fo:font-weight="normal" officeooo:rsid="00405360" style:font-size-asian="12pt" style:font-weight-asian="normal" style:font-size-complex="12pt" style:font-weight-complex="normal"/>
    </style:style>
    <style:style style:name="T102" style:family="text">
      <style:text-properties style:font-name="Times New Roman" fo:font-size="12pt" fo:font-weight="bold" officeooo:rsid="005e8f8f" style:font-size-asian="12pt" style:font-weight-asian="bold" style:font-size-complex="12pt" style:font-weight-complex="bold"/>
    </style:style>
    <style:style style:name="T103" style:family="text">
      <style:text-properties style:font-name="Times New Roman" fo:font-size="6pt" fo:font-weight="normal" officeooo:rsid="002f194a" style:font-size-asian="6pt" style:font-weight-asian="normal" style:font-size-complex="6pt" style:font-weight-complex="normal"/>
    </style:style>
    <style:style style:name="T104" style:family="text">
      <style:text-properties style:font-name="Times New Roman" officeooo:rsid="0056ae55"/>
    </style:style>
    <style:style style:name="T105" style:family="text">
      <style:text-properties style:font-name="Times New Roman" fo:language="en" fo:country="none"/>
    </style:style>
    <style:style style:name="T106" style:family="text">
      <style:text-properties style:font-name="Times New Roman" fo:language="en" fo:country="none" officeooo:rsid="0064714c"/>
    </style:style>
    <style:style style:name="T107" style:family="text">
      <style:text-properties style:font-name="Times New Roman" fo:language="en" fo:country="none" fo:font-weight="normal" officeooo:rsid="00688221" style:font-weight-asian="normal" style:font-weight-complex="normal"/>
    </style:style>
    <style:style style:name="T108" style:family="text">
      <style:text-properties style:font-name="Times New Roman" style:text-underline-style="none" fo:font-weight="normal" officeooo:rsid="005b838e" style:font-weight-asian="normal" style:font-weight-complex="normal"/>
    </style:style>
    <style:style style:name="T109" style:family="text">
      <style:text-properties style:font-name="Times New Roman" officeooo:rsid="005e7193"/>
    </style:style>
    <style:style style:name="T110" style:family="text">
      <style:text-properties style:font-name="Times New Roman" fo:font-weight="bold" officeooo:rsid="0064714c" style:font-weight-asian="bold" style:font-weight-complex="bold"/>
    </style:style>
    <style:style style:name="T111" style:family="text">
      <style:text-properties style:font-name="Times New Roman" fo:font-weight="normal" officeooo:rsid="005e8f8f" style:font-weight-asian="normal" style:font-weight-complex="normal"/>
    </style:style>
    <style:style style:name="T112" style:family="text">
      <style:text-properties style:font-name="Times New Roman" fo:font-weight="normal" officeooo:rsid="00688221" style:font-weight-asian="normal" style:font-weight-complex="normal"/>
    </style:style>
    <style:style style:name="T113" style:family="text">
      <style:text-properties style:font-name="Times New Roman" officeooo:rsid="00625779"/>
    </style:style>
    <style:style style:name="T114" style:family="text">
      <style:text-properties style:font-name="Times New Roman" officeooo:rsid="0062fa0f"/>
    </style:style>
    <style:style style:name="T115" style:family="text">
      <style:text-properties style:font-name="Times New Roman" officeooo:rsid="0064714c"/>
    </style:style>
    <style:style style:name="T116" style:family="text">
      <style:text-properties style:font-name="Times New Roman" officeooo:rsid="006547f7"/>
    </style:style>
    <style:style style:name="T117" style:family="text">
      <style:text-properties style:font-name="Times New Roman" officeooo:rsid="00688221"/>
    </style:style>
    <style:style style:name="T118" style:family="text">
      <style:text-properties style:font-name="Times New Roman" officeooo:rsid="006d501d"/>
    </style:style>
    <style:style style:name="T119" style:family="text">
      <style:text-properties style:font-name="Times New Roman" officeooo:rsid="0086880f"/>
    </style:style>
    <style:style style:name="T120" style:family="text">
      <style:text-properties style:text-underline-style="none" fo:font-weight="normal" style:font-weight-asian="normal" style:font-weight-complex="normal"/>
    </style:style>
    <style:style style:name="T121" style:family="text">
      <style:text-properties officeooo:rsid="003af7a1"/>
    </style:style>
    <style:style style:name="T122" style:family="text">
      <style:text-properties officeooo:rsid="004b6dc3"/>
    </style:style>
    <style:style style:name="T123" style:family="text">
      <style:text-properties officeooo:rsid="004c552e"/>
    </style:style>
    <style:style style:name="T124" style:family="text">
      <style:text-properties officeooo:rsid="004e81d5"/>
    </style:style>
    <style:style style:name="T125" style:family="text">
      <style:text-properties officeooo:rsid="004fca54"/>
    </style:style>
    <style:style style:name="T126" style:family="text">
      <style:text-properties officeooo:rsid="0053f139"/>
    </style:style>
    <style:style style:name="T127" style:family="text">
      <style:text-properties officeooo:rsid="0056ae55"/>
    </style:style>
    <style:style style:name="T128" style:family="text">
      <style:text-properties fo:language="en" fo:country="none"/>
    </style:style>
    <style:style style:name="T129" style:family="text">
      <style:text-properties officeooo:rsid="0056f512"/>
    </style:style>
    <style:style style:name="T130" style:family="text">
      <style:text-properties officeooo:rsid="005e7193"/>
    </style:style>
    <style:style style:name="T131" style:family="text">
      <style:text-properties officeooo:rsid="005e8f8f"/>
    </style:style>
    <style:style style:name="T132" style:family="text">
      <style:text-properties officeooo:rsid="005ef449"/>
    </style:style>
    <style:style style:name="T133" style:family="text">
      <style:text-properties style:text-underline-style="solid" style:text-underline-width="auto" style:text-underline-color="font-color"/>
    </style:style>
    <style:style style:name="T134" style:family="text">
      <style:text-properties officeooo:rsid="00625779"/>
    </style:style>
    <style:style style:name="T135" style:family="text">
      <style:text-properties officeooo:rsid="0062fa0f"/>
    </style:style>
    <style:style style:name="T136" style:family="text">
      <style:text-properties officeooo:rsid="0064714c"/>
    </style:style>
    <style:style style:name="T137" style:family="text">
      <style:text-properties officeooo:rsid="0066d362"/>
    </style:style>
    <style:style style:name="T138" style:family="text">
      <style:text-properties officeooo:rsid="00683bd0"/>
    </style:style>
    <style:style style:name="T139" style:family="text">
      <style:text-properties officeooo:rsid="00688221"/>
    </style:style>
    <style:style style:name="T140" style:family="text">
      <style:text-properties officeooo:rsid="00693187"/>
    </style:style>
    <style:style style:name="T141" style:family="text">
      <style:text-properties officeooo:rsid="006ab2e8"/>
    </style:style>
    <style:style style:name="T142" style:family="text">
      <style:text-properties officeooo:rsid="006d501d"/>
    </style:style>
    <style:style style:name="T143" style:family="text">
      <style:text-properties officeooo:rsid="00701590"/>
    </style:style>
    <style:style style:name="T144" style:family="text">
      <style:text-properties officeooo:rsid="0075f9ac"/>
    </style:style>
    <style:style style:name="T145" style:family="text">
      <style:text-properties officeooo:rsid="007c6a11"/>
    </style:style>
    <style:style style:name="T146" style:family="text">
      <style:text-properties officeooo:rsid="007d8968"/>
    </style:style>
    <style:style style:name="T147" style:family="text">
      <style:text-properties officeooo:rsid="008414e7"/>
    </style:style>
    <style:style style:name="T148" style:family="text">
      <style:text-properties officeooo:rsid="0089274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W BBDD</text:p>
      <text:p text:style-name="P2">06 PL/SQL</text:p>
      <text:p text:style-name="P2"/>
      <text:p text:style-name="P2"/>
      <text:p text:style-name="P2"/>
      <text:p text:style-name="P10">Programación de Bases de Datos</text:p>
      <text:p text:style-name="P2"/>
      <text:p text:style-name="P93">PL/SQL</text:p>
      <text:p text:style-name="P11">PL/SQL es un lenguaje procedimental estructurado en bloques que amplía la funcionalidad de SQL. Con PL/SQL podemos usar sentencias SQL para manipular datos y sentencias de control de flujo para procesar los datos. Por tanto, PL/SQL combina la potencia de SQL para la manipulación de datos, con la potencia de los lenguajes procedimentales para procesar los datos.</text:p>
      <text:p text:style-name="P11"><text:span text:style-name="T1">No hay que instalar nada. </text:span>El motor de PL/SQL acepta como entrada bloques PL/SQL o subprogramas, ejecuta sentencias procedimentales y envía sentencias SQL al servidor de <text:span text:style-name="T1">BBDD</text:span>.</text:p>
      <text:p text:style-name="P11">Una de sus grandes ventajas es un mejor rendimiento en entornos de red cliente-servidor, ya que permite mandar bloques PL/SQL desde el cliente al servidor a través de la red, reduciendo de esta forma el tráfico y así no tener que mandar una a una las sentencias SQL correspondientes.</text:p>
      <text:p text:style-name="P11"/>
      <text:p text:style-name="P93">Unidades léxicas</text:p>
      <text:p text:style-name="P12">En los lenguajes de programación, <text:span text:style-name="T2">como en las lenguas, </text:span>también existen diferentes unidades léxicas que definen los elementos más pequeños que tienen sentido propio y que al combinarlos de manera adecuada, siguiendo las reglas de sintaxis, dan lugar a sentencias válidas sintácticamente. </text:p>
      <text:p text:style-name="P13"><text:span text:style-name="T2">Es un lenguaje no sensible a mayúsculas, </text:span>excepto cuando hablemos de literales de tipo cadena o de tipo carácter<text:span text:style-name="T2">, que separa sus sentencias con espacios (</text:span>debe estar separada por espacios<text:span text:style-name="T2"> </text:span>si se trata de <text:span text:style-name="T2">dos</text:span> identificadores<text:span text:style-name="T2">), </text:span>por saltos de línea o por tabuladores para aumentar la legibilidad<text:span text:style-name="T2"> del código.</text:span></text:p>
      <text:p text:style-name="P43"><text:span text:style-name="Source_20_Text"><text:span text:style-name="T4">IF A=CLAVE THEN ENCONTRADO:=TRUE;ELSE ENCONTRADO:=FALSE;END IF;</text:span></text:span></text:p>
      <text:p text:style-name="Standard"><text:span text:style-name="T35">S</text:span>e pueden clasificar en: <text:span text:style-name="T32">Delimitadores, Identificadores, Literales </text:span><text:span text:style-name="T33">y </text:span><text:span text:style-name="T32">Comentarios</text:span>. </text:p>
      <text:p text:style-name="P43"><text:span text:style-name="T34">Ejemplo</text:span><text:span text:style-name="T37">: </text:span><text:span text:style-name="Source_20_Text">IF A &lt;&gt; B THEN iguales := FALSE; --No son iguales</text:span></text:p>
      <text:p text:style-name="P43"><text:span text:style-name="T37">Identificadores: </text:span><text:span text:style-name="Source_20_Text"><text:span text:style-name="T37">A</text:span></text:span><text:span text:style-name="T37">, </text:span><text:span text:style-name="Source_20_Text"><text:span text:style-name="T37">B</text:span></text:span><text:span text:style-name="T37">, </text:span><text:span text:style-name="Source_20_Text"><text:span text:style-name="T37">iguales</text:span></text:span><text:span text:style-name="T37">. <text:s/></text:span>Identificadores (palabras reservadas): <text:span text:style-name="Source_20_Text">IF</text:span>, <text:span text:style-name="Source_20_Text">THEN</text:span>.</text:p>
      <text:p text:style-name="P43">Delimitadores: <text:span text:style-name="Source_20_Text">&lt;&gt;</text:span>, <text:span text:style-name="Source_20_Text">:=</text:span>, <text:span text:style-name="Source_20_Text">;</text:span>. Comentarios: <text:span text:style-name="Source_20_Text">--No son iguales</text:span>. </text:p>
      <text:p text:style-name="P43"/>
      <text:p text:style-name="P1">Delimitadores</text:p>
      <text:p text:style-name="Standard">Utilizados para representar operaciones entre tipos de datos, delimitar comentarios, etc. En la siguiente tabla puedes ver un resumen de los mismos. </text:p>
      <text:p text:style-name="Standard"><text:tab/><text:span text:style-name="T32">Delimitadores simples<text:tab/><text:tab/><text:tab/>Delimitadores compuestos</text:span><text:tab/><text:tab/></text:p>
      <text:p text:style-name="P43"><text:span text:style-name="T5">+</text:span><text:span text:style-name="T2"> <text:tab/>Suma.<text:tab/><text:tab/><text:tab/><text:tab/><text:tab/></text:span><text:span text:style-name="T5">**</text:span><text:span text:style-name="T2"> <text:tab/>Exponenciación. </text:span></text:p>
      <text:p text:style-name="P43"><text:span text:style-name="T5">%</text:span><text:span text:style-name="T2"> <text:tab/>Indicador de atributo. <text:tab/><text:tab/></text:span><text:span text:style-name="T5">&lt;&gt;</text:span><text:span text:style-name="T2"> <text:tab/>Distinto. </text:span></text:p>
      <text:p text:style-name="P43"><text:span text:style-name="T5">.</text:span><text:span text:style-name="T2"> <text:tab/>Selector. <text:tab/><text:tab/><text:tab/><text:tab/></text:span><text:span text:style-name="T5">!=</text:span><text:span text:style-name="T2"> <text:tab/>Distinto. </text:span></text:p>
      <text:p text:style-name="P43"><text:span text:style-name="T5">/</text:span><text:span text:style-name="T2"> <text:tab/>División.<text:tab/><text:tab/><text:tab/><text:tab/></text:span><text:span text:style-name="T5">&lt;=</text:span><text:span text:style-name="T2"> <text:tab/>Menor o igual. </text:span></text:p>
      <text:p text:style-name="P43"><text:span text:style-name="T5">(</text:span><text:span text:style-name="T2"> <text:tab/>Delimitador de lista.<text:tab/><text:tab/><text:tab/></text:span><text:span text:style-name="T5">&gt;=</text:span><text:span text:style-name="T2"> <text:tab/>Mayor o igual. </text:span></text:p>
      <text:p text:style-name="P43"><text:span text:style-name="T5">)</text:span><text:span text:style-name="T2"> <text:tab/>Delimitador de lista. <text:tab/><text:tab/><text:tab/></text:span><text:span text:style-name="T5">..</text:span><text:span text:style-name="T2"> <text:tab/>Rango. </text:span></text:p>
      <text:p text:style-name="P43"><text:span text:style-name="T5">:</text:span><text:span text:style-name="T2"> <text:tab/>Variable host. <text:tab/><text:tab/><text:tab/><text:tab/></text:span><text:span text:style-name="T5">||</text:span><text:span text:style-name="T2"> <text:tab/>Concatenación. </text:span></text:p>
      <text:p text:style-name="P43"><text:span text:style-name="T5">,</text:span><text:span text:style-name="T2"> <text:tab/>Separador de elementos.<text:tab/><text:tab/></text:span><text:span text:style-name="T5">&lt;&lt;</text:span><text:span text:style-name="T2"> <text:tab/>Delimitador de etiquetas. </text:span></text:p>
      <text:p text:style-name="P43"><text:span text:style-name="T5">*</text:span><text:span text:style-name="T2"> <text:tab/>Producto.<text:tab/><text:tab/><text:tab/><text:tab/></text:span><text:span text:style-name="T5">&gt;&gt;</text:span><text:span text:style-name="T2"> <text:tab/>Delimitador de etiquetas. </text:span></text:p>
      <text:p text:style-name="P43"><text:span text:style-name="T5">"</text:span><text:span text:style-name="T2"> <text:tab/>Delimitador de identific. acotado. <text:tab/></text:span><text:span text:style-name="T5">--</text:span><text:span text:style-name="T2"> <text:tab/>Comentario de una línea. </text:span></text:p>
      <text:p text:style-name="P43"><text:span text:style-name="T5">=</text:span><text:span text:style-name="T2"> <text:tab/>Igual relacional.<text:tab/><text:tab/><text:tab/></text:span><text:span text:style-name="T5">/*</text:span><text:span text:style-name="T2"> <text:tab/>Comentario de varias líneas. </text:span></text:p>
      <text:p text:style-name="P43"><text:span text:style-name="T5">&lt;</text:span><text:span text:style-name="T2"> <text:tab/>Menor. <text:tab/><text:tab/><text:tab/><text:tab/></text:span><text:span text:style-name="T5">*/</text:span><text:span text:style-name="T2"> <text:tab/>Comentario de varias líneas. </text:span></text:p>
      <text:p text:style-name="P43"><text:span text:style-name="T5">&gt;</text:span><text:span text:style-name="T2"> <text:tab/>Mayor. <text:tab/><text:tab/><text:tab/><text:tab/></text:span><text:span text:style-name="T5">:=</text:span><text:span text:style-name="T2"> <text:tab/>Asignación. </text:span></text:p>
      <text:p text:style-name="P43"><text:span text:style-name="T5">@</text:span><text:span text:style-name="T2"> <text:tab/>Indicador de acceso remoto.<text:tab/><text:tab/></text:span><text:span text:style-name="T5">=&gt;</text:span><text:span text:style-name="T2"> <text:tab/>Selector de nombre de parámetro. </text:span></text:p>
      <text:p text:style-name="P43"><text:span text:style-name="T5">;</text:span><text:span text:style-name="T2"> <text:tab/>Terminador de sentencias. <text:tab/><text:tab/> </text:span></text:p>
      <text:p text:style-name="P43"><text:span text:style-name="T5">-</text:span><text:span text:style-name="T2"> <text:tab/>Resta/negación.</text:span></text:p>
      <text:p text:style-name="P83"><text:span text:style-name="T53">I</text:span><text:span text:style-name="T54">dentificadores</text:span></text:p>
      <text:p text:style-name="P65">son utilizados para nombrar elementos de nuestros programas. A la hora de utilizar los identificadores debemos tener en cuenta:</text:p>
      <text:list xml:id="list887008447850135290" text:style-name="L1">
        <text:list-item>
          <text:p text:style-name="P104">Un identificador es una letra seguida opcionalmente de letras, números, $, _, #.</text:p>
        </text:list-item>
        <text:list-item>
          <text:p text:style-name="P103">No podemos utilizar como identificador una palabra reservada. </text:p>
        </text:list-item>
      </text:list>
      <text:p text:style-name="P99"><text:tab/><text:tab/>Ejemplos. <text:span text:style-name="T36">Sí</text:span>: <text:span text:style-name="Source_20_Text">X</text:span>, <text:span text:style-name="Source_20_Text">A1</text:span>, <text:span text:style-name="Source_20_Text">codigo_postal</text:span>. <text:span text:style-name="T36">N</text:span>o: <text:span text:style-name="Source_20_Text">rock&amp;roll</text:span>, <text:span text:style-name="Source_20_Text">on/off</text:span>. </text:p>
      <text:list xml:id="list2254253491823326281" text:style-name="L2">
        <text:list-item>
          <text:p text:style-name="P137">PL/SQL permite <text:span text:style-name="T36">además </text:span>definir identificadores acotados, en los que podemos usar cualquier carácter con una longitud máxima de 30 y deben estar delimitados por ". Ejemplo: <text:span text:style-name="Source_20_Text">"X*Y"</text:span>. </text:p>
        </text:list-item>
        <text:list-item>
          <text:p text:style-name="P137">En PL/SQL existen algunos identificadores predefinidos y que tienen un significado especial ya que nos permitirán darle sentido sintáctico a nuestros programas. Estos identificadores son las palabras reservadas y no las podemos utilizar como identificadores en nuestros programas. Ejemplo: <text:span text:style-name="Source_20_Text">IF</text:span>, <text:span text:style-name="Source_20_Text">THEN</text:span>, <text:span text:style-name="Source_20_Text">ELSE</text:span> ... </text:p>
        </text:list-item>
        <text:list-item>
          <text:p text:style-name="P105">Algunas palabras reservadas para PL/SQL no lo son <text:span text:style-name="T36">en </text:span>SQL, por lo que podríamos tener una tabla con una columna llamada '<text:span text:style-name="Source_20_Text">type</text:span>' por ejemplo, que nos daría un error de compilación al referirnos a ella en PL/SQL. La solución sería acotarlos. <text:span text:style-name="Source_20_Text">SELECT "TYPE" …</text:span> </text:p>
        </text:list-item>
      </text:list>
      <text:p text:style-name="P1"/>
      <text:p text:style-name="P1">Literales</text:p>
      <text:p text:style-name="Standard">Se utilizan en las comparaciones de valores o para asignar valores concretos a los identificadores que actúan como variables o constantes. Para expresar estos literales tendremos en cuenta que: </text:p>
      <text:list xml:id="list5326764038076677782" text:style-name="L3">
        <text:list-item>
          <text:p text:style-name="P138">Los literales numéricos se expresarán por medio de notación decimal o de notación exponencial. Ejemplos: 234, +341, 2e3, -2E-3, 7.45, 8.1e3. </text:p>
        </text:list-item>
        <text:list-item>
          <text:p text:style-name="P138">Los literales tipo carácter y tipo cadena se deben delimitar con unas comillas simples. </text:p>
        </text:list-item>
        <text:list-item>
          <text:p text:style-name="P138">Los literales lógicos son <text:span text:style-name="Source_20_Text">TRUE</text:span> y <text:span text:style-name="Source_20_Text">FALSE</text:span>. </text:p>
        </text:list-item>
        <text:list-item>
          <text:p text:style-name="P106">El literal <text:span text:style-name="Source_20_Text">NULL</text:span> expresa que una variable no tiene ningún valor asignado. </text:p>
        </text:list-item>
      </text:list>
      <text:p text:style-name="Standard"/>
      <text:p text:style-name="P1">Comentarios</text:p>
      <text:p text:style-name="Standard"><text:span text:style-name="T37">N</text:span>o tienen ningún efecto sobre el código, pero sí ayudan a recordar qué se está <text:span text:style-name="T37">haciendo (más aún cuando el código es compartido entre varias personas que se dedican a mejorarlo o corregirlo).</text:span></text:p>
      <text:p text:style-name="P63"><text:span text:style-name="Source_20_Text"><text:span text:style-name="T6">a:=b; <text:s/>--asignación</text:span></text:span></text:p>
      <text:p text:style-name="P63"><text:span text:style-name="Source_20_Text"><text:span text:style-name="T6">/* Primera línea de comentarios.</text:span></text:span></text:p>
      <text:p text:style-name="Standard"><text:span text:style-name="Source_20_Text"><text:span text:style-name="T6"><text:s text:c="3"/><text:tab/> <text:s text:c="2"/>Segunda línea de comentarios. */</text:span></text:span></text:p>
      <text:p text:style-name="P14"/>
      <text:p text:style-name="P94">Tipos de datos simples, variables y constantes</text:p>
      <text:p text:style-name="P14">En cualquier lenguaje de programación, las variables y las constantes tienen un tipo de dato asignado (bien sea explícitamente o implícitamente). Dependiendo del tipo de dato el lenguaje de programación sabrá la estructura que utilizará para su almacenamiento, las restricciones en los valores que puede aceptar, la precisión del mismo, etc. <text:line-break/>En PL/SQL contamos con todos los <text:span text:style-name="Strong_20_Emphasis">tipos de datos simples</text:span> utilizados en SQL y algunos más.</text:p>
      <text:p text:style-name="P14"/>
      <text:p text:style-name="P14"><text:span text:style-name="T52">Numéricos</text:span> </text:p>
      <text:list xml:id="list6969490486816100038" text:style-name="L4">
        <text:list-item>
          <text:p text:style-name="P107"><text:span text:style-name="T3">BINARY_INTEGER</text:span>: Tipo de dato numérico cuyo rango es de -2147483647 .. 2147483647. Algunos subtipos: <text:span text:style-name="T3">NATURAL, NATURALN, POSITIVE, POSITIVEN, SIGNTYPE</text:span>. </text:p>
        </text:list-item>
        <text:list-item>
          <text:p text:style-name="P107"><text:span text:style-name="T3">NUMBER</text:span>: Tipo de dato numérico para almacenar números racionales. Podemos especificar su escala (-84 .. 127) y su precisión (1 .. 38). La escala indica cuándo se redondea y hacia dónde. Ejemplos. escala=2: 8.234 -&gt; 8.23, escala=-3: 7689 -&gt; 8000. PL/SQL también define algunos subtipos como: <text:span text:style-name="T3">DEC, DECIMAL, DOUBLE PRECISION, FLOAT, INTEGER, INT, NUMERIC, REAL, SMALLINT</text:span>. </text:p>
        </text:list-item>
        <text:list-item>
          <text:p text:style-name="P107"><text:span text:style-name="T3">PLS_INTEGER</text:span>: Tipo de datos numérico cuyo rango es el mismo que el del tipo de dato <text:span text:style-name="T3">BINARY_INTEGER</text:span>, pero que su representación es distinta por lo que las operaciones aritméticas llevadas a cabo con los mismos serán más eficientes que en los dos casos anteriores. </text:p>
        </text:list-item>
      </text:list>
      <text:p text:style-name="P89"><text:span text:style-name="T52">Alfanuméricos</text:span> </text:p>
      <text:list xml:id="list6656326514444437282" text:style-name="L5">
        <text:list-item>
          <text:p text:style-name="P108"><text:span text:style-name="T3">CHAR(n)</text:span>: Array de n caracteres, máximo 2000 bytes. Si no especificamos longitud sería 1. </text:p>
        </text:list-item>
        <text:list-item>
          <text:p text:style-name="P108"><text:span text:style-name="T3">LONG</text:span>: Array de caracteres con un máximo de 32760 bytes. </text:p>
        </text:list-item>
        <text:list-item>
          <text:p text:style-name="P108"><text:span text:style-name="T3">RAW</text:span>: Array de bytes con un número máximo de 2000. </text:p>
        </text:list-item>
        <text:list-item>
          <text:p text:style-name="P108"><text:span text:style-name="T3">LONG RAW</text:span>: Array de bytes con un máximo de 32760. </text:p>
        </text:list-item>
        <text:list-item>
          <text:p text:style-name="P108"><text:span text:style-name="T3">VARCHAR2</text:span>: Para almacenar cadenas de longitud variable con un máximo de 32760. </text:p>
        </text:list-item>
      </text:list>
      <text:p text:style-name="P14"/>
      <text:p text:style-name="P14"><text:span text:style-name="T52">Grandes objetos</text:span> </text:p>
      <text:list xml:id="list3486304911566906202" text:style-name="L6">
        <text:list-item>
          <text:p text:style-name="P109"><text:span text:style-name="T3">BFILE</text:span>: Puntero a un fichero del Sistema Operativo. </text:p>
        </text:list-item>
        <text:list-item>
          <text:p text:style-name="P109"><text:span text:style-name="T3">BLOB</text:span>: Objeto binario con una capacidad de 4 GB. </text:p>
        </text:list-item>
        <text:list-item>
          <text:p text:style-name="P109"><text:span text:style-name="T3">CLOB</text:span>: Objeto carácter con una capacidad de 2 GB. </text:p>
        </text:list-item>
      </text:list>
      <text:p text:style-name="P15"/>
      <text:p text:style-name="P15"><text:span text:style-name="T52">Otros</text:span> </text:p>
      <text:list xml:id="list2261295516680665190" text:style-name="L7">
        <text:list-item>
          <text:p text:style-name="P110"><text:span text:style-name="T3">BOOLEAN</text:span>: <text:span text:style-name="T3">TRUE/FALSE</text:span>. </text:p>
        </text:list-item>
        <text:list-item>
          <text:p text:style-name="P110"><text:span text:style-name="T3">DATE</text:span>: <text:span text:style-name="T73">A</text:span>lmacena valores día/hora desde el 1 ene. de 4712 a.C. hasta 31 dic. de 4712 d.C.</text:p>
        </text:list-item>
      </text:list>
      <text:p text:style-name="P14"/>
      <text:p text:style-name="P93">Subtipos</text:p>
      <text:p text:style-name="P16">PL/SQL nos permite definir subtipos de tipos de datos para darles un nombre diferente y así aumentar la legibilidad de nuestros programas. Los tipos de operaciones aplicables a estos subtipos serán las mismas que los tipos de datos de los que proceden. La sintaxis será: </text:p>
      <text:p text:style-name="P100"><text:span text:style-name="Source_20_Text"><text:span text:style-name="T38">SUBTYPE subtipo IS tipo_base;</text:span></text:span></text:p>
      <text:p text:style-name="P101"><text:span text:style-name="Source_20_Text"><text:span text:style-name="T75">A la hora de especificar el tipo base, podemos utilizar el modificador </text:span></text:span><text:span text:style-name="Source_20_Text"><text:span text:style-name="T6">%TYPE</text:span></text:span><text:span text:style-name="Source_20_Text"><text:span text:style-name="T75"> para indicar el tipo de dato de una variable o de una columna</text:span></text:span><text:span text:style-name="Source_20_Text"><text:span text:style-name="T77">(campo)</text:span></text:span><text:span text:style-name="Source_20_Text"><text:span text:style-name="T75"> de la base de datos y </text:span></text:span><text:span text:style-name="Source_20_Text"><text:span text:style-name="T6">%ROWTYPE</text:span></text:span><text:span text:style-name="Source_20_Text"><text:span text:style-name="T75"> para especificar el tipo de un cursor o tabla de una base de datos </text:span></text:span><text:span text:style-name="Source_20_Text"><text:span text:style-name="T79">(Todas sus columnas)</text:span></text:span><text:span text:style-name="Source_20_Text"><text:span text:style-name="T75">. </text:span></text:span><text:span text:style-name="Source_20_Text"><text:span text:style-name="T76">En la forma:</text:span></text:span></text:p>
      <text:p text:style-name="P100"><text:span text:style-name="Source_20_Text"><text:span text:style-name="T7">SUBTYPE id_familia IS familias.identificador%TYPE;</text:span></text:span></text:p>
      <text:p text:style-name="Standard"><text:span text:style-name="Source_20_Text"><text:span text:style-name="T6">SUBTYPE agente IS agentes%ROWTYPE;</text:span></text:span></text:p>
      <text:p text:style-name="Text_20_body"><text:span text:style-name="Source_20_Text"><text:span text:style-name="T77">Con ello se facilita la definición y el mantenimiento de programas PL/SQL, ya que la modificación del tipo definido por el usuario afecta a todos los definidos posteriormente que lo toman como base.</text:span></text:span></text:p>
      <text:p text:style-name="P62"><text:span text:style-name="Source_20_Text"><text:span text:style-name="T8">SUBTYPE apodo IS varchar2(20); <text:s text:c="9"/>--ilegal</text:span></text:span></text:p>
      <text:p text:style-name="P43"><text:span text:style-name="Source_20_Text"><text:span text:style-name="T6">aux varchar2(20);</text:span></text:span></text:p>
      <text:p text:style-name="P62"><text:span text:style-name="Source_20_Text"><text:span text:style-name="T6">SUBTYPE apodo IS aux%TYPE; <text:s text:c="14"/>--legal</text:span></text:span></text:p>
      <text:p text:style-name="P17"><text:span text:style-name="Source_20_Text"><text:span text:style-name="T78">Ejemplo de programa PL/SQL con declaraci</text:span></text:span><text:span text:style-name="Source_20_Text"><text:span text:style-name="T79">ón</text:span></text:span><text:span text:style-name="Source_20_Text"><text:span text:style-name="T78"> y uso de subtipos:</text:span></text:span></text:p>
      <text:p text:style-name="P44"><text:span text:style-name="Source_20_Text"><text:span text:style-name="T8">DECLARE </text:span></text:span></text:p>
      <text:p text:style-name="P44"><text:span text:style-name="Source_20_Text"><text:span text:style-name="T8"><text:s text:c="5"/>SUBTYPE numero IS NUMBER; </text:span></text:span></text:p>
      <text:p text:style-name="P44"><text:span text:style-name="Source_20_Text"><text:span text:style-name="T8"><text:s text:c="5"/>numero_tres_digitos NUMBER(3); </text:span></text:span></text:p>
      <text:p text:style-name="P44"><text:span text:style-name="Source_20_Text"><text:span text:style-name="T8"><text:s text:c="5"/>mi_numero_de_la_suerte numero; </text:span></text:span></text:p>
      <text:p text:style-name="P44"><text:span text:style-name="Source_20_Text"><text:span text:style-name="T8"><text:s text:c="5"/>SUBTYPE encontrado IS BOOLEAN; </text:span></text:span></text:p>
      <text:p text:style-name="P44"><text:span text:style-name="Source_20_Text"><text:span text:style-name="T8"><text:s text:c="5"/>SUBTYPE resultado IS BOOLEAN; </text:span></text:span></text:p>
      <text:p text:style-name="P44"><text:span text:style-name="Source_20_Text"><text:span text:style-name="T8"><text:s text:c="5"/>lo_he_encontrado encontrado; </text:span></text:span></text:p>
      <text:p text:style-name="P44"><text:span text:style-name="Source_20_Text"><text:span text:style-name="T8"><text:s text:c="5"/>resultado_busqueda resultado; </text:span></text:span></text:p>
      <text:p text:style-name="P44"><text:span text:style-name="Source_20_Text"><text:span text:style-name="T8"><text:s text:c="5"/>SUBTYPE literal IS CHAR; </text:span></text:span></text:p>
      <text:p text:style-name="P44"><text:span text:style-name="Source_20_Text"><text:span text:style-name="T8"><text:s text:c="5"/>SUBTYPE sentencia IS VARCHAR2; </text:span></text:span></text:p>
      <text:p text:style-name="P44"><text:span text:style-name="Source_20_Text"><text:span text:style-name="T8"><text:s text:c="5"/>literal_nulo literal; </text:span></text:span></text:p>
      <text:p text:style-name="P44"><text:span text:style-name="Source_20_Text"><text:span text:style-name="T8"><text:s text:c="5"/>sentencia_vacia sentencia; </text:span></text:span></text:p>
      <text:p text:style-name="P44"><text:span text:style-name="Source_20_Text"><text:span text:style-name="T8">BEGIN </text:span></text:span></text:p>
      <text:p text:style-name="P44"><text:span text:style-name="Source_20_Text"><text:span text:style-name="T8"><text:s text:c="5"/>numero_tres_digitos := mi_numero_de_la_suerte;<text:tab/>--legal </text:span></text:span></text:p>
      <text:p text:style-name="P44"><text:span text:style-name="Source_20_Text"><text:span text:style-name="T8"><text:s text:c="5"/>lo_he_encontrado := resultado_busqueda; <text:s text:c="9"/>--legal </text:span></text:span></text:p>
      <text:p text:style-name="P44"><text:span text:style-name="Source_20_Text"><text:span text:style-name="T8"><text:s text:c="5"/>sentencia_vacia := literal_nulo; <text:s text:c="16"/>--legal </text:span></text:span></text:p>
      <text:p text:style-name="P44"><text:span text:style-name="Source_20_Text"><text:span text:style-name="T8">END;</text:span></text:span></text:p>
      <text:p text:style-name="P84"><text:span text:style-name="Source_20_Text"><text:span text:style-name="T82">Ejemplo </text:span></text:span><text:span text:style-name="Source_20_Text"><text:span text:style-name="T83">de </text:span></text:span><text:span text:style-name="Source_20_Text"><text:span text:style-name="T82">uso de atributos</text:span></text:span><text:span text:style-name="Source_20_Text"><text:span text:style-name="T80">:</text:span></text:span></text:p>
      <text:p text:style-name="P45"><text:span text:style-name="Source_20_Text"><text:span text:style-name="T9">DECLARE </text:span></text:span></text:p>
      <text:p text:style-name="P45"><text:span text:style-name="Source_20_Text"><text:span text:style-name="T9"><text:tab/>v_alumno alumnado%ROWTYPE; </text:span></text:span></text:p>
      <text:p text:style-name="P45"><text:span text:style-name="Source_20_Text"><text:span text:style-name="T9"><text:tab/>v_codigo alumnado.codigo%TYPE := 101;</text:span></text:span></text:p>
      <text:p text:style-name="P45"><text:span text:style-name="Source_20_Text"><text:span text:style-name="T9">BEGIN </text:span></text:span></text:p>
      <text:p text:style-name="P45"><text:span text:style-name="Source_20_Text"><text:span text:style-name="T9">SELECT * INTO v_alumno FROM alumnado WHERE codigo = v_codigo;</text:span></text:span></text:p>
      <text:p text:style-name="P46"><text:span text:style-name="Source_20_Text"><text:span text:style-name="T9">END;</text:span></text:span></text:p>
      <text:p text:style-name="P66"><text:span text:style-name="Source_20_Text"><text:span text:style-name="T9"><text:s/></text:span></text:span></text:p>
      <text:p text:style-name="Text_20_body"><text:span text:style-name="Source_20_Text"><text:span text:style-name="T63">V</text:span></text:span><text:span text:style-name="Source_20_Text"><text:span text:style-name="T62">ariables </text:span></text:span><text:span text:style-name="Source_20_Text"><text:span text:style-name="T64">y constantes</text:span></text:span></text:p>
      <text:p text:style-name="Standard"><text:span text:style-name="Source_20_Text"><text:span text:style-name="T85">P</text:span></text:span><text:span text:style-name="Source_20_Text"><text:span text:style-name="T84">ondremos el nombre de la variable, seguido del tipo de datos y opcionalmente una asignación.</text:span></text:span></text:p>
      <text:p text:style-name="P18"><text:span text:style-name="Source_20_Text"><text:span text:style-name="T84">Si es una constante antepondremos la palabra </text:span></text:span><text:span text:style-name="Source_20_Text"><text:span text:style-name="T10">CONSTANT</text:span></text:span><text:span text:style-name="Source_20_Text"><text:span text:style-name="T84"> al tipo de dato (lo que querrá decir que no podemos cambiar su valor). Podremos sustituir el operador de asignación en las declaraciones por </text:span></text:span><text:span text:style-name="Source_20_Text"><text:span text:style-name="T86">la palabra reservada </text:span></text:span><text:span text:style-name="Source_20_Text"><text:span text:style-name="T39">DEFAULT</text:span></text:span><text:span text:style-name="Source_20_Text"><text:span text:style-name="T84">, </text:span></text:span><text:span text:style-name="Source_20_Text"><text:span text:style-name="T86">y p</text:span></text:span><text:span text:style-name="Source_20_Text"><text:span text:style-name="T84">odremos forzar a que no sea nula utilizando </text:span></text:span><text:span text:style-name="Source_20_Text"><text:span text:style-name="T39">NOT NULL</text:span></text:span><text:span text:style-name="Source_20_Text"><text:span text:style-name="T84"> después del tipo y antes de la asignac</text:span></text:span><text:span text:style-name="Source_20_Text"><text:span text:style-name="T86">ión.</text:span></text:span></text:p>
      <text:p text:style-name="P18"><text:span text:style-name="Source_20_Text"><text:span text:style-name="T86">Si restringimos una variable con </text:span></text:span><text:span text:style-name="Source_20_Text"><text:span text:style-name="T40">NOT NULL</text:span></text:span><text:span text:style-name="Source_20_Text"><text:span text:style-name="T86"> deberemos asignarle un valor al declararla, de lo contrario PL/SQL lanzará la excepción </text:span></text:span><text:span text:style-name="Source_20_Text"><text:span text:style-name="T40">VALUE_ERROR</text:span></text:span><text:span text:style-name="Source_20_Text"><text:span text:style-name="T86"> (un error en tiempo de ejecución).</text:span></text:span></text:p>
      <text:p text:style-name="P43"><text:span text:style-name="Source_20_Text"><text:span text:style-name="T40">id SMALLINT;</text:span></text:span></text:p>
      <text:p text:style-name="P43"><text:span text:style-name="Source_20_Text">hoy DATE := sysdate;</text:span></text:p>
      <text:p text:style-name="P43"><text:span text:style-name="Source_20_Text">pi CONSTANT REAL:= 3.1415;</text:span></text:p>
      <text:p text:style-name="P43"><text:span text:style-name="Source_20_Text">id SMALLINT NOT NULL; <text:s text:c="9"/>--ilegal, no está inicializada</text:span></text:p>
      <text:p text:style-name="P43"><text:span text:style-name="Source_20_Text">id SMALLINT NOT NULL := 9999; <text:s text:c="4"/>--legal</text:span></text:p>
      <text:p text:style-name="P18"><text:span text:style-name="Source_20_Text"><text:span text:style-name="T103"/></text:span></text:p>
      <text:p text:style-name="Standard"><text:span text:style-name="Source_20_Text"><text:span text:style-name="Strong_20_Emphasis"><text:span text:style-name="T59">Conversión de tipos</text:span></text:span></text:span><text:span text:style-name="Source_20_Text"><text:span text:style-name="T86"> </text:span></text:span></text:p>
      <text:p text:style-name="Standard">Aunque en PL/SQL existe la conversión implícita de tipos para tipos parecidos, siempre es aconsejable utilizar la conversión explícita de tipos por medio de funciones de conversión (<text:span text:style-name="Source_20_Text">TO_CHAR</text:span>, <text:span text:style-name="Source_20_Text">TO_DATE</text:span>, <text:span text:style-name="Source_20_Text">TO_NUMBER</text:span>, …) y así evitar resultados inesperados. </text:p>
      <text:p text:style-name="Standard"><text:span text:style-name="Source_20_Text"><text:span text:style-name="T103"/></text:span></text:p>
      <text:p text:style-name="P19"><text:span text:style-name="Source_20_Text"><text:span text:style-name="T60">Precedencia de operaciones</text:span></text:span></text:p>
      <text:p text:style-name="P19"><text:span text:style-name="Source_20_Text"><text:span text:style-name="T87">Si dos operadores tienen la misma precedencia lo aconsejable es utilizar los paréntesis. </text:span></text:span><text:span text:style-name="Source_20_Text"><text:span text:style-name="T88">Orden:</text:span></text:span></text:p>
      <text:p text:style-name="P47"><text:span text:style-name="Source_20_Text"><text:span text:style-name="T88">Exponenciación, negación lógica: </text:span></text:span><text:span text:style-name="Source_20_Text"><text:span text:style-name="T11">**, NOT. </text:span></text:span><text:span text:style-name="Source_20_Text"><text:span text:style-name="T88">Identidad, negación: </text:span></text:span><text:span text:style-name="Source_20_Text"><text:span text:style-name="T11">+, -.</text:span></text:span><text:span text:style-name="Source_20_Text"><text:span text:style-name="T88"> </text:span></text:span></text:p>
      <text:p text:style-name="P47"><text:span text:style-name="Source_20_Text"><text:span text:style-name="T88">Multiplicación, división: </text:span></text:span><text:span text:style-name="Source_20_Text"><text:span text:style-name="T11">*, /. </text:span></text:span><text:span text:style-name="Source_20_Text"><text:span text:style-name="T88">Suma, resta y concatenación: </text:span></text:span><text:span text:style-name="Source_20_Text"><text:span text:style-name="T11">+, -, ||.</text:span></text:span></text:p>
      <text:p text:style-name="P47"><text:span text:style-name="Source_20_Text"><text:span text:style-name="T88">Comparaciones : <text:s/></text:span></text:span><text:span text:style-name="Source_20_Text"><text:span text:style-name="T11">=, !=, &lt;, &gt;, &lt;=, &gt;=, IS NULL, LIKE, BETWEEN, IN.</text:span></text:span></text:p>
      <text:p text:style-name="P47"><text:span text:style-name="Source_20_Text"><text:span text:style-name="T88">Conjunción lógica : </text:span></text:span><text:span text:style-name="Source_20_Text"><text:span text:style-name="T11">AND. </text:span></text:span><text:span text:style-name="Source_20_Text"><text:span text:style-name="T88">Disyunción lógica : </text:span></text:span><text:span text:style-name="Source_20_Text"><text:span text:style-name="T11">OR</text:span></text:span><text:span text:style-name="Source_20_Text"><text:span text:style-name="T88">.</text:span></text:span></text:p>
      <text:p text:style-name="P67"><text:span text:style-name="Source_20_Text"><text:span text:style-name="T88"/></text:span></text:p>
      <text:p text:style-name="Text_20_body"><text:span text:style-name="Source_20_Text"><text:span text:style-name="T65">El bloque PL/SQL</text:span></text:span></text:p>
      <text:list xml:id="list1650111906448029671" text:style-name="L8">
        <text:list-item>
          <text:p text:style-name="P111"><text:span text:style-name="Source_20_Text"><text:span text:style-name="Strong_20_Emphasis"><text:span text:style-name="T81">Declaraciones</text:span></text:span></text:span><text:span text:style-name="Source_20_Text"><text:span text:style-name="T89">: definiciones de variables, constantes, cursores y excepciones. </text:span></text:span></text:p>
        </text:list-item>
        <text:list-item>
          <text:p text:style-name="P111"><text:span text:style-name="Strong_20_Emphasis">Proceso</text:span>: zona donde se realizará el proceso en sí, conteniendo las sentencias ejecutables. </text:p>
        </text:list-item>
        <text:list-item>
          <text:p text:style-name="P132"><text:span text:style-name="Strong_20_Emphasis">Excepciones</text:span>: zona de manejo de errores en tiempo de ejecución. </text:p>
        </text:list-item>
      </text:list>
      <text:p text:style-name="Standard"><text:span text:style-name="Source_20_Text"><text:span text:style-name="T41">[DECLARE</text:span></text:span></text:p>
      <text:p text:style-name="Standard"><text:span text:style-name="Source_20_Text"><text:s text:c="5"/>[Declaración de variables, constantes, cursores y excepciones]]</text:span></text:p>
      <text:p text:style-name="Standard"><text:span text:style-name="Source_20_Text">BEGIN</text:span></text:p>
      <text:p text:style-name="Standard"><text:span text:style-name="Source_20_Text"><text:s text:c="5"/>[Sentencias ejecutables]</text:span></text:p>
      <text:p text:style-name="Standard"><text:span text:style-name="Source_20_Text">[EXCEPTION</text:span></text:p>
      <text:p text:style-name="Standard"><text:span text:style-name="Source_20_Text"><text:s text:c="5"/>Manejadores de excepciones]</text:span></text:p>
      <text:p text:style-name="Text_20_body"><text:span text:style-name="Source_20_Text">END;</text:span></text:p>
      <text:p text:style-name="Standard"><text:span text:style-name="Source_20_Text"><text:span text:style-name="T89">Los bloques pueden anidarse a cualquier nivel. Por ejemplo, en el siguiente fragmento de código se declara la variable </text:span></text:span><text:span text:style-name="Source_20_Text"><text:span text:style-name="T41">aux</text:span></text:span><text:span text:style-name="Source_20_Text"><text:span text:style-name="T89"> en ambos bloques, pero en el bloque anidado </text:span></text:span><text:span text:style-name="Source_20_Text"><text:span text:style-name="T41">aux</text:span></text:span><text:span text:style-name="Source_20_Text"><text:span text:style-name="T89"> con valor igual a 10 actúa de variable global y </text:span></text:span><text:span text:style-name="Source_20_Text"><text:span text:style-name="T41">aux</text:span></text:span><text:span text:style-name="Source_20_Text"><text:span text:style-name="T89"> con valor igual a 5 actúa como variable local, por lo que en la comparación evaluaría a </text:span></text:span><text:span text:style-name="Source_20_Text"><text:span text:style-name="T41">FALSE</text:span></text:span><text:span text:style-name="Source_20_Text"><text:span text:style-name="T89">, ya que al tener el mismo nombre la visibilidad dominante sería la de la variable local. <text:s/></text:span></text:span><text:span text:style-name="Source_20_Text"><text:span text:style-name="T90">Ver ejemplo:</text:span></text:span></text:p>
      <text:p text:style-name="P61"><text:span text:style-name="Source_20_Text"><text:span text:style-name="T12">DECLARE <text:tab/><text:tab/><text:tab/><text:tab/><text:tab/>-- </text:span></text:span><text:span text:style-name="Source_20_Text"><text:span text:style-name="T13">bloque padre</text:span></text:span></text:p>
      <text:p text:style-name="P48"><text:span text:style-name="Source_20_Text"><text:span text:style-name="T12"><text:s text:c="5"/>aux number := 10; </text:span></text:span></text:p>
      <text:p text:style-name="P48"><text:span text:style-name="Source_20_Text"><text:span text:style-name="T12">BEGIN </text:span></text:span></text:p>
      <text:p text:style-name="P49"><text:span text:style-name="Source_20_Text"><text:span text:style-name="T12"><text:s text:c="5"/>DECLARE<text:tab/><text:tab/><text:tab/><text:tab/>--</text:span></text:span><text:span text:style-name="Source_20_Text"><text:span text:style-name="T13"> </text:span></text:span><text:span text:style-name="Source_20_Text"><text:span text:style-name="T14">b</text:span></text:span><text:span text:style-name="Source_20_Text"><text:span text:style-name="T13">loque hijo</text:span></text:span><text:span text:style-name="Source_20_Text"><text:span text:style-name="T12"> </text:span></text:span></text:p>
      <text:p text:style-name="P48"><text:span text:style-name="Source_20_Text"><text:span text:style-name="T12"><text:s text:c="10"/>aux number := 5; <text:s text:c="9"/></text:span></text:span></text:p>
      <text:p text:style-name="P48"><text:span text:style-name="Source_20_Text"><text:span text:style-name="T12"><text:s text:c="5"/>BEGIN </text:span></text:span></text:p>
      <text:p text:style-name="P48"><text:span text:style-name="Source_20_Text"><text:span text:style-name="T12"><text:s text:c="10"/>IF aux = 10 THEN <text:s text:c="2"/>-- </text:span></text:span><text:span text:style-name="Source_20_Text"><text:span text:style-name="T14">e</text:span></text:span><text:span text:style-name="Source_20_Text"><text:span text:style-name="T12">valúa a FALSE, no entraría </text:span></text:span></text:p>
      <text:p text:style-name="P48"><text:span text:style-name="Source_20_Text"><text:span text:style-name="T12"><text:s text:c="5"/>END; </text:span></text:span></text:p>
      <text:p text:style-name="P48"><text:span text:style-name="Source_20_Text"><text:span text:style-name="T12">END;</text:span></text:span></text:p>
      <text:p text:style-name="P68"><text:span text:style-name="Source_20_Text"><text:span text:style-name="T15"/></text:span></text:p>
      <text:p text:style-name="Standard"><text:span text:style-name="Source_20_Text"><text:span text:style-name="T66">Estructuras de control</text:span></text:span></text:p>
      <text:p text:style-name="P68"><text:span text:style-name="Source_20_Text"><text:span text:style-name="T68"/></text:span></text:p>
      <text:p text:style-name="P68"><text:span text:style-name="Source_20_Text"><text:span text:style-name="T68">Control condicional</text:span></text:span></text:p>
      <text:p text:style-name="Text_20_body"><text:span text:style-name="Source_20_Text"><text:span text:style-name="T92">Nos permiten llevar a cabo una acción u otra dependiendo de una condición.</text:span></text:span></text:p>
      <text:p text:style-name="Text_20_body"><text:span text:style-name="Source_20_Text"><text:span text:style-name="T49">IF-THEN</text:span></text:span><text:span text:style-name="Source_20_Text"><text:span text:style-name="T92">: Si la evaluación de la condición es </text:span></text:span><text:span text:style-name="Source_20_Text"><text:span text:style-name="T43">TRUE</text:span></text:span><text:span text:style-name="Source_20_Text"><text:span text:style-name="T92">, entonces se ejecuta la secuencia de sentencias encerradas entre el </text:span></text:span><text:span text:style-name="Source_20_Text"><text:span text:style-name="T43">THEN</text:span></text:span><text:span text:style-name="Source_20_Text"><text:span text:style-name="T92"> y el final de la sentencia.</text:span></text:span></text:p>
      <text:p text:style-name="Standard"><text:span text:style-name="Source_20_Text"><text:span text:style-name="T43">IF condición THEN<text:tab/><text:tab/><text:tab/><text:tab/>IF (b&lt;&gt;0) THEN</text:span></text:span></text:p>
      <text:p text:style-name="Standard"><text:span text:style-name="Source_20_Text">secuencia_de_sentencias;<text:tab/><text:tab/><text:tab/><text:tab/>c:=a/b;</text:span></text:p>
      <text:p text:style-name="Text_20_body"><text:span text:style-name="Source_20_Text">END IF;<text:tab/><text:tab/><text:tab/><text:tab/><text:tab/><text:tab/>END IF;</text:span></text:p>
      <text:p text:style-name="Text_20_body"><text:span text:style-name="Source_20_Text"><text:span text:style-name="T32">IF-THEN-ELSE</text:span></text:span><text:span text:style-name="Source_20_Text"><text:span text:style-name="T74">: Con esta forma de la sentencia ejecutaremos la primera secuencia de sentencias si la condición evalúa a </text:span></text:span><text:span text:style-name="Source_20_Text"><text:span text:style-name="T3">TRUE</text:span></text:span><text:span text:style-name="Source_20_Text"><text:span text:style-name="T74"> y en caso contrario ejecutaremos la segunda secuencia de sentencias.</text:span></text:span><text:span text:style-name="Source_20_Text"> </text:span></text:p>
      <text:p text:style-name="P20"><text:span text:style-name="Source_20_Text">IF condición THEN<text:tab/><text:tab/><text:tab/><text:tab/></text:span><text:span text:style-name="Source_20_Text"><text:span text:style-name="T43">IF (b&lt;&gt;0) THEN</text:span></text:span></text:p>
      <text:p text:style-name="P20"><text:span text:style-name="Source_20_Text"><text:s text:c="5"/>Secuencia_de_sentencias1;<text:tab/><text:tab/>c:=a/b;</text:span></text:p>
      <text:p text:style-name="P20"><text:span text:style-name="Source_20_Text">ELSE<text:tab/><text:tab/><text:tab/><text:tab/><text:tab/><text:tab/><text:tab/>ELSE</text:span></text:p>
      <text:p text:style-name="P20"><text:span text:style-name="Source_20_Text"><text:s text:c="5"/>Secuencia_de_sentencias2;<text:tab/><text:tab/>c:=</text:span><text:span text:style-name="Source_20_Text"><text:span text:style-name="T121">b</text:span></text:span><text:span text:style-name="Source_20_Text">;</text:span></text:p>
      <text:p text:style-name="Text_20_body"><text:span text:style-name="Source_20_Text">END IF;<text:tab/><text:tab/><text:tab/><text:tab/><text:tab/><text:tab/>END IF;</text:span></text:p>
      <text:p text:style-name="Text_20_body"><text:span text:style-name="Source_20_Text"><text:span text:style-name="T49">IF-THEN-ELSIF</text:span></text:span><text:span text:style-name="Source_20_Text"><text:span text:style-name="T92">: Con esta última forma de la sentencia condicional podemos hacer una selección múltiple. Si la evaluación de la condición 1 da </text:span></text:span><text:span text:style-name="Source_20_Text"><text:span text:style-name="T43">TRUE</text:span></text:span><text:span text:style-name="Source_20_Text"><text:span text:style-name="T92">, ejecutamos la secuencia de sentencias 1, sino evaluamos la condición 2. Si esta evalúa a </text:span></text:span><text:span text:style-name="Source_20_Text"><text:span text:style-name="T43">TRUE</text:span></text:span><text:span text:style-name="Source_20_Text"><text:span text:style-name="T92"> ejecutamos la secuencia de sentencias 2 y así para todos los </text:span></text:span><text:span text:style-name="Source_20_Text"><text:span text:style-name="T43">ELSIF</text:span></text:span><text:span text:style-name="Source_20_Text"><text:span text:style-name="T92"> que haya.</text:span></text:span></text:p>
      <text:p text:style-name="Standard"><text:span text:style-name="Source_20_Text"><text:span text:style-name="T43">IF condición_1 THEN<text:tab/><text:tab/><text:tab/> <text:s/>IF (operación = ‘SUMA’) THEN</text:span></text:span></text:p>
      <text:p text:style-name="Standard"><text:span text:style-name="Source_20_Text"><text:s text:c="3"/>Secuencia_de_sentencias1; <text:s/><text:tab/>resultado := arg1 + arg2;</text:span></text:p>
      <text:p text:style-name="Standard"><text:span text:style-name="Source_20_Text">ELSIF condición_2 THEN<text:tab/><text:tab/> <text:s/>ELSIF (operación = ‘RESTA’) THEN</text:span></text:p>
      <text:p text:style-name="Standard"><text:span text:style-name="Source_20_Text"><text:s text:c="3"/>Secuencia_de_sentencias2;<text:tab/> <text:s/>resultado := arg1 – arg2;</text:span></text:p>
      <text:p text:style-name="Standard"><text:span text:style-name="Source_20_Text"><text:s text:c="5"/>…<text:tab/><text:tab/><text:tab/><text:tab/><text:tab/> <text:s/>ELSIF (operación = ‘PRODUCTO’) THEN</text:span></text:p>
      <text:p text:style-name="Standard"><text:span text:style-name="Source_20_Text">[ELSE<text:tab/><text:tab/><text:tab/><text:tab/><text:tab/> <text:s/><text:tab/>resultado := arg1 * arg2;</text:span></text:p>
      <text:p text:style-name="P21"><text:span text:style-name="Source_20_Text"><text:s text:c="3"/>Secuencia_de_sentencias;] <text:tab/> <text:s/>ELSIF (arg2 &lt;&gt; 0) AND</text:span></text:p>
      <text:p text:style-name="P22"><text:span text:style-name="Source_20_Text">END IF;<text:tab/><text:tab/><text:tab/><text:tab/><text:tab/><text:tab/>(operación = ‘DIVISIÓN’) THEN</text:span></text:p>
      <text:p text:style-name="Standard"><text:span text:style-name="Source_20_Text"><text:tab/><text:tab/><text:tab/><text:tab/><text:tab/><text:tab/><text:tab/>resultado := arg1 / arg2;</text:span></text:p>
      <text:p text:style-name="P22"><text:span text:style-name="Source_20_Text"><text:span text:style-name="T92"><text:s text:c="4"/>El último </text:span></text:span><text:span text:style-name="Source_20_Text"><text:span text:style-name="T43">ELSE</text:span></text:span><text:span text:style-name="Source_20_Text"><text:span text:style-name="T92"> es opcional </text:span></text:span><text:span text:style-name="Source_20_Text"><text:span text:style-name="T17">--</text:span></text:span><text:span text:style-name="Source_20_Text"><text:span text:style-name="T18">&gt;</text:span></text:span><text:span text:style-name="Source_20_Text"><text:span text:style-name="T43"><text:tab/><text:tab/> <text:s/>ELSE</text:span></text:span></text:p>
      <text:p text:style-name="P22"><text:span text:style-name="Source_20_Text"><text:span text:style-name="T92"><text:s text:c="4"/>y es por si no se cumple ninguna</text:span></text:span><text:span text:style-name="Source_20_Text"><text:tab/><text:tab/><text:tab/>RAISE operación_no_permitida;</text:span></text:p>
      <text:p text:style-name="P22"><text:span text:style-name="Source_20_Text"><text:span text:style-name="T92"><text:s text:c="3"/>de las condiciones anteriores.</text:span></text:span><text:span text:style-name="Source_20_Text"><text:tab/><text:tab/> <text:s/>END IF;</text:span></text:p>
      <text:p text:style-name="Standard"><text:span text:style-name="Source_20_Text"><text:span text:style-name="T92"/></text:span></text:p>
      <text:p text:style-name="P23"><text:span text:style-name="Source_20_Text"><text:span text:style-name="T69">Control iterativo</text:span></text:span></text:p>
      <text:p text:style-name="Text_20_body"><text:span text:style-name="Source_20_Text"><text:span text:style-name="T93">Nos permiten ejecutar una secuencia de sentencias un determinado número de veces.</text:span></text:span></text:p>
      <text:p text:style-name="P23"><text:span text:style-name="Source_20_Text"><text:span text:style-name="T24">LOOP</text:span></text:span><text:span text:style-name="Source_20_Text"><text:span text:style-name="T93">: La forma más simple es el bucle infinito, cuya sintaxis es:</text:span></text:span></text:p>
      <text:p text:style-name="Standard"><text:span text:style-name="Source_20_Text"><text:span text:style-name="T44">LOOP</text:span></text:span></text:p>
      <text:p text:style-name="Standard"><text:span text:style-name="Source_20_Text"><text:s text:c="5"/>secuencia_de_sentencias;</text:span></text:p>
      <text:p text:style-name="Standard"><text:span text:style-name="Source_20_Text">END LOOP;</text:span></text:p>
      <text:p text:style-name="Standard"><text:soft-page-break/><text:span text:style-name="Source_20_Text"><text:span text:style-name="T50">EXIT</text:span></text:span><text:span text:style-name="Source_20_Text"><text:span text:style-name="T93">: Con esta sentencia forzamos a un bucle a terminar y pasa el control a la siguiente sentencia después del bucle. Un </text:span></text:span><text:span text:style-name="Source_20_Text"><text:span text:style-name="T44">EXIT</text:span></text:span><text:span text:style-name="Source_20_Text"><text:span text:style-name="T93"> no fuerza la salida de un bloque PL/SQL, sólo la salida del bucle.</text:span></text:span></text:p>
      <text:p text:style-name="P24"><text:span text:style-name="Source_20_Text"><text:span text:style-name="T19">LOOP </text:span></text:span></text:p>
      <text:p text:style-name="P24"><text:span text:style-name="Source_20_Text"><text:span text:style-name="T19"><text:s text:c="5"/>... </text:span></text:span></text:p>
      <text:p text:style-name="P24"><text:span text:style-name="Source_20_Text"><text:span text:style-name="T19"><text:s text:c="5"/>IF encontrado = TRUE THEN </text:span></text:span></text:p>
      <text:p text:style-name="P24"><text:span text:style-name="Source_20_Text"><text:span text:style-name="T19"><text:s text:c="10"/>EXIT; </text:span></text:span></text:p>
      <text:p text:style-name="P24"><text:span text:style-name="Source_20_Text"><text:span text:style-name="T19"><text:s text:c="5"/>END IF; </text:span></text:span></text:p>
      <text:p text:style-name="Text_20_body"><text:span text:style-name="Source_20_Text"><text:span text:style-name="T19">END LOOP;</text:span></text:span></text:p>
      <text:p text:style-name="P24"><text:span text:style-name="Source_20_Text"><text:span text:style-name="T51">EXIT WHEN condicion</text:span></text:span><text:span text:style-name="Source_20_Text"><text:span text:style-name="T94">: Fuerza a salir del bucle cuando se cumple una determinada condición. </text:span></text:span></text:p>
      <text:p text:style-name="Standard"><text:span text:style-name="Source_20_Text"><text:span text:style-name="T45">LOOP</text:span></text:span></text:p>
      <text:p text:style-name="Standard"><text:span text:style-name="Source_20_Text"><text:s text:c="5"/>...</text:span></text:p>
      <text:p text:style-name="Standard"><text:span text:style-name="Source_20_Text"><text:s text:c="5"/>EXIT WHEN encontrado;</text:span></text:p>
      <text:p text:style-name="Text_20_body"><text:span text:style-name="Source_20_Text">END LOOP;</text:span></text:p>
      <text:p text:style-name="P24"><text:span text:style-name="Source_20_Text"><text:span text:style-name="T51">WHILE LOOP</text:span></text:span><text:span text:style-name="Source_20_Text"><text:span text:style-name="T94">: Este tipo de bucle ejecuta la secuencia de sentencias mientras la condición es cierta.</text:span></text:span></text:p>
      <text:p text:style-name="Standard"><text:span text:style-name="Source_20_Text"><text:span text:style-name="T45">WHILE condición LOOP<text:tab/><text:tab/><text:tab/>WHILE (not encontrado) LOOP</text:span></text:span></text:p>
      <text:p text:style-name="Standard"><text:span text:style-name="Source_20_Text"><text:s text:c="5"/>Secuencia_de_sentencias;<text:tab/><text:tab/><text:tab/>...</text:span></text:p>
      <text:p text:style-name="Text_20_body"><text:span text:style-name="Source_20_Text">END LOOP;<text:tab/><text:tab/><text:tab/><text:tab/><text:tab/><text:tab/>END LOOP;</text:span></text:p>
      <text:p text:style-name="P25"><text:span text:style-name="Source_20_Text"><text:span text:style-name="T51">FOR LOOP</text:span></text:span><text:span text:style-name="Source_20_Text"><text:span text:style-name="T94">: Este bucle itera mientras el contador se encuentre en el rango definido.</text:span></text:span></text:p>
      <text:p text:style-name="Standard"><text:span text:style-name="Source_20_Text"><text:span text:style-name="T46">FOR contador IN [REVERSE] límite_inferior..límite_superior LOOP</text:span></text:span></text:p>
      <text:p text:style-name="Standard"><text:span text:style-name="Source_20_Text"><text:s text:c="5"/>Secuencia_de_sentencias;</text:span></text:p>
      <text:p text:style-name="Text_20_body"><text:span text:style-name="Source_20_Text">END LOOP;</text:span></text:p>
      <text:p text:style-name="P50"><text:span text:style-name="Source_20_Text"><text:span text:style-name="T20">FOR i IN 1..3 LOOP <text:s/>--i=1, i=2, i=3 </text:span></text:span></text:p>
      <text:p text:style-name="P50"><text:span text:style-name="Source_20_Text"><text:span text:style-name="T20"><text:s text:c="5"/>... </text:span></text:span></text:p>
      <text:p text:style-name="P62"><text:span text:style-name="Source_20_Text"><text:span text:style-name="T20">END LOOP; </text:span></text:span></text:p>
      <text:p text:style-name="P52"><text:span text:style-name="Source_20_Text"><text:span text:style-name="T20">FOR i IN REVERSE 1..3 LOOP --i=3, i=2, i=1 </text:span></text:span></text:p>
      <text:p text:style-name="P52"><text:span text:style-name="Source_20_Text"><text:span text:style-name="T20"><text:s text:c="5"/>... </text:span></text:span></text:p>
      <text:p text:style-name="P62"><text:span text:style-name="Source_20_Text"><text:span text:style-name="T20">END LOOP;</text:span></text:span></text:p>
      <text:p text:style-name="P50"><text:span text:style-name="Source_20_Text"><text:span text:style-name="T20">SELECT count(*) INTO num_agentes FROM agentes; </text:span></text:span></text:p>
      <text:p text:style-name="P50"><text:span text:style-name="Source_20_Text"><text:span text:style-name="T20">FOR i IN 1..num_agentes LOOP </text:span></text:span></text:p>
      <text:p text:style-name="P50"><text:span text:style-name="Source_20_Text"><text:span text:style-name="T20"><text:s text:c="5"/>... </text:span></text:span></text:p>
      <text:p text:style-name="P43"><text:span text:style-name="Source_20_Text"><text:span text:style-name="T20">END LOOP;</text:span></text:span></text:p>
      <text:p text:style-name="P69"><text:span text:style-name="Source_20_Text"><text:span text:style-name="T20"/></text:span></text:p>
      <text:p text:style-name="Text_20_body"><text:span text:style-name="Source_20_Text"><text:span text:style-name="T67">Manejo de errores</text:span></text:span></text:p>
      <text:p text:style-name="Standard"><text:span text:style-name="Source_20_Text"><text:span text:style-name="T95">A veces tenemos que manejar errores debidos a situaciones diversas. Vamos a ver cómo tratarlos. </text:span></text:span></text:p>
      <text:p text:style-name="Standard">Cualquier situación de error es llamada <text:span text:style-name="Strong_20_Emphasis">excepción</text:span> en PL/SQL. Cuando se detecta un error, una excepción es lanzada, es decir, la ejecución normal se para y el control se transfiere a la parte de manejo de excepciones. La parte de manejo de excepciones es la parte etiquetada como <text:span text:style-name="Source_20_Text">EXCEPTION</text:span> y constará de sentencias para el manejo de dichas excepciones, llamadas <text:span text:style-name="Strong_20_Emphasis">manejadores de excepciones</text:span>. </text:p>
      <text:p text:style-name="Text_20_body"><text:span text:style-name="Source_20_Text"><text:span text:style-name="T95">Las excepciones pueden estar definidas por el usuario o definidas internamente. Las excepciones predefinidas se lanzarán automáticamente asociadas a un error de </text:span></text:span><text:span text:style-name="Source_20_Text"><text:span text:style-name="T101">Oracle</text:span></text:span><text:span text:style-name="Source_20_Text"><text:span text:style-name="T95">. Las excepciones definidas por el usuario deberán definirse y lanzarse explícitamente. </text:span></text:span></text:p>
      <text:p text:style-name="Standard"><text:span text:style-name="Source_20_Text"><text:span text:style-name="T47">WHEN nombre_excepcion THEN</text:span></text:span></text:p>
      <text:p text:style-name="Standard"><text:span text:style-name="Source_20_Text"><text:s text:c="5"/>&lt;sentencias para su manejo&gt;</text:span></text:p>
      <text:p text:style-name="Standard"><text:span text:style-name="Source_20_Text"><text:s text:c="5"/>....</text:span></text:p>
      <text:p text:style-name="Standard"><text:span text:style-name="Source_20_Text">WHEN OTHERS THEN</text:span></text:p>
      <text:p text:style-name="Text_20_body"><text:span text:style-name="Source_20_Text"><text:s text:c="5"/>&lt;sentencias para su manejo&gt;</text:span></text:p>
      <text:p text:style-name="Standard"><text:span text:style-name="Source_20_Text"><text:span text:style-name="T95">La parte </text:span></text:span><text:span text:style-name="Source_20_Text"><text:span text:style-name="T21">OTHERS</text:span></text:span><text:span text:style-name="Source_20_Text"><text:span text:style-name="T95"> captura cualquier excepción no capturada. </text:span></text:span></text:p>
      <text:p text:style-name="P60"><text:span text:style-name="Source_20_Text"><text:span text:style-name="T47">DECLARE</text:span></text:span></text:p>
      <text:p text:style-name="P43"><text:span text:style-name="Source_20_Text"><text:span text:style-name="T120"><text:s text:c="5"/>supervisor agentes%ROWTYPE;</text:span></text:span></text:p>
      <text:p text:style-name="P43"><text:span text:style-name="Source_20_Text"><text:span text:style-name="T120">BEGIN</text:span></text:span></text:p>
      <text:p text:style-name="P43"><text:span text:style-name="Source_20_Text"><text:span text:style-name="T120"><text:s text:c="5"/>SELECT * INTO supervisor FROM agentes</text:span></text:span></text:p>
      <text:p text:style-name="P43"><text:span text:style-name="Source_20_Text"><text:span text:style-name="T120"><text:s text:c="5"/>WHERE categoria = 2 AND oficina = 3;</text:span></text:span></text:p>
      <text:p text:style-name="P43"><text:span text:style-name="Source_20_Text"><text:span text:style-name="T120"><text:s text:c="10"/>...</text:span></text:span></text:p>
      <text:p text:style-name="P43"><text:span text:style-name="Source_20_Text"><text:span text:style-name="T120">EXCEPTION</text:span></text:span></text:p>
      <text:p text:style-name="P43"><text:span text:style-name="Source_20_Text"><text:span text:style-name="T120"><text:s text:c="5"/>WHEN NO_DATA_FOUND THEN</text:span></text:span></text:p>
      <text:p text:style-name="P43"><text:span text:style-name="Source_20_Text"><text:span text:style-name="T120"><text:s text:c="5"/>--Manejamos el no haber encontrado datos</text:span></text:span></text:p>
      <text:p text:style-name="P43"><text:span text:style-name="Source_20_Text"><text:span text:style-name="T120"><text:tab/>WHEN OTHERS THEN</text:span></text:span></text:p>
      <text:p text:style-name="P43"><text:span text:style-name="Source_20_Text"><text:span text:style-name="T120"><text:s text:c="5"/>--Manejamos cualquier error inesperado</text:span></text:span></text:p>
      <text:p text:style-name="P62"><text:span text:style-name="Source_20_Text"><text:span text:style-name="T120">END;</text:span></text:span></text:p>
      <text:p text:style-name="P26"><text:span text:style-name="Source_20_Text"><text:span text:style-name="T95">En PL/SQL podemos definir nuestras propias excepciones en la parte </text:span></text:span><text:span text:style-name="Source_20_Text"><text:span text:style-name="T47">DECLARE</text:span></text:span><text:span text:style-name="Source_20_Text"><text:span text:style-name="T95"> de cualquier bloque. Estas podemos lanzarlas explícitamente por medio de </text:span></text:span><text:span text:style-name="Source_20_Text"><text:span text:style-name="T47">RAISE nombre_excepción</text:span></text:span><text:span text:style-name="Source_20_Text"><text:span text:style-name="T95">.</text:span></text:span></text:p>
      <text:p text:style-name="P51"><text:span text:style-name="Source_20_Text"><text:span text:style-name="T22">DECLARE </text:span></text:span></text:p>
      <text:p text:style-name="P51"><text:span text:style-name="Source_20_Text"><text:span text:style-name="T22"><text:s text:c="5"/>categoria_erronea EXCEPTION; </text:span></text:span></text:p>
      <text:p text:style-name="P51"><text:span text:style-name="Source_20_Text"><text:span text:style-name="T22">BEGIN </text:span></text:span></text:p>
      <text:p text:style-name="P51"><text:span text:style-name="Source_20_Text"><text:span text:style-name="T22"><text:s text:c="5"/>... </text:span></text:span></text:p>
      <text:p text:style-name="P51"><text:span text:style-name="Source_20_Text"><text:span text:style-name="T22"><text:s text:c="5"/>IF categoria&lt;0 OR categoria&gt;3 THEN </text:span></text:span></text:p>
      <text:p text:style-name="P51"><text:span text:style-name="Source_20_Text"><text:span text:style-name="T22"><text:s text:c="10"/>RAISE categoria_erronea; </text:span></text:span></text:p>
      <text:p text:style-name="P51"><text:span text:style-name="Source_20_Text"><text:span text:style-name="T22"><text:s text:c="5"/>END IF; </text:span></text:span></text:p>
      <text:p text:style-name="P51"><text:span text:style-name="Source_20_Text"><text:span text:style-name="T22"><text:s text:c="5"/>... </text:span></text:span></text:p>
      <text:p text:style-name="P51"><text:span text:style-name="Source_20_Text"><text:span text:style-name="T22">EXCEPTION </text:span></text:span></text:p>
      <text:p text:style-name="P51"><text:span text:style-name="Source_20_Text"><text:span text:style-name="T22"><text:s text:c="5"/>WHEN categoria_erronea THEN </text:span></text:span></text:p>
      <text:p text:style-name="P51"><text:span text:style-name="Source_20_Text"><text:span text:style-name="T22"><text:s text:c="10"/>--manejamos la categoria errónea </text:span></text:span></text:p>
      <text:p text:style-name="P62"><text:span text:style-name="Source_20_Text"><text:span text:style-name="T21">END;</text:span></text:span></text:p>
      <text:p text:style-name="Text_20_body"><text:span text:style-name="Source_20_Text"><text:span text:style-name="T95">En el siguiente </text:span></text:span><text:span text:style-name="Source_20_Text"><text:span text:style-name="T96">lista se muestran las </text:span></text:span><text:span text:style-name="Source_20_Text"><text:span text:style-name="T95">diferentes </text:span></text:span><text:span text:style-name="Source_20_Text"><text:span text:style-name="T100">excepciones predefinidas en Oracle</text:span></text:span><text:span text:style-name="Source_20_Text"><text:span text:style-name="T95">, junto a su código de error asociado, y una explicación de cuándo son lanzadas.</text:span></text:span></text:p>
      <text:p text:style-name="P27"><text:span text:style-name="Source_20_Text"><text:span text:style-name="T23">ACCES_INTO_NULL</text:span></text:span><text:span text:style-name="Source_20_Text"><text:span text:style-name="T96"> <text:tab/>-6530 <text:tab/>asignamos valor a atributos de objetos no inicializados. </text:span></text:span></text:p>
      <text:p text:style-name="P27"><text:span text:style-name="Source_20_Text"><text:span text:style-name="T23">COLECTION_IS_NULL</text:span></text:span><text:span text:style-name="Source_20_Text"><text:span text:style-name="T96"> <text:tab/>-6531 <text:tab/>Intentamos asignar valor a elementos de colecciones no <text:tab/><text:tab/><text:tab/><text:tab/><text:tab/><text:tab/>inicializadas, o acceder a métodos distintos de EXISTS. </text:span></text:span></text:p>
      <text:p text:style-name="P27"><text:span text:style-name="Source_20_Text"><text:span text:style-name="T23">CURSOR_ALREADY_OPEN</text:span></text:span><text:span text:style-name="Source_20_Text"><text:span text:style-name="T96"> <text:tab/>-6511 <text:tab/>Intentamos abrir un cursor ya abierto. </text:span></text:span></text:p>
      <text:p text:style-name="P27"><text:span text:style-name="Source_20_Text"><text:span text:style-name="T23">DUP_VAL_ON_INDEX</text:span></text:span><text:span text:style-name="Source_20_Text"><text:span text:style-name="T96"> <text:tab/>-1 <text:tab/>Índice único violado. </text:span></text:span></text:p>
      <text:p text:style-name="P27"><text:span text:style-name="Source_20_Text"><text:span text:style-name="T23">INVALID_CURSOR</text:span></text:span><text:span text:style-name="Source_20_Text"><text:span text:style-name="T96"> <text:tab/><text:tab/>-1001 <text:tab/>Hacemos una operación con un cursor que no está abierto. </text:span></text:span></text:p>
      <text:p text:style-name="P27"><text:span text:style-name="Source_20_Text"><text:span text:style-name="T23">INVALID_NUMBER</text:span></text:span><text:span text:style-name="Source_20_Text"><text:span text:style-name="T96"> <text:tab/><text:tab/>-1722 <text:tab/>Conversión de cadena a número falla. </text:span></text:span></text:p>
      <text:p text:style-name="P27"><text:span text:style-name="Source_20_Text"><text:span text:style-name="T23">LOGIN_DENIED</text:span></text:span><text:span text:style-name="Source_20_Text"><text:span text:style-name="T96"> <text:tab/><text:tab/>-1403 <text:tab/>El usuario y/o contraseña para conectarnos no es válido. </text:span></text:span></text:p>
      <text:p text:style-name="P27"><text:span text:style-name="Source_20_Text"><text:span text:style-name="T23">NO_DATA_FOUND</text:span></text:span><text:span text:style-name="Source_20_Text"><text:span text:style-name="T96"> <text:tab/><text:tab/>+100 <text:tab/>Una sentencia SELECT no devuelve valores, o intentamos <text:tab/><text:tab/><text:tab/><text:tab/><text:tab/>acceder a un elemento borrado de una tabla anidada. </text:span></text:span></text:p>
      <text:p text:style-name="P27"><text:span text:style-name="Source_20_Text"><text:span text:style-name="T23">NOT_LOGGED_ON</text:span></text:span><text:span text:style-name="Source_20_Text"><text:span text:style-name="T96"> <text:tab/><text:tab/>-1012 <text:tab/>No estamos conectados a Oracle. </text:span></text:span></text:p>
      <text:p text:style-name="P27"><text:span text:style-name="Source_20_Text"><text:span text:style-name="T23">PROGRAM_ERROR</text:span></text:span><text:span text:style-name="Source_20_Text"><text:span text:style-name="T96"> <text:tab/><text:tab/>-6501 <text:tab/>Ha ocurrido un error interno en PL/SQL. </text:span></text:span></text:p>
      <text:p text:style-name="P27"><text:span text:style-name="Source_20_Text"><text:span text:style-name="T23">ROWTYPE_MISMATCH</text:span></text:span><text:span text:style-name="Source_20_Text"><text:span text:style-name="T96"> <text:tab/>-6504 <text:tab/>Diferentes tipos en la asignación de 2 cursores. </text:span></text:span></text:p>
      <text:p text:style-name="P27"><text:span text:style-name="Source_20_Text"><text:span text:style-name="T23">STORAGE_ERROR</text:span></text:span><text:span text:style-name="Source_20_Text"><text:span text:style-name="T96"> <text:tab/><text:tab/>-6500 <text:tab/>Memoria corrupta. </text:span></text:span></text:p>
      <text:p text:style-name="P27"><text:span text:style-name="Source_20_Text"><text:span text:style-name="T23">SUBSCRIPT_BEYOND_COUNT</text:span></text:span><text:span text:style-name="Source_20_Text"><text:span text:style-name="T96"> <text:tab/>-6533 <text:tab/>El índice al que intentamos acceder en una colección <text:tab/><text:tab/><text:tab/><text:tab/><text:tab/>sobrepasa su límite superior. </text:span></text:span></text:p>
      <text:p text:style-name="P27"><text:span text:style-name="Source_20_Text"><text:span text:style-name="T23">SUBSCRIPT_OUTSIDE_LIMIT </text:span></text:span><text:span text:style-name="Source_20_Text"><text:span text:style-name="T96"><text:tab/>-6532 <text:tab/>Intentamos acceder a un rango no válido dentro de una <text:tab/><text:tab/><text:tab/><text:tab/><text:tab/>colección (-1 por ejemplo). </text:span></text:span></text:p>
      <text:p text:style-name="P27"><text:span text:style-name="Source_20_Text"><text:span text:style-name="T23">TIMEOUT_ON_RESOURCE </text:span></text:span><text:span text:style-name="Source_20_Text"><text:span text:style-name="T96">-51<text:tab/>Un timeout ocurre mientras Oracle espera por un recurso. </text:span></text:span></text:p>
      <text:p text:style-name="P27"><text:span text:style-name="Source_20_Text"><text:span text:style-name="T23">TOO_MANY_ROWS</text:span></text:span><text:span text:style-name="Source_20_Text"><text:span text:style-name="T96"> <text:tab/><text:tab/>-1422 <text:tab/>Una sentencia SELECT...INTO... devuelve más de una fila. </text:span></text:span></text:p>
      <text:p text:style-name="P27"><text:span text:style-name="Source_20_Text"><text:span text:style-name="T23">VALUE_ERROR</text:span></text:span><text:span text:style-name="Source_20_Text"><text:span text:style-name="T96"> <text:tab/><text:tab/>-6502<text:tab/>Error de conversión, aritmético, de truncado o de restricción -</text:span></text:span></text:p>
      <text:p text:style-name="P27"><text:span text:style-name="Source_20_Text"><text:span text:style-name="T23">ZERO_DIVIDE</text:span></text:span><text:span text:style-name="Source_20_Text"><text:span text:style-name="T96"> <text:tab/><text:tab/>-1476 <text:tab/>Intentamos dividir un número por 0.<text:tab/><text:tab/> <text:s text:c="9"/>- </text:span></text:span><text:span text:style-name="Source_20_Text"><text:span text:style-name="T98">de </text:span></text:span><text:span text:style-name="Source_20_Text"><text:span text:style-name="T96">tamaño.</text:span></text:span></text:p>
      <text:p text:style-name="P90"><text:span text:style-name="Source_20_Text"><text:span text:style-name="T97">Las excepciones predefini</text:span></text:span><text:span text:style-name="Source_20_Text"><text:span text:style-name="T99">d.</text:span></text:span><text:span text:style-name="Source_20_Text"><text:span text:style-name="T97"> están definidas globalmente. No necesitamos (ni debemos) redefinir</text:span></text:span><text:span text:style-name="Source_20_Text"><text:span text:style-name="T99">las.</text:span></text:span></text:p>
      <text:p text:style-name="Standard"><text:span text:style-name="Source_20_Text"><text:span text:style-name="T97">El alcance de una excepción sigue las reglas que el de una variable, por lo que si redefinimos una excepción que ya es global para el bloque, la definición local prevalecerá y no podremos capturar esa excepción a menos que el bloque en la que estaba definida esa excepción fuese un bloque nombrado, y podremos capturarla usando la sintaxis: </text:span></text:span><text:span text:style-name="Source_20_Text"><text:span text:style-name="T48">nombre_bloque.nombre_excepcion</text:span></text:span><text:span text:style-name="Source_20_Text"><text:span text:style-name="T97">.</text:span></text:span></text:p>
      <text:p text:style-name="P43"><text:span text:style-name="Source_20_Text"><text:span text:style-name="T48">DECLARE</text:span></text:span></text:p>
      <text:p text:style-name="P43"><text:span text:style-name="Source_20_Text"><text:s text:c="5"/>no_data_found EXCEPTION; -- </text:span><text:span text:style-name="Source_20_Text"><text:span text:style-name="T143">si redefinimos aquí...</text:span></text:span></text:p>
      <text:p text:style-name="P43"><text:span text:style-name="Source_20_Text">BEGIN</text:span></text:p>
      <text:p text:style-name="P43"><text:span text:style-name="Source_20_Text"><text:s text:c="5"/>SELECT * INTO ...</text:span></text:p>
      <text:p text:style-name="P43"><text:span text:style-name="Source_20_Text">EXCEPTION</text:span></text:p>
      <text:p text:style-name="P43"><text:span text:style-name="Source_20_Text"><text:s text:c="5"/>WHEN no_data_found THEN <text:tab/>-- captura la excepción local, </text:span></text:p>
      <text:p text:style-name="P62"><text:span text:style-name="Source_20_Text">END; <text:s text:c="24"/><text:tab/>-- </text:span><text:span text:style-name="Source_20_Text"><text:span text:style-name="T122">no </text:span></text:span><text:span text:style-name="Source_20_Text">la global</text:span></text:p>
      <text:p text:style-name="P64">Cuando manejamos <text:span text:style-name="T122">una</text:span> excepción no podemos continuar por la siguiente sentencia a la que la lanzó, <text:span text:style-name="T122">p</text:span>ero sí podemos encerrar la sentencia dentro de un bloque, y ahí capturar las posibles excepciones, para continuar con las siguientes sentencias.</text:p>
      <text:p text:style-name="P43"><text:span text:style-name="Source_20_Text">DECLARE</text:span></text:p>
      <text:p text:style-name="P43"><text:span text:style-name="Source_20_Text"><text:s text:c="5"/>-- </text:span><text:span text:style-name="Source_20_Text"><text:span text:style-name="T123">declaración de variables usadas en los VALUES</text:span></text:span></text:p>
      <text:p text:style-name="P43"><text:span text:style-name="Source_20_Text">BEGIN</text:span></text:p>
      <text:p text:style-name="P43"><text:span text:style-name="Source_20_Text"><text:s text:c="5"/>BEGIN<text:tab/><text:tab/><text:tab/><text:tab/>--</text:span><text:span text:style-name="Source_20_Text"><text:span text:style-name="T122"> encerramos la sentencia</text:span></text:span></text:p>
      <text:p text:style-name="P43"><text:span text:style-name="Source_20_Text"><text:s text:c="5"/><text:tab/>INSERT INTO familias VALUES (id_fam, nom_fam, NULL, <text:tab/><text:tab/><text:tab/>oficina);</text:span></text:p>
      <text:p text:style-name="P43"><text:span text:style-name="Source_20_Text"><text:s text:c="5"/>EXCEPTION</text:span></text:p>
      <text:p text:style-name="P43"><text:span text:style-name="Source_20_Text"><text:s text:c="10"/>WHEN DUP_VAL_ON_INDEX THEN</text:span></text:p>
      <text:p text:style-name="P43"><text:span text:style-name="Source_20_Text"><text:tab/><text:tab/>SELECT identificador INTO id_fam FROM familias <text:tab/><text:tab/><text:tab/><text:tab/>WHERE nombre = nom_fam;</text:span></text:p>
      <text:p text:style-name="P43"><text:span text:style-name="Source_20_Text"><text:s text:c="5"/>END;</text:span></text:p>
      <text:p text:style-name="P43"><text:span text:style-name="Source_20_Text"><text:s text:c="5"/>INSERT INTO agentes VALUES (id_ag, nom_ag, login, <text:tab/><text:tab/><text:tab/>password, 1, 1, id_fam, null);</text:span></text:p>
      <text:p text:style-name="P43"><text:span text:style-name="Source_20_Text"><text:s text:c="2"/>--</text:span><text:span text:style-name="Source_20_Text"><text:span text:style-name="T122"> sí se ejecuta unque el anterior INSERT pudiera dar error</text:span></text:span></text:p>
      <text:p text:style-name="P43"><text:span text:style-name="Source_20_Text"><text:span text:style-name="T122"><text:s text:c="2"/>--</text:span></text:span><text:span text:style-name="Source_20_Text"> </text:span><text:span text:style-name="Source_20_Text"><text:span text:style-name="T123">d</text:span></text:span><text:span text:style-name="Source_20_Text">ebid</text:span><text:span text:style-name="Source_20_Text"><text:span text:style-name="T123">o</text:span></text:span><text:span text:style-name="Source_20_Text"> a que el nombre de la familia ya existe</text:span></text:p>
      <text:p text:style-name="P62"><text:span text:style-name="Source_20_Text">END;</text:span></text:p>
      <text:p text:style-name="P70"><text:span text:style-name="T124">Ejemplo: Q</text:span>ueremos reintentar una transacción hasta que no dé ningún error. Para ello deberemos encapsular la transacción en un bloque y capturar en éste las posibles excepciones. El bloque lo metemos en un bucle y así se reintentará la transacción hasta que sea posible llevarla a cabo.</text:p>
      <text:p text:style-name="P53">DECLARE </text:p>
      <text:p text:style-name="P53"><text:s text:c="5"/>id_fam NUMBER; nombre VARCHAR2(40); oficina NUMBER; </text:p>
      <text:p text:style-name="P53">BEGIN </text:p>
      <text:p text:style-name="P53"><text:s text:c="5"/>LOOP </text:p>
      <text:p text:style-name="P53"><text:s text:c="10"/>BEGIN </text:p>
      <text:p text:style-name="P53"><text:s text:c="15"/>SAVEPOINT inicio; </text:p>
      <text:p text:style-name="P53"><text:s text:c="15"/>INSERT INTO familias VALUES </text:p>
      <text:p text:style-name="P53"><text:tab/><text:tab/><text:tab/><text:tab/>(id_fam, nombre, NULL, oficina); </text:p>
      <text:p text:style-name="P53"><text:s text:c="15"/>COMMIT; </text:p>
      <text:p text:style-name="P53"><text:s text:c="15"/>EXIT; </text:p>
      <text:p text:style-name="P53"><text:s text:c="10"/>EXCEPTION </text:p>
      <text:p text:style-name="P53"><text:s text:c="15"/>WHEN DUP_VAL_ON_INDEX THEN </text:p>
      <text:p text:style-name="P53"><text:s text:c="20"/>ROLLBACK TO inicio; </text:p>
      <text:p text:style-name="P53"><text:s text:c="20"/>id_fam := id_fam + 1; </text:p>
      <text:p text:style-name="P53"><text:s text:c="10"/>END; </text:p>
      <text:p text:style-name="P53"><text:s text:c="5"/>END LOOP; </text:p>
      <text:p text:style-name="P53">END;</text:p>
      <text:p text:style-name="Standard"><text:soft-page-break/>Cuando ejecutamos varias sentencias seguidas del mismo tipo y queremos capturar alguna posible excepción debida al tipo de sentencia, podemos encapsular cada sentencia en un bloque y manejar en <text:span text:style-name="T125">este </text:span>la excepción, o podemos utilizar una variable localizadora para saber qué sentencia ha sido la que ha lanzado la excepción (aunque <text:span text:style-name="T125">así</text:span> no podremos continuar por la siguiente sentencia).</text:p>
      <text:p text:style-name="P54">DECLARE </text:p>
      <text:p text:style-name="P54"><text:s text:c="5"/>sentencia NUMBER := 0; </text:p>
      <text:p text:style-name="P54">BEGIN </text:p>
      <text:p text:style-name="P54"><text:tab/>...</text:p>
      <text:p text:style-name="P54"><text:s text:c="5"/>SELECT * FROM agentes ... </text:p>
      <text:p text:style-name="P54"><text:s text:c="5"/>sentencia := 1; </text:p>
      <text:p text:style-name="P54"><text:s text:c="5"/>SELECT * FROM familias ... </text:p>
      <text:p text:style-name="P54"><text:s text:c="5"/>sentencia := 2; </text:p>
      <text:p text:style-name="P55"><text:s text:c="5"/>SELECT * FROM oficinas ...</text:p>
      <text:p text:style-name="P55"><text:tab/>... </text:p>
      <text:p text:style-name="P54">EXCEPTION </text:p>
      <text:p text:style-name="P54"><text:s text:c="5"/>WHEN NO_DATA_FOUND THEN </text:p>
      <text:p text:style-name="P54"><text:s text:c="10"/>IF sentencia = 0 THEN </text:p>
      <text:p text:style-name="P54"><text:s text:c="15"/>RAISE agente_no_encontrado; </text:p>
      <text:p text:style-name="P54"><text:s text:c="10"/>ELSIF sentencia = 1 THEN </text:p>
      <text:p text:style-name="P54"><text:s text:c="15"/>RAISE familia_no_encontrada; </text:p>
      <text:p text:style-name="P54"><text:s text:c="10"/>ELSIF sentencia = 2 THEN </text:p>
      <text:p text:style-name="P54"><text:s text:c="15"/>RAISE oficina_no_encontrada; </text:p>
      <text:p text:style-name="P54"><text:s text:c="10"/>END IF; </text:p>
      <text:p text:style-name="P102">END;</text:p>
      <text:p text:style-name="P3"/>
      <text:p text:style-name="P3">Propagación de excepciones</text:p>
      <text:p text:style-name="Standard">Si la excepción es capturada por un manejador de excepción apropiado, ésta es tratada, y el control es devuelto posteriormente al bloque superior. Si la excepción no es capturada y no existe bloque superior, el control se devolverá al entorno. También puede darse que la excepción sea manejada en un bloque superior a falta de manejadores para ella en los bloques internos, la excepción se propaga de un bloque al superior y así hasta que sea manejada o no queden bloques superiores con lo que el control se devuelve al entorno. Una excepción también puede ser relanzada en un manejador.</text:p>
      <text:p text:style-name="P56">DECLARE </text:p>
      <text:p text:style-name="P56"><text:s text:c="4"/>b EXCEPTION; </text:p>
      <text:p text:style-name="P56">BEGIN </text:p>
      <text:p text:style-name="P56"><text:tab/>...</text:p>
      <text:p text:style-name="P56"><text:s text:c="4"/>DECLARE </text:p>
      <text:p text:style-name="P56"><text:s text:c="8"/>a EXCEPTION; </text:p>
      <text:p text:style-name="P56"><text:s text:c="4"/>BEGIN </text:p>
      <text:p text:style-name="P56"><text:s text:c="8"/>IF x = 0 THE RAISE a; </text:p>
      <text:p text:style-name="P56"><text:s text:c="8"/>ELSEIF x = 1 THEN RAISE b; </text:p>
      <text:p text:style-name="P56"><text:s text:c="8"/>ELSE RAISE c; </text:p>
      <text:p text:style-name="P56"><text:s text:c="8"/>END IF </text:p>
      <text:p text:style-name="P56"><text:s text:c="4"/>EXCEPTION </text:p>
      <text:p text:style-name="P56"><text:s text:c="8"/>WHEN a THEN ... <text:tab/>-- <text:span text:style-name="T126">la excepción </text:span>a es capturada aquí</text:p>
      <text:p text:style-name="P56"><text:s text:c="4"/>END;</text:p>
      <text:p text:style-name="P56"><text:tab/>... </text:p>
      <text:p text:style-name="P56">EXCEPTION </text:p>
      <text:p text:style-name="P56"><text:s text:c="4"/>WHEN b THEN ... <text:tab/>-- b es capturada aquí porque en el</text:p>
      <text:p text:style-name="P56">END;<text:tab/><text:tab/><text:tab/><text:tab/><text:tab/>-- bloque interno no había manejador</text:p>
      <text:p text:style-name="Text_20_body"><text:tab/><text:span text:style-name="T3"><text:tab/><text:tab/><text:tab/>-- c no es capturada y será devuelta al entorno</text:span></text:p>
      <text:p text:style-name="P91"><text:span text:style-name="T129">N</text:span>uestros propios <text:span text:style-name="T127">mensajes de </text:span>error</text:p>
      <text:p text:style-name="Text_20_body"><text:span text:style-name="T104">Podemos lanzar</text:span><text:span text:style-name="T74"> nuestros mensajes de error a las aplicaciones y asociarlos a un código de error que </text:span><text:span text:style-name="T105">Oracle</text:span><text:span text:style-name="T74"> reserva, para no interferir con los demás códigos de error, </text:span><text:span text:style-name="T104">mediante </text:span><text:span text:style-name="T74">el procedimiento:</text:span></text:p>
      <text:p text:style-name="Text_20_body"><text:span text:style-name="Source_20_Text">RAISE_APPLICATION_ERROR(error_number, message [, (TRUE|FALSE)]);</text:span></text:p>
      <text:p text:style-name="Text_20_body">Donde <text:span text:style-name="Source_20_Text">error_number</text:span> es un entero negativo comprendido entre –20000..-20999 y <text:span text:style-name="Source_20_Text">message</text:span> es una cadena que devolvemos a la aplicación. El tercer parámetro especifica si el error se coloca en la pila de errores (<text:span text:style-name="Source_20_Text">TRUE</text:span>) o se vacía la pila y se coloca únicamente el nuestro (<text:span text:style-name="Source_20_Text">FALSE</text:span>). Sólo podemos llamar a este procedimiento desde un subprograma. </text:p>
      <text:p text:style-name="Text_20_body"><text:span text:style-name="T74">No hay excepciones predefinidas asociadas a todos los posibles errores de </text:span><text:span text:style-name="T105">Oracle</text:span><text:span text:style-name="T74">, por lo que nosotros podremos asociar excepciones definidas por nosotros a errores </text:span><text:span text:style-name="T105">Oracle</text:span><text:span text:style-name="T74">, por medio de la directiva al compilador (o pseudoinstrucción):</text:span></text:p>
      <text:p text:style-name="Text_20_body"><text:span text:style-name="Source_20_Text">PRAGMA_INIT( nombre_excepcion, error_Oracle )</text:span></text:p>
      <text:p text:style-name="P95">Donde <text:span text:style-name="Source_20_Text">nombre_excepcion</text:span> es el nombre de una excepción definida anteriormente, y <text:span text:style-name="Source_20_Text">error_Oracle</text:span> es el número negativo asociado al error. </text:p>
      <text:p text:style-name="P43"><text:span text:style-name="Source_20_Text">DECLARE</text:span></text:p>
      <text:p text:style-name="P43"><text:span text:style-name="Source_20_Text"><text:s text:c="5"/>no_null EXCEPTION;</text:span></text:p>
      <text:p text:style-name="P43"><text:span text:style-name="Source_20_Text"><text:s text:c="5"/>PRAGMA EXCEPTION_INIT(no_null, -1400);</text:span></text:p>
      <text:p text:style-name="P43"><text:span text:style-name="Source_20_Text"><text:s text:c="5"/>id familias.identificador%TYPE;</text:span></text:p>
      <text:p text:style-name="P43"><text:span text:style-name="Source_20_Text"><text:s text:c="5"/>nombre familias.nombre%TYPE;</text:span></text:p>
      <text:p text:style-name="P43"><text:span text:style-name="Source_20_Text">BEGIN</text:span></text:p>
      <text:p text:style-name="P43"><text:span text:style-name="Source_20_Text"><text:s text:c="5"/>...</text:span></text:p>
      <text:p text:style-name="P43"><text:span text:style-name="Source_20_Text"><text:s text:c="5"/>nombre := NULL;</text:span></text:p>
      <text:p text:style-name="P43"><text:span text:style-name="Source_20_Text"><text:s text:c="5"/>... <text:s text:c="9"/></text:span></text:p>
      <text:p text:style-name="P43"><text:span text:style-name="Source_20_Text"><text:s text:c="5"/>INSERT INTO familias VALUES (id, nombre, null, null);</text:span></text:p>
      <text:p text:style-name="P43"><text:span text:style-name="Source_20_Text">EXCEPTION</text:span></text:p>
      <text:p text:style-name="P43"><text:span text:style-name="Source_20_Text"><text:s text:c="5"/>WHEN no_null THEN</text:span></text:p>
      <text:p text:style-name="P43"><text:span text:style-name="Source_20_Text"><text:s text:c="10"/>...</text:span></text:p>
      <text:p text:style-name="P62"><text:span text:style-name="Source_20_Text">END;</text:span></text:p>
      <text:p text:style-name="Text_20_body"><text:span text:style-name="T128">Oracle</text:span> asocia 2 funciones para comprobar la ejecución de cualquier sentencia. <text:span text:style-name="Source_20_Text">SQLCODE</text:span> nos devuelve el código de error y <text:span text:style-name="Source_20_Text">SQLERRM</text:span> devuelve el mensaje de error asociado. Si una sentencia es ejecutada correctamente, <text:span text:style-name="Source_20_Text">SQLCODE</text:span> nos devuelve 0 y en caso contrario devolverá un número negativo asociado al error (excepto <text:span text:style-name="Source_20_Text">NO_DATA_FOUND</text:span> que tiene asociado el +100). </text:p>
      <text:p text:style-name="P57">DECLARE </text:p>
      <text:p text:style-name="P57"><text:tab/>cod number; </text:p>
      <text:p text:style-name="P57"><text:tab/>msg varchar2(100); </text:p>
      <text:p text:style-name="P57">BEGIN </text:p>
      <text:p text:style-name="P57">... </text:p>
      <text:p text:style-name="P57">EXCEPTION </text:p>
      <text:p text:style-name="P57">WHEN OTHERS THEN </text:p>
      <text:p text:style-name="P57"><text:s text:c="5"/>cod := SQLCODE; </text:p>
      <text:p text:style-name="P57"><text:s text:c="5"/>msg := SUBSTR(SQLERRM, 1, 1000); </text:p>
      <text:p text:style-name="P57"><text:s text:c="5"/>INSERT INTO errores VALUES (cod, msg); </text:p>
      <text:p text:style-name="P57">END;</text:p>
      <text:p text:style-name="P85">Tipos de datos compuestos</text:p>
      <text:p text:style-name="P71"/>
      <text:p text:style-name="P72">Registros</text:p>
      <text:p text:style-name="P73">Es un grupo de elementos relacionados almacenados en campos, cada uno de los cuales tiene su propio nombre y tipo de dato. Por ejemplo, una dirección postal.</text:p>
      <text:p text:style-name="P87"><text:span text:style-name="Source_20_Text"><text:span text:style-name="T38">TYPE nombre_tipo IS RECORD (decl_campo[, decl_campo] ...);</text:span></text:span></text:p>
      <text:p text:style-name="P75"><text:span text:style-name="T108">donde <text:s/></text:span><text:span text:style-name="Source_20_Text">decl_campo := nombre tipo [[NOT NULL] {:=|DEFAULT} expresion]</text:span></text:p>
      <text:p text:style-name="P74">El tipo del campo será cualquier tipo de dato válido en PL/SQL excepto <text:span text:style-name="Source_20_Text">REF CURSOR</text:span>.</text:p>
      <text:p text:style-name="P74">La expresión será cualquier expresión que evalúe al tipo de dato del campo.</text:p>
      <text:p text:style-name="P43"><text:span text:style-name="Source_20_Text">TYPE direccion IS RECORD(</text:span></text:p>
      <text:p text:style-name="P43"><text:span text:style-name="Source_20_Text">calle<text:tab/><text:tab/>VARCHAR2(50),</text:span></text:p>
      <text:p text:style-name="P43"><text:span text:style-name="Source_20_Text">numero<text:tab/><text:tab/>INTEGER(4),</text:span></text:p>
      <text:p text:style-name="P43"><text:span text:style-name="Source_20_Text">piso<text:tab/><text:tab/><text:tab/>INTEGER(4),</text:span></text:p>
      <text:p text:style-name="P43"><text:span text:style-name="Source_20_Text">puerta<text:tab/><text:tab/>VARCHAR2(2),</text:span></text:p>
      <text:p text:style-name="P43"><text:span text:style-name="Source_20_Text">codigo_postal<text:tab/>INTEGER(5),</text:span></text:p>
      <text:p text:style-name="P43"><text:span text:style-name="Source_20_Text">ciudad<text:tab/><text:tab/>VARCHAR2(30),</text:span></text:p>
      <text:p text:style-name="P43"><text:span text:style-name="Source_20_Text">provincia<text:tab/><text:tab/>VARCHAR2(20),</text:span></text:p>
      <text:p text:style-name="P43"><text:span text:style-name="Source_20_Text">pais<text:tab/><text:tab/><text:tab/>VARCHAR2(20) := ‘España’);</text:span></text:p>
      <text:p text:style-name="P43"><text:span text:style-name="Source_20_Text">mi_direccion direccion;</text:span></text:p>
      <text:p text:style-name="Standard">Para acceder a los campos usaremos la notación del punto. </text:p>
      <text:p text:style-name="P43"><text:span text:style-name="Source_20_Text">mi_direccion.calle := ‘Ramirez Arellano’;</text:span></text:p>
      <text:p text:style-name="P62"><text:span text:style-name="Source_20_Text">mi_direccion.numero := 15;</text:span></text:p>
      <text:p text:style-name="Text_20_body">Para asignar un registro a otro, éstos deben ser del mismo tipo de variable, no basta que tengan el mismo número de campos y éstos emparejen uno a uno. Tampoco podemos comparar registros aunque sean del mismo tipo, ni tampoco comprobar si éstos son nulos. Podemos hacer <text:span text:style-name="Source_20_Text">SELECT</text:span> en registros, pero no podemos hacer <text:span text:style-name="Source_20_Text">INSERT</text:span> desde registros.</text:p>
      <text:p text:style-name="Standard"><text:span text:style-name="Source_20_Text">DECLARE</text:span></text:p>
      <text:p text:style-name="P43"><text:span text:style-name="Source_20_Text">TYPE familia IS RECORD (</text:span></text:p>
      <text:p text:style-name="P43"><text:span text:style-name="Source_20_Text"><text:s text:c="5"/>identificador <text:s text:c="4"/>NUMBER,</text:span></text:p>
      <text:p text:style-name="P43"><text:span text:style-name="Source_20_Text"><text:s text:c="5"/>nombre <text:s text:c="11"/>VARCHAR2(40),</text:span></text:p>
      <text:p text:style-name="P43"><text:span text:style-name="Source_20_Text"><text:s text:c="5"/>padre <text:s text:c="12"/>NUMBER,</text:span></text:p>
      <text:p text:style-name="P43"><text:span text:style-name="Source_20_Text"><text:s text:c="5"/>oficina <text:s text:c="10"/>NUMBER );</text:span></text:p>
      <text:p text:style-name="P43"><text:span text:style-name="Source_20_Text">TYPE familia_aux IS RECORD (</text:span></text:p>
      <text:p text:style-name="P43"><text:span text:style-name="Source_20_Text"><text:s text:c="5"/>identificador <text:s text:c="4"/>NUMBER,</text:span></text:p>
      <text:p text:style-name="P43"><text:span text:style-name="Source_20_Text"><text:s text:c="5"/>nombre <text:s text:c="11"/>VARCHAR2(40),</text:span></text:p>
      <text:p text:style-name="P43"><text:span text:style-name="Source_20_Text"><text:s text:c="5"/>padre <text:s text:c="12"/>NUMBER,</text:span></text:p>
      <text:p text:style-name="P43"><text:span text:style-name="Source_20_Text"><text:s text:c="5"/>oficina <text:s text:c="10"/>NUMBER );</text:span></text:p>
      <text:p text:style-name="Standard"><text:span text:style-name="Source_20_Text"><text:s text:c="5"/>SUBTYPE familia_fila IS familia%ROWTYPE;</text:span></text:p>
      <text:p text:style-name="Standard"><text:span text:style-name="Source_20_Text"><text:s text:c="5"/>mi_fam familia;</text:span></text:p>
      <text:p text:style-name="Standard"><text:span text:style-name="Source_20_Text"><text:s text:c="5"/>mi_fam_aux familia_aux;</text:span></text:p>
      <text:p text:style-name="Standard"><text:span text:style-name="Source_20_Text"><text:s text:c="5"/>mi_fam_fila familia_fila;</text:span></text:p>
      <text:p text:style-name="Standard"><text:span text:style-name="Source_20_Text">BEGIN</text:span></text:p>
      <text:p text:style-name="Standard"><text:span text:style-name="Source_20_Text"><text:s text:c="4"/>...</text:span></text:p>
      <text:p text:style-name="Standard"><text:span text:style-name="Source_20_Text"><text:s text:c="4"/>mi_fam := mi_fam_aux;<text:tab/><text:tab/><text:tab/>--ilegal: </text:span><text:span text:style-name="Source_20_Text"><text:span text:style-name="T144">distinto TYPE</text:span></text:span></text:p>
      <text:p text:style-name="Standard"><text:span text:style-name="Source_20_Text"><text:s text:c="4"/>mi_fam := mi_fam_fila;<text:tab/><text:tab/><text:tab/>--legal</text:span></text:p>
      <text:p text:style-name="Standard"><text:span text:style-name="Source_20_Text"><text:s text:c="4"/>IF mi_fam IS NULL THEN ...<text:tab/><text:tab/>--ilegal: </text:span><text:span text:style-name="Source_20_Text"><text:span text:style-name="T144">comprueba NULL</text:span></text:span></text:p>
      <text:p text:style-name="Standard"><text:span text:style-name="Source_20_Text"><text:s text:c="4"/>IF mi_fam = mi_fam_fila THEN ... <text:s text:c="2"/>--ilegal: </text:span><text:span text:style-name="Source_20_Text"><text:span text:style-name="T144">comparamos</text:span></text:span></text:p>
      <text:p text:style-name="Standard"><text:span text:style-name="Source_20_Text"><text:s text:c="4"/>SELECT * INTO mi_fam FROM familia ...<text:tab/><text:tab/>--legal</text:span></text:p>
      <text:p text:style-name="Standard"><text:span text:style-name="Source_20_Text"><text:s text:c="4"/>INSERT INTO familia VALUES (mi_fam_fila);<text:tab/>--ilegal: </text:span><text:span text:style-name="Source_20_Text"><text:span text:style-name="T144">INSERT</text:span></text:span></text:p>
      <text:p text:style-name="Standard"><text:span text:style-name="Source_20_Text"><text:s text:c="4"/>...</text:span></text:p>
      <text:p text:style-name="Standard"><text:span text:style-name="Source_20_Text">END;</text:span></text:p>
      <text:p text:style-name="P4"><text:soft-page-break/>Colecciones. Arrays de longitud variable</text:p>
      <text:p text:style-name="P29"><text:span text:style-name="T130">Es un grupo ordenado de elementos, todos del mismo tipo. Cada elemento tiene un subíndice único que determina su posición en la colección. </text:span>En PL/SQL las colecciones sólo pueden tener una dimensión. PL/SQL ofrece 2 clases de colecciones: <text:span text:style-name="T128">arrays</text:span> de longitud variable y tablas anidadas.</text:p>
      <text:p text:style-name="P29"/>
      <text:p text:style-name="P4">Arrays de longitud variable</text:p>
      <text:p text:style-name="P29"><text:span text:style-name="T130">Los </text:span><text:span text:style-name="T25">VARRAY</text:span><text:span text:style-name="T130"> tienen la salvedad </text:span>de que a la hora de declararlos, nosotros indicamos su tamaño máximo y el <text:span text:style-name="T128">array</text:span> podrá ir creciendo dinámicamente hasta alcanzar ese tamaño. Un <text:span text:style-name="Source_20_Text">VARRAY</text:span> siempre tiene un límite inferior igual a 1 y un límite superior igual al tamaño máximo. <text:span text:style-name="T130">Sintaxis:</text:span></text:p>
      <text:p text:style-name="Standard"><text:span text:style-name="Source_20_Text"><text:span text:style-name="T38">TYPE nombre IS {VARRAY | VARYING} (tamaño_máximo) OF tipo_elementos [NOT NULL];</text:span></text:span></text:p>
      <text:p text:style-name="P96">Donde <text:span text:style-name="Source_20_Text">tamaño_máximo</text:span> será un entero positivo y <text:span text:style-name="Source_20_Text">tipo_elementos</text:span> será cualquier tipo de dato válido en PL/SQL, excepto <text:span text:style-name="Source_20_Text">BINARY_INTEGER</text:span>, <text:span text:style-name="Source_20_Text">BOOLEAN</text:span>, <text:span text:style-name="Source_20_Text">LONG</text:span>, <text:span text:style-name="Source_20_Text">LONG RAW</text:span>, <text:span text:style-name="Source_20_Text">NATURAL</text:span>, <text:span text:style-name="Source_20_Text">NATURALN</text:span>, <text:span text:style-name="Source_20_Text">NCHAR</text:span>, <text:span text:style-name="Source_20_Text">NCLOB</text:span>, <text:span text:style-name="Source_20_Text">NVARCHAR2</text:span>, objetos que tengan como atributos <text:span text:style-name="Source_20_Text">TABLE</text:span> o <text:span text:style-name="Source_20_Text">VARRAY</text:span>, <text:span text:style-name="Source_20_Text">PLS_INTEGER</text:span>, <text:span text:style-name="Source_20_Text">POSITIVE</text:span>, <text:span text:style-name="Source_20_Text">POSITIVEN</text:span>, <text:span text:style-name="Source_20_Text">SIGNTYPE</text:span>, <text:span text:style-name="Source_20_Text">STRING</text:span>, <text:span text:style-name="Source_20_Text">TABLE</text:span>, <text:span text:style-name="Source_20_Text">VARRAY</text:span>.</text:p>
      <text:p text:style-name="P96">Si <text:span text:style-name="Source_20_Text">tipo_elementos</text:span> es un registro, todos los campos deberían ser de un tipo escalar. </text:p>
      <text:p text:style-name="Standard">Cuando definimos un <text:span text:style-name="Source_20_Text">VARRAY</text:span>, éste es automáticamente nulo, por lo que para empezar a utilizarlo deberemos inicializarlo. Para ello podemos usar un constructor: </text:p>
      <text:p text:style-name="P43"><text:span text:style-name="Source_20_Text">TYPE familias_hijas IS VARRAY(100) OF familia;</text:span></text:p>
      <text:p text:style-name="P43"><text:span text:style-name="Source_20_Text">familias_hijas1 familias_hijas := familias_hijas( familia(100, ’Fam100’, 10, null), ..., familia(105, ’Fam105’, 10, null));</text:span></text:p>
      <text:p text:style-name="Standard">También podemos usar constructores vacíos. </text:p>
      <text:p text:style-name="P62"><text:span text:style-name="Source_20_Text">familias_hijas2 familias_hijas := familias_hijas();</text:span></text:p>
      <text:p text:style-name="Standard">Para referenciar elementos en un <text:span text:style-name="Source_20_Text">VARRAY</text:span> utilizaremos la sintaxis <text:span text:style-name="Source_20_Text">nombre_colección(subíndice)</text:span>. Si una función devuelve un <text:span text:style-name="Source_20_Text">VARRAY</text:span>, podemos usar la sintaxis: <text:span text:style-name="Source_20_Text">nombre_funcion(lista_parametros)(subindice)</text:span>.</text:p>
      <text:p text:style-name="P43"><text:span text:style-name="Source_20_Text">IF familias_hijas1(i).identificador = 100 THEN ...</text:span></text:p>
      <text:p text:style-name="P62"><text:span text:style-name="Source_20_Text">IF dame_familias_hijas(10)(i).identificador = 100 THEN ...</text:span></text:p>
      <text:p text:style-name="Standard">Un <text:span text:style-name="Source_20_Text">VARRAY</text:span> puede ser asignado a otro si ambos son del mismo tipo <text:span text:style-name="T145">de variable</text:span>. </text:p>
      <text:p text:style-name="P43"><text:span text:style-name="Source_20_Text">DECLARE</text:span></text:p>
      <text:p text:style-name="P43"><text:span text:style-name="Source_20_Text">TYPE tabla1 IS VARRAY(10) OF NUMBER;</text:span></text:p>
      <text:p text:style-name="P43"><text:span text:style-name="Source_20_Text">TYPE tabla2 IS VARRAY(10) OF NUMBER;</text:span></text:p>
      <text:p text:style-name="P43"><text:span text:style-name="Source_20_Text">mi_tabla1 tabla1 := tabla1();</text:span></text:p>
      <text:p text:style-name="P43"><text:span text:style-name="Source_20_Text">mi_tabla2 tabla2 := tabla2();</text:span></text:p>
      <text:p text:style-name="P43"><text:span text:style-name="Source_20_Text">mi_tabla tabla1 := tabla1();</text:span></text:p>
      <text:p text:style-name="P43"><text:span text:style-name="Source_20_Text">BEGIN</text:span></text:p>
      <text:p text:style-name="P43"><text:span text:style-name="Source_20_Text">mi_tabla := mi_tabla1; <text:s text:c="5"/>--legal</text:span></text:p>
      <text:p text:style-name="P59"><text:span text:style-name="Source_20_Text">mi_tabla1 := mi_tabla2; <text:s text:c="4"/>--ilegal: </text:span><text:span text:style-name="Source_20_Text"><text:span text:style-name="T146">distinto TYPE</text:span></text:span></text:p>
      <text:p text:style-name="P43"><text:span text:style-name="Source_20_Text">END;</text:span></text:p>
      <text:p text:style-name="P86">Para extender un <text:span text:style-name="Source_20_Text">VARRAY</text:span> usaremos el método <text:span text:style-name="Source_20_Text">EXTEND</text:span>. Sin parámetros, extendemos en 1 elemento nulo el <text:span text:style-name="Source_20_Text">VARRAY</text:span>. <text:span text:style-name="Source_20_Text">EXTEND(n)</text:span> añade n elementos nulos al <text:span text:style-name="Source_20_Text">VARRAY</text:span> y <text:span text:style-name="Source_20_Text">EXTEND(n,i)</text:span> añade n copias del i-ésimo elemento. </text:p>
      <text:p text:style-name="Text_20_body"><text:span text:style-name="Source_20_Text">COUNT</text:span> nos dirá el número de elementos del <text:span text:style-name="Source_20_Text">VARRAY</text:span>. <text:span text:style-name="Source_20_Text">LIMIT</text:span> nos dice el tamaño máximo del <text:span text:style-name="Source_20_Text">VARRAY</text:span>. <text:span text:style-name="Source_20_Text">FIRST</text:span> siempre será 1. <text:span text:style-name="Source_20_Text">LAST</text:span> siempre será igual a <text:span text:style-name="Source_20_Text">COUNT</text:span>. <text:span text:style-name="Source_20_Text">PRIOR</text:span> y <text:span text:style-name="Source_20_Text">NEXT</text:span> devolverá el antecesor y el sucesor del elemento. </text:p>
      <text:p text:style-name="Text_20_body">Al trabajar con <text:span text:style-name="Source_20_Text">VARRAY</text:span> podemos hacer que salte alguna de las siguientes excepciones, debidas a un mal uso de los mismos: <text:span text:style-name="Source_20_Text">COLECTION_IS_NULL</text:span>, <text:span text:style-name="Source_20_Text">SUBSCRIPT_BEYOND_COUNT</text:span>, <text:span text:style-name="Source_20_Text">SUBSCRIPT_OUTSIDE_LIMIT</text:span> y <text:span text:style-name="Source_20_Text">VALUE_ERROR</text:span>. </text:p>
      <text:p text:style-name="P28"><text:soft-page-break/>Ejemplos de uso</text:p>
      <text:p text:style-name="Standard">Extender un VARRAY</text:p>
      <text:p text:style-name="P43"><text:span text:style-name="Source_20_Text">DECLARE</text:span></text:p>
      <text:p text:style-name="P43"><text:span text:style-name="Source_20_Text"><text:s text:c="3"/>TYPE tab_num IS VARRAY(10) OF NUMBER;</text:span></text:p>
      <text:p text:style-name="P43"><text:span text:style-name="Source_20_Text"><text:s text:c="3"/>mi_tab tab_num;</text:span></text:p>
      <text:p text:style-name="P43"><text:span text:style-name="Source_20_Text">BEGIN</text:span></text:p>
      <text:p text:style-name="P43"><text:span text:style-name="Source_20_Text"><text:s text:c="3"/>mi_tab := tab_num();</text:span></text:p>
      <text:p text:style-name="P43"><text:span text:style-name="Source_20_Text"><text:s text:c="3"/>FOR i IN 1..10 LOOP</text:span></text:p>
      <text:p text:style-name="P43"><text:span text:style-name="Source_20_Text"><text:s text:c="6"/>mi_tab.EXTEND;</text:span></text:p>
      <text:p text:style-name="P43"><text:span text:style-name="Source_20_Text"><text:s text:c="6"/>mi_tab(i) := calcular_elemento(i);</text:span></text:p>
      <text:p text:style-name="P43"><text:span text:style-name="Source_20_Text"><text:s text:c="3"/>END LOOP;</text:span></text:p>
      <text:p text:style-name="P43"><text:span text:style-name="Source_20_Text"><text:s text:c="3"/>...</text:span></text:p>
      <text:p text:style-name="P62"><text:span text:style-name="Source_20_Text">END;</text:span></text:p>
      <text:p text:style-name="Standard">Consultar propiedades VARRAY</text:p>
      <text:p text:style-name="P43"><text:span text:style-name="Source_20_Text">DECLARE</text:span></text:p>
      <text:p text:style-name="P43"><text:span text:style-name="Source_20_Text"><text:s text:c="3"/>TYPE numeros IS VARRAY(20) OF NUMBER;</text:span></text:p>
      <text:p text:style-name="P43"><text:span text:style-name="Source_20_Text"><text:s text:c="3"/>tabla_numeros numeros := numeros();</text:span></text:p>
      <text:p text:style-name="P43"><text:span text:style-name="Source_20_Text"><text:s text:c="3"/>num NUMBER;</text:span></text:p>
      <text:p text:style-name="P43"><text:span text:style-name="Source_20_Text">BEGIN</text:span></text:p>
      <text:p text:style-name="P43"><text:span text:style-name="Source_20_Text"><text:s text:c="3"/>num := tabla_numeros.COUNT; <text:s text:c="9"/>--num := 0</text:span></text:p>
      <text:p text:style-name="P43"><text:span text:style-name="Source_20_Text"><text:s text:c="3"/>FOR i IN 1..10 LOOP</text:span></text:p>
      <text:p text:style-name="P43"><text:span text:style-name="Source_20_Text"><text:s text:c="6"/>tabla_numeros.EXTEND;</text:span></text:p>
      <text:p text:style-name="P43"><text:span text:style-name="Source_20_Text"><text:s text:c="6"/>tabla_numeros(i) := i;</text:span></text:p>
      <text:p text:style-name="P43"><text:span text:style-name="Source_20_Text"><text:s text:c="3"/>END LOOP;</text:span></text:p>
      <text:p text:style-name="P43"><text:span text:style-name="Source_20_Text"><text:s text:c="3"/>num := tabla_numeros.COUNT; --num := 10</text:span></text:p>
      <text:p text:style-name="P43"><text:span text:style-name="Source_20_Text"><text:s text:c="3"/>num := tabla_numeros.LIMIT; --num := 20</text:span></text:p>
      <text:p text:style-name="P43"><text:span text:style-name="Source_20_Text"><text:s text:c="3"/>num := tabla_numeros.FIRST; --num := 1</text:span></text:p>
      <text:p text:style-name="P43"><text:span text:style-name="Source_20_Text"><text:s text:c="3"/>num := tabla_numeros.LAST; <text:s/>--num := 10</text:span></text:p>
      <text:p text:style-name="P43"><text:span text:style-name="Source_20_Text"><text:s text:c="3"/>...</text:span></text:p>
      <text:p text:style-name="P62"><text:span text:style-name="Source_20_Text">END;</text:span></text:p>
      <text:p text:style-name="P29"><text:span text:style-name="Source_20_Text"><text:span text:style-name="T109">Posibles excepciones</text:span></text:span></text:p>
      <text:p text:style-name="P43"><text:span text:style-name="Source_20_Text">DECLARE</text:span></text:p>
      <text:p text:style-name="P43"><text:span text:style-name="Source_20_Text"><text:s text:c="2"/>TYPE numeros IS VARRAY(20) OF INTEGER;</text:span></text:p>
      <text:p text:style-name="P43"><text:span text:style-name="Source_20_Text"><text:s text:c="2"/>v_numeros numeros := numeros( 10, 20, 30, 40 );</text:span></text:p>
      <text:p text:style-name="P43"><text:span text:style-name="Source_20_Text"><text:s text:c="2"/>v_enteros numeros;</text:span></text:p>
      <text:p text:style-name="P43"><text:span text:style-name="Source_20_Text">BEGIN</text:span></text:p>
      <text:p text:style-name="P43"><text:span text:style-name="Source_20_Text"><text:s text:c="2"/></text:span><text:span text:style-name="Source_20_Text"><text:span text:style-name="T130">v</text:span></text:span><text:span text:style-name="Source_20_Text">_enteros(1) := 15; --lanzaría COLECTION_IS_NULL</text:span></text:p>
      <text:p text:style-name="P43"><text:span text:style-name="Source_20_Text"><text:s text:c="2"/>v_numeros(5) := 20; --lanzaría SUBSCRIPT_BEYOND_COUNT</text:span></text:p>
      <text:p text:style-name="P43"><text:span text:style-name="Source_20_Text"><text:s text:c="2"/>v_numeros(-1) := 5; --lanzaría SUBSCRIPT_OUTSIDE_LIMIT</text:span></text:p>
      <text:p text:style-name="P43"><text:span text:style-name="Source_20_Text"><text:s text:c="2"/></text:span><text:span text:style-name="Source_20_Text"><text:span text:style-name="T130">v</text:span></text:span><text:span text:style-name="Source_20_Text">_numeros(‘A’) := 25; --lanzaría VALUE_ERROR</text:span></text:p>
      <text:p text:style-name="P43"><text:span text:style-name="Source_20_Text"><text:s text:c="2"/>...</text:span></text:p>
      <text:p text:style-name="P43"><text:span text:style-name="Source_20_Text">END;</text:span></text:p>
      <text:p text:style-name="P64"><text:span text:style-name="Source_20_Text"/></text:p>
      <text:p text:style-name="Text_20_body"><text:span text:style-name="Source_20_Text"><text:span text:style-name="T55">Tablas anidadas</text:span></text:span></text:p>
      <text:p text:style-name="Text_20_body"><text:span text:style-name="Source_20_Text"><text:span text:style-name="T111">Las tablas anidadas son colecciones de elementos, que no tienen límite superior fijo, y pueden aumentar dinámicamente su tamaño. Además podemos borrar elementos individuales.</text:span></text:span></text:p>
      <text:p text:style-name="Standard"><text:span text:style-name="Source_20_Text"><text:span text:style-name="T42">TYPE nombre IS TABLE OF tipo_elementos [NOT NULL];</text:span></text:span></text:p>
      <text:p text:style-name="Text_20_body"><text:span text:style-name="Source_20_Text"><text:span text:style-name="T91">Donde </text:span></text:span><text:span text:style-name="Source_20_Text"><text:span text:style-name="T16">tipo_elementos</text:span></text:span><text:span text:style-name="Source_20_Text"><text:span text:style-name="T91"> tendrá las mismas restricciones que para los </text:span></text:span><text:span text:style-name="Source_20_Text"><text:span text:style-name="T16">VARRAY</text:span></text:span><text:span text:style-name="Source_20_Text"><text:span text:style-name="T91">.</text:span></text:span><text:span text:style-name="Source_20_Text"><text:span text:style-name="T42"> </text:span></text:span></text:p>
      <text:p text:style-name="Text_20_body">Al igual que pasaba con los <text:span text:style-name="Source_20_Text">VARRAY</text:span>, al declarar una tabla anidada, ésta es automáticamente nula, por lo que deberemos inicializarla antes de usarla. </text:p>
      <text:p text:style-name="P43"><text:soft-page-break/><text:span text:style-name="Source_20_Text"><text:span text:style-name="T42">TYPE hijos IS TABLE OF agente;</text:span></text:span></text:p>
      <text:p text:style-name="P62"><text:span text:style-name="Source_20_Text">hijos_fam hijos := hijos( agente(...) ...);</text:span></text:p>
      <text:p text:style-name="Text_20_body"><text:span text:style-name="Source_20_Text"><text:span text:style-name="T91">También podemos usar un constructor nulo.</text:span></text:span><text:span text:style-name="Source_20_Text"><text:span text:style-name="T42"> </text:span></text:span></text:p>
      <text:p text:style-name="Text_20_body">Para referenciar elementos usamos la misma sintaxis que para los <text:span text:style-name="Source_20_Text">VARRAY</text:span>. </text:p>
      <text:p text:style-name="P97">Para extender una tabla usamos <text:span text:style-name="Source_20_Text">EXTEND</text:span> exactamente igual que para los <text:span text:style-name="Source_20_Text">VARRAY</text:span>.</text:p>
      <text:p text:style-name="P98"><text:span text:style-name="Source_20_Text">COUNT</text:span> nos dirá el número de elementos, que no tiene por qué coincidir con <text:span text:style-name="Source_20_Text">LAST</text:span>. <text:span text:style-name="Source_20_Text">LIMIT</text:span> no tiene sentido y devuelve <text:span text:style-name="Source_20_Text">NULL</text:span>. <text:span text:style-name="Source_20_Text">EXISTS(n)</text:span> devuelve <text:span text:style-name="Source_20_Text">TRUE</text:span> si el elemento existe, y <text:span text:style-name="Source_20_Text">FALSE</text:span> en otro caso (el elemento ha sido borrado). <text:span text:style-name="Source_20_Text">FIRST</text:span> devuelve el primer elemento que no siempre será 1, ya que hemos podido borrar elementos del principio. <text:span text:style-name="Source_20_Text">LAST</text:span> devuelve el último elemento. <text:span text:style-name="Source_20_Text">PRIOR</text:span> y <text:span text:style-name="Source_20_Text">NEXT</text:span> nos dicen el antecesor y sucesor del elemento (ignorando elementos borrados).</text:p>
      <text:p text:style-name="P98"><text:span text:style-name="Source_20_Text">TRIM</text:span> sin argumentos borra un elemento del final de la tabla. <text:span text:style-name="Source_20_Text">TRIM(n)</text:span> borra n elementos del final de la tabla. <text:span text:style-name="Source_20_Text">TRIM</text:span> opera en el tamaño interno, por lo que si encuentra un elemento borrado con <text:span text:style-name="Source_20_Text">DELETE</text:span>, lo incluye para ser eliminado de la colección. DELETE(n) borra el n-ésimo elemento. <text:span text:style-name="Source_20_Text">DELETE(n, m)</text:span> borra del elemento n al m. Si después de hacer <text:span text:style-name="Source_20_Text">DELETE</text:span>, consultamos si el elemento existe nos devolverá <text:span text:style-name="Source_20_Text">FALSE</text:span>. </text:p>
      <text:p text:style-name="Text_20_body">Al trabajar con tablas anidadas podemos hacer que salte alguna de las siguientes excepciones, debidas a un mal uso de las mismas: <text:span text:style-name="Source_20_Text">COLECTION_IS_NULL</text:span>, <text:span text:style-name="Source_20_Text">NO_DATA_FOUND</text:span>, <text:span text:style-name="Source_20_Text">SUBSCRIPT_BEYOND_COUNT</text:span> y <text:span text:style-name="Source_20_Text">VALUE_ERROR</text:span>. </text:p>
      <text:p text:style-name="P30"><text:span text:style-name="Source_20_Text"><text:span text:style-name="T102">Ejemplos</text:span></text:span></text:p>
      <text:p text:style-name="P30"><text:span text:style-name="Source_20_Text"><text:span text:style-name="T91">Diferentes operaciones sobre tablas anidadas</text:span></text:span></text:p>
      <text:p text:style-name="P43"><text:span text:style-name="Source_20_Text"><text:span text:style-name="T42">DECLARE</text:span></text:span></text:p>
      <text:p text:style-name="P43"><text:span text:style-name="Source_20_Text">TYPE numeros IS TABLE OF NUMBER;</text:span></text:p>
      <text:p text:style-name="P43"><text:span text:style-name="Source_20_Text">tabla_numeros numeros := numeros();</text:span></text:p>
      <text:p text:style-name="P43"><text:span text:style-name="Source_20_Text">num NUMBER;</text:span></text:p>
      <text:p text:style-name="P43"><text:span text:style-name="Source_20_Text">BEGIN</text:span></text:p>
      <text:p text:style-name="P43"><text:span text:style-name="Source_20_Text">num := tabla_numeros.COUNT;<text:tab/><text:tab/>--num := 0</text:span></text:p>
      <text:p text:style-name="P43"><text:span text:style-name="Source_20_Text">FOR i IN 1..10 LOOP</text:span></text:p>
      <text:p text:style-name="P43"><text:span text:style-name="Source_20_Text"><text:s text:c="5"/>tabla_numeros.EXTEND;</text:span></text:p>
      <text:p text:style-name="P43"><text:span text:style-name="Source_20_Text"><text:s text:c="5"/>tabla_numeros(i) := i;</text:span></text:p>
      <text:p text:style-name="P43"><text:span text:style-name="Source_20_Text">END LOOP;</text:span></text:p>
      <text:p text:style-name="P43"><text:span text:style-name="Source_20_Text">num := tabla_numeros.COUNT;<text:tab/><text:tab/>--num := 10</text:span></text:p>
      <text:p text:style-name="P43"><text:span text:style-name="Source_20_Text">tabla_numeros.DELETE(10);</text:span></text:p>
      <text:p text:style-name="P43"><text:span text:style-name="Source_20_Text">num := tabla_numeros.LAST;<text:tab/><text:tab/>--num := 9</text:span></text:p>
      <text:p text:style-name="P43"><text:span text:style-name="Source_20_Text">num := tabla_numeros.FIRST;<text:tab/><text:tab/>--num := 1</text:span></text:p>
      <text:p text:style-name="P43"><text:span text:style-name="Source_20_Text">tabla_numeros.DELETE(1);</text:span></text:p>
      <text:p text:style-name="P43"><text:span text:style-name="Source_20_Text">num := tabla_numeros.FIRST;<text:tab/><text:tab/>--num := 2</text:span></text:p>
      <text:p text:style-name="P43"><text:span text:style-name="Source_20_Text">FOR i IN 1..4 LOOP</text:span></text:p>
      <text:p text:style-name="P43"><text:span text:style-name="Source_20_Text"><text:s text:c="5"/>tabla_numeros.DELETE(2*i);</text:span></text:p>
      <text:p text:style-name="P43"><text:span text:style-name="Source_20_Text">END LOOP;</text:span></text:p>
      <text:p text:style-name="P43"><text:span text:style-name="Source_20_Text">num := tabla_numeros.COUNT;<text:tab/><text:tab/>--num := 4</text:span></text:p>
      <text:p text:style-name="P43"><text:span text:style-name="Source_20_Text">num := tabla_numeros.LAST;<text:tab/><text:tab/>--num := 9</text:span></text:p>
      <text:p text:style-name="P43"><text:span text:style-name="Source_20_Text">...</text:span></text:p>
      <text:p text:style-name="P62"><text:span text:style-name="Source_20_Text">END;</text:span></text:p>
      <text:p text:style-name="P76"><text:span text:style-name="Source_20_Text"><text:span text:style-name="T91">Posibles excepciones en su uso</text:span></text:span></text:p>
      <text:p text:style-name="P43"><text:span text:style-name="Source_20_Text"><text:span text:style-name="T42">DECLARE</text:span></text:span></text:p>
      <text:p text:style-name="P43"><text:span text:style-name="Source_20_Text">TYPE numeros IS TABLE OF NUMBER;</text:span></text:p>
      <text:p text:style-name="P43"><text:span text:style-name="Source_20_Text">tabla_num numeros := numeros();</text:span></text:p>
      <text:p text:style-name="P43"><text:span text:style-name="Source_20_Text">tabla1 numeros;</text:span></text:p>
      <text:p text:style-name="P43"><text:soft-page-break/><text:span text:style-name="Source_20_Text">BEGIN</text:span></text:p>
      <text:p text:style-name="P43"><text:span text:style-name="Source_20_Text">tabla1(5) := 0; <text:s text:c="4"/><text:tab/>--lanzaría COLECTION_IS_NULL</text:span></text:p>
      <text:p text:style-name="P43"><text:span text:style-name="Source_20_Text">tabla_num.EXTEND(5);</text:span></text:p>
      <text:p text:style-name="P43"><text:span text:style-name="Source_20_Text">tabla_num.DELETE(4);</text:span></text:p>
      <text:p text:style-name="P43"><text:span text:style-name="Source_20_Text">tabla_num(4) := 3;<text:tab/><text:tab/>--lanzaría NO_DATA_FOUND</text:span></text:p>
      <text:p text:style-name="P43"><text:span text:style-name="Source_20_Text">tabla_num(6) := 10;<text:tab/><text:tab/>--lanzaría SUBSCRIPT_BEYOND_COUNT</text:span></text:p>
      <text:p text:style-name="P43"><text:span text:style-name="Source_20_Text">tabla_num(-1) := 0;<text:tab/><text:tab/>--lanzaría SUBSCRIPT_OUTSIDE_LIMIT</text:span></text:p>
      <text:p text:style-name="P43"><text:span text:style-name="Source_20_Text">tabla_num(‘y’) := 5;<text:tab/>--lanzaría VALUE_ERROR</text:span></text:p>
      <text:p text:style-name="P62"><text:span text:style-name="Source_20_Text">END;</text:span></text:p>
      <text:p text:style-name="P30"><text:span text:style-name="Source_20_Text"><text:span text:style-name="T61">Cursores</text:span></text:span></text:p>
      <text:p text:style-name="P30"><text:span text:style-name="Source_20_Text"><text:span text:style-name="T91">Aunque se asemeja a otros tipos de datos, su uso es exclusivo en la programación de BBDD.</text:span></text:span></text:p>
      <text:p text:style-name="Standard">Es una estructura que almacena el conjunto de filas devuelto por una consulta a la base de datos.</text:p>
      <text:p text:style-name="Text_20_body"><text:span text:style-name="T128">Oracle</text:span> usa áreas de trabajo para ejecutar sentencias SQL y almacenar la información procesada. Hay 2 clases de cursores: <text:span text:style-name="Strong_20_Emphasis">implícitos</text:span> y <text:span text:style-name="Strong_20_Emphasis">explícitos</text:span>. PL/SQL declara implícitamente un cursor para todas las sentencias SQL de manipulación de datos, incluyendo consultas que devuelven una sola fila. Para las consultas que devuelven más de una fila, se debe declarar explícitamente un cursor para procesar las filas individualmente. </text:p>
      <text:p text:style-name="P6">Cursores implícitos</text:p>
      <text:p text:style-name="Text_20_body"><text:span text:style-name="T128">Oracle</text:span> abre implícitamente un cursor para procesar cada sentencia SQL que no esté asociada con un cursor declarado explícitamente. Con un cursor implícito no podemos usar las sentencias <text:span text:style-name="Source_20_Text">OPEN</text:span>, <text:span text:style-name="Source_20_Text">FETCH</text:span> y <text:span text:style-name="Source_20_Text">CLOSE</text:span> para controlar el cursor. Pero sí podemos usar los atributos del cursor para obtener información sobre las sentencias SQL más recientemente ejecutadas. </text:p>
      <text:p text:style-name="P32"><text:span text:style-name="T32">Atributos del cursor: </text:span>Ca<text:span text:style-name="T131">da cursor tiene 4 atributos que podemos usar para obtener información sobre la ejecución del mismo o sobre los datos. Estos atributos pueden ser usados en PL/SQL, pero no en SQL. Aunque estos atributos tienen sentido y se refieren en general a cursores explícitos y tienen que ver con las operaciones que hayamos realizado con el cursor.</text:span></text:p>
      <text:list xml:id="list5907138508039380986" text:style-name="L9">
        <text:list-item>
          <text:p text:style-name="P139">%<text:span text:style-name="Source_20_Text">FOUND</text:span>: Después de que el cursor esté abierto y antes del primer <text:span text:style-name="Source_20_Text">FETCH</text:span>, <text:span text:style-name="Source_20_Text">%FOUND</text:span> devuelve <text:span text:style-name="Source_20_Text">NULL</text:span>. Después del primer <text:span text:style-name="Source_20_Text">FETCH</text:span>, <text:span text:style-name="Source_20_Text">%FOUND</text:span> devolverá <text:span text:style-name="Source_20_Text">TRUE</text:span> si el último <text:span text:style-name="Source_20_Text">FETCH</text:span> ha devuelto una fila y <text:span text:style-name="Source_20_Text">FALSE</text:span> en caso contrario. Para cursores implícitos <text:span text:style-name="Source_20_Text">%FOUND</text:span> devuelve <text:span text:style-name="Source_20_Text">TRUE</text:span> si un <text:span text:style-name="Source_20_Text">INSERT</text:span>, <text:span text:style-name="Source_20_Text">UPDATE</text:span> o <text:span text:style-name="Source_20_Text">DELETE</text:span> afectan a una o más de una fila, o un <text:span text:style-name="Source_20_Text">SELECT... INTO...</text:span> devuelve una o más filas. En otro caso <text:span text:style-name="Source_20_Text">%FOUND</text:span> devuelve <text:span text:style-name="Source_20_Text">FALSE</text:span>. </text:p>
        </text:list-item>
        <text:list-item>
          <text:p text:style-name="P139"><text:span text:style-name="Source_20_Text">%NOTFOUND</text:span>: Es lógicamente lo contrario a <text:span text:style-name="Source_20_Text">%FOUND</text:span>. </text:p>
        </text:list-item>
        <text:list-item>
          <text:p text:style-name="P139"><text:span text:style-name="Source_20_Text">%ISOPEN</text:span>: E<text:span text:style-name="T132">s</text:span> <text:span text:style-name="Source_20_Text">TRUE</text:span> si el cursor está abierto y <text:span text:style-name="Source_20_Text">FALSE</text:span> en caso contrario. Para cursores implícitos, como <text:span text:style-name="T128">Oracle</text:span> los cierra automáticamente, <text:span text:style-name="Source_20_Text">%ISOPEN</text:span> evalúa siempre a <text:span text:style-name="Source_20_Text">FALSE</text:span>. </text:p>
        </text:list-item>
        <text:list-item>
          <text:p text:style-name="P133"><text:span text:style-name="Source_20_Text">%ROWCOUNT</text:span>: Para un cursor abierto y antes del primer <text:span text:style-name="Source_20_Text">FETCH</text:span>, <text:span text:style-name="Source_20_Text">%ROWCOUNT</text:span> evalúa a 0. Después de cada <text:span text:style-name="Source_20_Text">FETCH</text:span>, <text:span text:style-name="Source_20_Text">%ROWCOUNT</text:span> es incrementa<text:span text:style-name="T132">do</text:span> y evalúa al núm. de filas que hemos procesado. Para cursores implícitos <text:span text:style-name="Source_20_Text">%ROWCOUNT</text:span> evalúa al número de filas afectadas por un <text:span text:style-name="Source_20_Text">INSERT</text:span>, <text:span text:style-name="Source_20_Text">UPDATE</text:span> o <text:span text:style-name="Source_20_Text">DELETE</text:span> o el núm. de filas devueltas por un <text:span text:style-name="Source_20_Text">SELECT... INTO...</text:span> </text:p>
        </text:list-item>
      </text:list>
      <text:p text:style-name="P31">Evaluación de los atributos de un cursor explícito según las operaciones realizadas con él.</text:p>
      <text:p text:style-name="P32"><text:span text:style-name="T133">Operación realizada.<text:tab/><text:tab/><text:tab/></text:span><text:span text:style-name="T26">%FOUND <text:s text:c="2"/>%NOTFOUND <text:s/>%ISOPEN <text:tab/>%ROWCOUNT</text:span><text:span text:style-name="T3"> </text:span></text:p>
      <text:p text:style-name="P32">Antes del <text:span text:style-name="T3">OPEN</text:span> <text:tab/><text:tab/><text:tab/>Excepción.<text:tab/>Excepción.<text:tab/><text:span text:style-name="T3">FALSE</text:span> <text:tab/>Excepción. </text:p>
      <text:p text:style-name="P32">Después del <text:span text:style-name="T3">OPEN</text:span><text:tab/><text:tab/><text:tab/><text:span text:style-name="T3">NULL<text:tab/><text:tab/>NULL<text:tab/><text:tab/>TRUE<text:tab/><text:tab/>0</text:span> </text:p>
      <text:p text:style-name="P32">Antes del primer <text:span text:style-name="T3">FETCH</text:span><text:tab/><text:tab/><text:span text:style-name="T3">NULL<text:tab/><text:tab/>NULL<text:tab/><text:tab/>TRUE<text:tab/><text:tab/>0</text:span> </text:p>
      <text:p text:style-name="P32">Después del primer <text:span text:style-name="T3">FETCH</text:span><text:tab/><text:tab/><text:span text:style-name="T3">TRUE<text:tab/><text:tab/>FALSE<text:tab/>TRUE<text:tab/><text:tab/>1 </text:span></text:p>
      <text:p text:style-name="P32">Antes de los siguientes <text:span text:style-name="T3">FETCH</text:span> <text:s text:c="2"/><text:tab/><text:span text:style-name="T3">TRUE<text:tab/><text:tab/>FALSE<text:tab/>TRUE<text:tab/><text:tab/>1</text:span> </text:p>
      <text:p text:style-name="P32">Después de los siguientes <text:span text:style-name="T3">FETCH</text:span><text:tab/><text:span text:style-name="T3">TRUE<text:tab/><text:tab/>FALSE<text:tab/>TRUE</text:span><text:tab/><text:tab/>Depende datos. </text:p>
      <text:p text:style-name="P32">Antes del último <text:span text:style-name="T3">FETCH</text:span> <text:tab/><text:tab/><text:span text:style-name="T3">TRUE<text:tab/><text:tab/>FALSE <text:tab/>TRUE</text:span><text:tab/><text:tab/>Depende datos. </text:p>
      <text:p text:style-name="P32">Después del último <text:span text:style-name="T3">FETCH</text:span><text:tab/><text:tab/><text:span text:style-name="T3">FALSE <text:tab/>TRUE<text:tab/><text:tab/>TRUE<text:tab/></text:span><text:tab/>Depende datos. </text:p>
      <text:p text:style-name="P32">Antes del <text:span text:style-name="T3">CLOSE</text:span><text:tab/><text:tab/><text:tab/><text:span text:style-name="T3">FALSE <text:tab/>TRUE<text:tab/><text:tab/>TRUE</text:span><text:tab/><text:tab/>Depende datos. </text:p>
      <text:p text:style-name="P32">Después del <text:span text:style-name="T3">CLOSE</text:span><text:tab/><text:tab/><text:tab/>Excepción. <text:tab/>Excepción. <text:tab/><text:span text:style-name="T3">FALSE</text:span> <text:tab/>Excepción.</text:p>
      <text:p text:style-name="P5"><text:soft-page-break/>Cursores explícitos</text:p>
      <text:p text:style-name="Standard">Cuando una consulta devuelve múltiples filas, podemos declarar explícitamente un cursor para procesar las filas devueltas. Cuando declaramos un cursor, lo que hacemos es darle un nombre y asociarle una consulta usando la siguiente sintaxis:</text:p>
      <text:p text:style-name="Standard"><text:span text:style-name="Source_20_Text">CURSOR nombre_cursor [(parametro [, parametro] ...)] [RETURN tipo_devuelto] IS sentencia_select;</text:span></text:p>
      <text:p text:style-name="Standard">Donde <text:span text:style-name="Source_20_Text">tipo_devuelto</text:span> debe representar un registro o una fila de una tabla de la base de datos, y <text:span text:style-name="Source_20_Text">parámetro</text:span> sigue la siguiente sintaxis: <text:s/><text:span text:style-name="Source_20_Text">parametro := nombre_parametro [IN] tipo_dato [{:= | DEFAULT} expresion]</text:span></text:p>
      <text:p text:style-name="Standard">Ejemplos: <text:s/><text:span text:style-name="Source_20_Text">CURSOR cAgentes IS SELECT * FROM agentes;</text:span></text:p>
      <text:p text:style-name="Standard"><text:span text:style-name="Source_20_Text">CURSOR cFa</text:span><text:span text:style-name="Source_20_Text"><text:span text:style-name="T134">m</text:span></text:span><text:span text:style-name="Source_20_Text">s RETURN fams%ROWTYPE IS SELECT * FROM fams WHERE...</text:span></text:p>
      <text:p text:style-name="Standard"><text:span text:style-name="Source_20_Text"><text:span text:style-name="T74">Además, como hemos visto en la declaración, un cursor puede tomar parámetros, los cuales pueden aparecer en la consulta asociada como si fuesen constantes. Los parámetros serán de entrada, un cursor no puede devolver valores en los parámetros actuales. A un parámetro de un cursor no podemos imponerle la restricción </text:span></text:span><text:span text:style-name="Source_20_Text"><text:span text:style-name="T3">NOT NULL</text:span></text:span><text:span text:style-name="Source_20_Text"><text:span text:style-name="T74">. </text:span></text:span></text:p>
      <text:p text:style-name="Standard"><text:span text:style-name="Source_20_Text"><text:span text:style-name="T3">CURSOR c1 (cat INTEGER DEFAULT 0) IS SELECT * FROM agentes WHERE categoria = cat;</text:span></text:span></text:p>
      <text:p text:style-name="Standard"><text:span text:style-name="Source_20_Text"><text:span text:style-name="T74">Cuando abrimos un cursor, lo que se hace es ejecutar la consulta asociada e identificar el conjunto resultado, que serán todas las filas que emparejen con el criterio de búsqueda de la consulta:</text:span></text:span></text:p>
      <text:p text:style-name="Standard"><text:span text:style-name="Source_20_Text">OPEN nombre_cursor [(parametro [, parametro] ...)];</text:span></text:p>
      <text:p text:style-name="Text_20_body"><text:span text:style-name="Source_20_Text"><text:span text:style-name="T113">Ejemplos:</text:span></text:span><text:span text:style-name="Source_20_Text"><text:span text:style-name="T134"> <text:s/></text:span></text:span><text:span text:style-name="Source_20_Text">OPEN cAgentes; <text:s/>OPEN c1(1); <text:s/>OPEN c1;</text:span></text:p>
      <text:p text:style-name="Standard"><text:span text:style-name="Source_20_Text"><text:span text:style-name="T74">La sentencia </text:span></text:span><text:span text:style-name="Source_20_Text"><text:span text:style-name="T3">FETCH</text:span></text:span><text:span text:style-name="Source_20_Text"><text:span text:style-name="T74"> devuelve una fila del conjunto resultado. Después de cada </text:span></text:span><text:span text:style-name="Source_20_Text"><text:span text:style-name="T3">FETCH</text:span></text:span><text:span text:style-name="Source_20_Text"><text:span text:style-name="T74">, el cursor avanza a la próxima fila en el conjunto resultado.</text:span></text:span></text:p>
      <text:p text:style-name="P43"><text:span text:style-name="Source_20_Text">FETCH cFamilias INTO mi_id, mi_nom, mi_fam, mi_ofi;</text:span></text:p>
      <text:p text:style-name="Standard"><text:span text:style-name="Source_20_Text"><text:span text:style-name="T74">Para cada valor de columna devuelto por la consulta asociada al cursor, debe haber una variable que se corresponda en la lista de variables después del </text:span></text:span><text:span text:style-name="Source_20_Text"><text:span text:style-name="T3">INTO</text:span></text:span><text:span text:style-name="Source_20_Text"><text:span text:style-name="T74">. </text:span></text:span></text:p>
      <text:p text:style-name="Standard">Para procesar un cursor entero deberemos hacerlo por medio de un bucle. </text:p>
      <text:p text:style-name="P43"><text:span text:style-name="Source_20_Text">BEGIN</text:span></text:p>
      <text:p text:style-name="P43"><text:span text:style-name="Source_20_Text">OPEN cFamilias;</text:span></text:p>
      <text:p text:style-name="P43"><text:span text:style-name="Source_20_Text">LOOP</text:span></text:p>
      <text:p text:style-name="P43"><text:span text:style-name="Source_20_Text"><text:s text:c="5"/>FETCH cFamilias INTO mi_id, mi_nom, mi_fam, mi_ofi;</text:span></text:p>
      <text:p text:style-name="P43"><text:span text:style-name="Source_20_Text"><text:s text:c="5"/>EXIT WHEN cFamilias%NOTFOUND;</text:span></text:p>
      <text:p text:style-name="P43"><text:span text:style-name="Source_20_Text"><text:s text:c="5"/>...</text:span></text:p>
      <text:p text:style-name="P43"><text:span text:style-name="Source_20_Text">END LOOP;</text:span></text:p>
      <text:p text:style-name="P43"><text:span text:style-name="Source_20_Text">END;</text:span></text:p>
      <text:p text:style-name="Text_20_body"><text:span text:style-name="Source_20_Text"><text:span text:style-name="T74">Una vez procesado el cursor, deberemos cerrarlo, con lo que des</text:span></text:span><text:span text:style-name="Source_20_Text"><text:span text:style-name="T113">h</text:span></text:span><text:span text:style-name="Source_20_Text"><text:span text:style-name="T74">abilitamos el cursor y el conjunto resultado queda indefinido. </text:span></text:span><text:span text:style-name="Source_20_Text">CLOSE cFamilias;</text:span></text:p>
      <text:p text:style-name="Text_20_body"><text:span text:style-name="Source_20_Text"><text:span text:style-name="T74">Una vez cerrado el cursor podemos reabrirlo, pero cualquier otra operación que hagamos con el cursor cerrado lanzará la excepción </text:span></text:span><text:span text:style-name="Source_20_Text"><text:span text:style-name="T3">INVALID_CURSOR</text:span></text:span><text:span text:style-name="Source_20_Text"><text:span text:style-name="T74">. </text:span></text:span></text:p>
      <text:p text:style-name="Text_20_body">También podemos simplificar la operación de procesamiento de un cursor, por medio de los bucles para cursores, los cuales declaran implícitamente una variable índice definida como <text:span text:style-name="Source_20_Text">%ROWTYPE</text:span> para el cursor, abren el cursor, se van trayendo los valores de cada fila del cursor, almacenándolas en la variable índice, y finalmente cierran el cursor. </text:p>
      <text:p text:style-name="Standard"><text:span text:style-name="Source_20_Text"><text:tab/>BEGIN</text:span></text:p>
      <text:p text:style-name="Standard"><text:span text:style-name="Source_20_Text"><text:s text:c="5"/><text:tab/>FOR cFamilias_rec IN cFamilias LOOP</text:span></text:p>
      <text:p text:style-name="Standard"><text:span text:style-name="Source_20_Text"><text:s text:c="10"/>--Procesamos las filas accediendo a </text:span></text:p>
      <text:p text:style-name="Standard"><text:span text:style-name="Source_20_Text"><text:s text:c="10"/>--cFamilias_rec.identificador, cFamilias_rec.nombre,</text:span></text:p>
      <text:p text:style-name="Standard"><text:span text:style-name="Source_20_Text"><text:s text:c="10"/>--cFamilias_rec.familia, ...</text:span></text:p>
      <text:p text:style-name="Standard"><text:span text:style-name="Source_20_Text"><text:s text:c="5"/><text:tab/>END LOOP;</text:span></text:p>
      <text:p text:style-name="Standard"><text:span text:style-name="Source_20_Text"><text:tab/>END;</text:span></text:p>
      <text:p text:style-name="Standard"><text:soft-page-break/><text:span text:style-name="Source_20_Text"><text:span text:style-name="T56">Cursores variables</text:span></text:span></text:p>
      <text:p text:style-name="Standard"><text:span text:style-name="Source_20_Text"><text:span text:style-name="T114">Además de los cursores vistos anteriormente, Oracle nos permite definir cursores variables que son como punteros a cursores, por lo que podemos usarlos para referirnos a cualquier tipo de consulta. Los cursores serían estáticos y los cursores variables serían dinámicos.</text:span></text:span></text:p>
      <text:p text:style-name="Standard"><text:span text:style-name="Source_20_Text"><text:span text:style-name="T114">Para declarar un cursor variable debemos seguir 2 pasos: </text:span></text:span></text:p>
      <text:list xml:id="list4314161643319360425" text:style-name="L10">
        <text:list-item>
          <text:p text:style-name="P112"><text:span text:style-name="Source_20_Text"><text:span text:style-name="T114">Definir un tipo </text:span></text:span><text:span text:style-name="Source_20_Text"><text:span text:style-name="T135">REF CURSOR</text:span></text:span><text:span text:style-name="Source_20_Text"><text:span text:style-name="T114"> y entonces declarar una variable de ese tipo. </text:span></text:span></text:p>
        </text:list-item>
      </text:list>
      <text:p text:style-name="P43"><text:span text:style-name="Source_20_Text">TYPE tipo_cursor IS REF CURSOR RETURN agentes%ROWTYPE;</text:span></text:p>
      <text:p text:style-name="P43"><text:span text:style-name="Source_20_Text">cAgentes tipo_cursor;</text:span></text:p>
      <text:list xml:id="list7786920972603772629" text:style-name="L11">
        <text:list-item>
          <text:p text:style-name="P113"><text:span text:style-name="Source_20_Text"><text:span text:style-name="T114">Una vez definido el cursor variable debemos asociarlo a una consulta (notar que esto no se hace en la parte declarativa, sino dinámicamente en la parte de ejecución) y esto lo hacemos con la sentencia </text:span></text:span><text:span text:style-name="Source_20_Text"><text:span text:style-name="T135">OPEN-FOR</text:span></text:span><text:span text:style-name="Source_20_Text"><text:span text:style-name="T114"> utilizando la siguiente sintaxis: </text:span></text:span></text:p>
        </text:list-item>
      </text:list>
      <text:p text:style-name="P43"><text:span text:style-name="Source_20_Text">OPEN nombre_variable_cursor FOR sentencia_select;</text:span></text:p>
      <text:p text:style-name="P43"><text:span text:style-name="Source_20_Text">OPEN cAgentes FOR SELECT * FROM agentes WHERE oficina = 1;</text:span></text:p>
      <text:p text:style-name="Standard"><text:span text:style-name="Source_20_Text"><text:span text:style-name="T114">Un cursor variable no puede tomar parámetros. Podemos usar los atributos de los cursores para cursores variables. </text:span></text:span></text:p>
      <text:p text:style-name="Standard">Además, podemos usar varios <text:span text:style-name="Source_20_Text">OPEN-FOR</text:span> para abrir el mismo cursor variable para diferentes consultas. No necesitamos cerrarlo antes de reabrirlo. Cuando abrimos un cursor variable para una consulta diferente, la consulta previa se pierde. </text:p>
      <text:p text:style-name="Standard">Una vez abierto el cursor variable, su manejo es idéntico a un cursor. Usaremos <text:span text:style-name="Source_20_Text">FETCH</text:span> para traernos las filas, usaremos sus atributos para hacer comprobaciones y lo cerraremos cuando dejemos de usarlo. </text:p>
      <text:p text:style-name="P43"><text:span text:style-name="Source_20_Text"><text:span text:style-name="T135">DECLARE</text:span></text:span></text:p>
      <text:p text:style-name="P43"><text:span text:style-name="Source_20_Text">TYPE cursor_Agentes IS REF CURSOR RETURN agentes%ROWTYPE;</text:span></text:p>
      <text:p text:style-name="P43"><text:span text:style-name="Source_20_Text">cAgentes cursor_Agentes;</text:span></text:p>
      <text:p text:style-name="P43"><text:span text:style-name="Source_20_Text">agente cAgentes%ROWTYPE;</text:span></text:p>
      <text:p text:style-name="P43"><text:span text:style-name="Source_20_Text">BEGIN</text:span></text:p>
      <text:p text:style-name="P43"><text:span text:style-name="Source_20_Text">...</text:span></text:p>
      <text:p text:style-name="P43"><text:span text:style-name="Source_20_Text">OPEN cAgentes FOR SELECT * FROM agentes WHERE oficina = 1;</text:span></text:p>
      <text:p text:style-name="P43"><text:span text:style-name="Source_20_Text">LOOP</text:span></text:p>
      <text:p text:style-name="P43"><text:span text:style-name="Source_20_Text"><text:s text:c="5"/>FETCH cAgentes INTO agente;</text:span></text:p>
      <text:p text:style-name="P43"><text:span text:style-name="Source_20_Text"><text:s text:c="5"/>EXIT WHEN cAgentes%NOTFOUND;</text:span></text:p>
      <text:p text:style-name="P43"><text:span text:style-name="Source_20_Text"><text:s text:c="5"/>...</text:span></text:p>
      <text:p text:style-name="P43"><text:span text:style-name="Source_20_Text">END LOOP;</text:span></text:p>
      <text:p text:style-name="P43"><text:span text:style-name="Source_20_Text">CLOSE cAgentes;</text:span></text:p>
      <text:p text:style-name="P43"><text:span text:style-name="Source_20_Text">...</text:span></text:p>
      <text:p text:style-name="P43"><text:span text:style-name="Source_20_Text">END;</text:span></text:p>
      <text:p text:style-name="P64"><text:span text:style-name="Source_20_Text"><text:span text:style-name="T114"/></text:span></text:p>
      <text:p text:style-name="P77"><text:span text:style-name="Source_20_Text"><text:span text:style-name="T70">Abstracción en PL/SQL</text:span></text:span></text:p>
      <text:p text:style-name="P77"><text:span text:style-name="Source_20_Text"><text:span text:style-name="T114"/></text:span></text:p>
      <text:p text:style-name="P77"><text:span text:style-name="Source_20_Text"><text:span text:style-name="T114">La abstracción permite a los programadores crear unidades lógicas y posteriormente utilizarlas pensando en qué hacen y no en cómo lo hacen. Se consigue utilizando funciones, procedimientos, librerías, objetos, etc. PL/SQL permite definir funciones y procedimientos. Además permite agrupar todas aquellas que tengan relación en paquetes. También permite el uso de objetos. Con esto conseguiremos darle modularidad a nuestras aplicaciones, aumentar la reusabilidad y mantenimiento del código y añadir grados de abstracción a los problemas.</text:span></text:span></text:p>
      <text:p text:style-name="P77"><text:span text:style-name="Source_20_Text"><text:span text:style-name="T114"/></text:span></text:p>
      <text:p text:style-name="P78"><text:span text:style-name="Source_20_Text"><text:span text:style-name="T57">Subprogramas</text:span></text:span></text:p>
      <text:p text:style-name="P78"><text:span text:style-name="Source_20_Text"><text:span text:style-name="T115">Los subprogramas son bloques nombrados a los cuales les podemos pasar parámetros y los podemos invocar. Además, los subprogramas pueden estar almacenados en la base de datos o estar encerrados en otros bloques. Si el programa está almacenado en la base de datos, podremos invocarlo si tenemos permisos suficientes y si está encerrado en otro bloque lo podremos invocar si tenemos visibilidad sobre el mismo.</text:span></text:span></text:p>
      <text:p text:style-name="Text_20_body"><text:soft-page-break/><text:span text:style-name="Source_20_Text"><text:span text:style-name="T115">Hay dos clases de subprogramas: las </text:span></text:span><text:span text:style-name="Source_20_Text"><text:span text:style-name="T110">funciones</text:span></text:span><text:span text:style-name="Source_20_Text"><text:span text:style-name="T115"> y los </text:span></text:span><text:span text:style-name="Source_20_Text"><text:span text:style-name="T110">procedimientos</text:span></text:span><text:span text:style-name="Source_20_Text"><text:span text:style-name="T115">. Las funciones devuelven un valor y los procedimientos no. </text:span></text:span>Para declarar un subprograma utilizamos la siguiente sintaxis:</text:p>
      <text:p text:style-name="P33">Función</text:p>
      <text:p text:style-name="Standard"><text:span text:style-name="Source_20_Text"><text:span text:style-name="T136">FUNCTION nombre [(parametro [, parametro] ...)]</text:span></text:span></text:p>
      <text:p text:style-name="Standard"><text:span text:style-name="Source_20_Text">RETURN tipo_dato IS</text:span></text:p>
      <text:p text:style-name="Standard"><text:span text:style-name="Source_20_Text">[declaraciones_locales]</text:span></text:p>
      <text:p text:style-name="Standard"><text:span text:style-name="Source_20_Text">BEGIN</text:span></text:p>
      <text:p text:style-name="Standard"><text:span text:style-name="Source_20_Text">sentencias_ejecutables</text:span></text:p>
      <text:p text:style-name="Standard"><text:span text:style-name="Source_20_Text">[EXCEPTION</text:span></text:p>
      <text:p text:style-name="Standard"><text:span text:style-name="Source_20_Text">manejadores_de_excepciones]</text:span></text:p>
      <text:p text:style-name="Text_20_body"><text:span text:style-name="Source_20_Text">END [nombre];</text:span></text:p>
      <text:p text:style-name="Standard"><text:span text:style-name="Source_20_Text"><text:span text:style-name="T115">Procedimiento</text:span></text:span></text:p>
      <text:p text:style-name="Standard"><text:span text:style-name="Source_20_Text"><text:span text:style-name="T136">PROCEDURE nombre [( parametro [, parametro] ... )] IS</text:span></text:span></text:p>
      <text:p text:style-name="Standard"><text:span text:style-name="Source_20_Text"><text:s text:c="5"/>[declaraciones_locales]</text:span></text:p>
      <text:p text:style-name="Standard"><text:span text:style-name="Source_20_Text">BEGIN</text:span></text:p>
      <text:p text:style-name="Standard"><text:span text:style-name="Source_20_Text">sentencias_ejecutables</text:span></text:p>
      <text:p text:style-name="Standard"><text:span text:style-name="Source_20_Text">[EXCEPTION</text:span></text:p>
      <text:p text:style-name="Standard"><text:span text:style-name="Source_20_Text">manejadores_de_excepciones]</text:span></text:p>
      <text:p text:style-name="Text_20_body"><text:span text:style-name="Source_20_Text">END [nombre];</text:span></text:p>
      <text:p text:style-name="Standard"><text:span text:style-name="Source_20_Text"><text:span text:style-name="T115">Donde: </text:span></text:span></text:p>
      <text:p text:style-name="Text_20_body"><text:span text:style-name="Source_20_Text">parametro := nombre_parametro [IN|OUT|IN OUT] tipo_dato [{:=|DEFAULT} expresion]</text:span></text:p>
      <text:p text:style-name="Standard"><text:span text:style-name="Source_20_Text"><text:span text:style-name="T115">Algunas consideraciones a tener en cuenta son: </text:span></text:span></text:p>
      <text:list xml:id="list2857280324771182984" text:style-name="L12">
        <text:list-item>
          <text:p text:style-name="P114">No podemos imponer una restricción <text:span text:style-name="Source_20_Text">NOT NULL</text:span> a un parámetro. </text:p>
        </text:list-item>
        <text:list-item>
          <text:p text:style-name="P115">No podemos especificar una restricción del tipo: </text:p>
          <text:p text:style-name="P115"><text:span text:style-name="Source_20_Text">PROCEDURE KK(a NUMBER(10)) IS... --ilegal</text:span></text:p>
        </text:list-item>
        <text:list-item>
          <text:p text:style-name="P134">Una función siempre debe acabar con la sentencia <text:span text:style-name="Source_20_Text">RETURN</text:span>. </text:p>
        </text:list-item>
      </text:list>
      <text:p text:style-name="Standard"><text:span text:style-name="Source_20_Text"><text:span text:style-name="T115">Podemos definir subprogramas al final de la parte declarativa de cualquier bloque. En </text:span></text:span><text:span text:style-name="Source_20_Text"><text:span text:style-name="T106">Oracle</text:span></text:span><text:span text:style-name="Source_20_Text"><text:span text:style-name="T115">, cualquier identificador debe estar declarado antes de usarse, y eso mismo pasa con los subprogramas, por lo que deberemos declararlos antes de usarlos. </text:span></text:span></text:p>
      <text:p text:style-name="P43"><text:span text:style-name="Source_20_Text"><text:span text:style-name="T136">DECLARE</text:span></text:span></text:p>
      <text:p text:style-name="P43"><text:span text:style-name="Source_20_Text">hijos NUMBER;</text:span></text:p>
      <text:p text:style-name="P43"><text:span text:style-name="Source_20_Text">FUNCTION hijos_familia( id_familia NUMBER ) </text:span></text:p>
      <text:p text:style-name="P43"><text:span text:style-name="Source_20_Text"><text:s text:c="5"/>RETURN NUMBER IS</text:span></text:p>
      <text:p text:style-name="P43"><text:span text:style-name="Source_20_Text"><text:s text:c="5"/>hijos NUMBER;</text:span></text:p>
      <text:p text:style-name="P43"><text:span text:style-name="Source_20_Text">BEGIN</text:span></text:p>
      <text:p text:style-name="P43"><text:span text:style-name="Source_20_Text"><text:s text:c="5"/>SELECT COUNT(*) INTO hijos FROM agentes </text:span></text:p>
      <text:p text:style-name="P43"><text:span text:style-name="Source_20_Text"><text:s text:c="10"/>WHERE familia = id_familia;</text:span></text:p>
      <text:p text:style-name="P43"><text:span text:style-name="Source_20_Text"><text:s text:c="5"/>RETURN hijos;</text:span></text:p>
      <text:p text:style-name="P43"><text:span text:style-name="Source_20_Text">END hijos_familia;</text:span></text:p>
      <text:p text:style-name="P43"><text:span text:style-name="Source_20_Text">BEGIN</text:span></text:p>
      <text:p text:style-name="P43"><text:span text:style-name="Source_20_Text">...</text:span></text:p>
      <text:p text:style-name="P62"><text:span text:style-name="Source_20_Text">END;</text:span></text:p>
      <text:p text:style-name="Standard"><text:span text:style-name="Source_20_Text"><text:span text:style-name="T115">Si quisiéramos definir subprogramas en orden alfabético o lógico, o necesitamos definir subprogramas mutuamente recursivos (uno llama a otro, y éste a su vez llama al anterior), deberemos usar la definición hacia delante, para evitar errores de compilación. </text:span></text:span></text:p>
      <text:p text:style-name="P43"><text:span text:style-name="Source_20_Text"><text:span text:style-name="T136">DECLARE</text:span></text:span></text:p>
      <text:p text:style-name="P43"><text:span text:style-name="Source_20_Text"><text:s text:c="5"/>PROCEDURE calculo(...); --declaración hacia delante</text:span></text:p>
      <text:p text:style-name="P43"><text:span text:style-name="Source_20_Text"><text:s text:c="5"/>--Definimos subprogramas agrupados lógicamente</text:span></text:p>
      <text:p text:style-name="P43"><text:soft-page-break/><text:span text:style-name="Source_20_Text"><text:s text:c="5"/>PROCEDURE inicio(...) IS</text:span></text:p>
      <text:p text:style-name="P43"><text:span text:style-name="Source_20_Text"><text:s text:c="5"/>BEGIN</text:span></text:p>
      <text:p text:style-name="P43"><text:span text:style-name="Source_20_Text"><text:s text:c="10"/>calculo(...);</text:span></text:p>
      <text:p text:style-name="P43"><text:span text:style-name="Source_20_Text"><text:s text:c="5"/>END;</text:span></text:p>
      <text:p text:style-name="P43"><text:span text:style-name="Source_20_Text">BEGIN</text:span></text:p>
      <text:p text:style-name="P43"><text:span text:style-name="Source_20_Text"><text:s text:c="5"/>...</text:span></text:p>
      <text:p text:style-name="P62"><text:span text:style-name="Source_20_Text">END;</text:span></text:p>
      <text:p text:style-name="P78"><text:span text:style-name="Source_20_Text"><text:span text:style-name="T57">Almacenar subprogramas en la BBDD</text:span></text:span></text:p>
      <text:p text:style-name="P78"><text:span text:style-name="Source_20_Text"><text:span text:style-name="T115">Para almacenar un subprograma en la base de datos utilizaremos la misma sintaxis que para declararlo, anteponiendo </text:span></text:span><text:span text:style-name="Source_20_Text"><text:span text:style-name="T136">CREATE [OR REPLACE]</text:span></text:span><text:span text:style-name="Source_20_Text"><text:span text:style-name="T115"> a </text:span></text:span><text:span text:style-name="Source_20_Text"><text:span text:style-name="T136">PROCEDURE</text:span></text:span><text:span text:style-name="Source_20_Text"><text:span text:style-name="T115"> o </text:span></text:span><text:span text:style-name="Source_20_Text"><text:span text:style-name="T136">FUNCTION</text:span></text:span><text:span text:style-name="Source_20_Text"><text:span text:style-name="T115">, y finalizando el subprograma con una línea que simplemente contendrá el carácter </text:span></text:span><text:span text:style-name="Source_20_Text"><text:span text:style-name="T110">'</text:span></text:span><text:span text:style-name="Source_20_Text"><text:span text:style-name="T27">/</text:span></text:span><text:span text:style-name="Source_20_Text"><text:span text:style-name="T110">'</text:span></text:span><text:span text:style-name="Source_20_Text"><text:span text:style-name="T115"> para indicarle a </text:span></text:span><text:span text:style-name="Source_20_Text"><text:span text:style-name="T106">Oracle</text:span></text:span><text:span text:style-name="Source_20_Text"><text:span text:style-name="T115"> que termina ahí. Si especificamos </text:span></text:span><text:span text:style-name="Source_20_Text"><text:span text:style-name="T136">OR REPLACE</text:span></text:span><text:span text:style-name="Source_20_Text"><text:span text:style-name="T115"> y el subprograma ya existía, éste será reemplazado. Si no lo especificamos y el subprograma ya existe, </text:span></text:span><text:span text:style-name="Source_20_Text"><text:span text:style-name="T106">Oracle</text:span></text:span><text:span text:style-name="Source_20_Text"><text:span text:style-name="T115"> nos devolverá un error indicando que el nombre ya está siendo utilizado por otro objeto de la base de datos.</text:span></text:span></text:p>
      <text:p text:style-name="P43"><text:span text:style-name="Source_20_Text"><text:span text:style-name="T136">CREATE OR REPLACE FUNCTION hijos_familia(id_familia NUMBER) </text:span></text:span></text:p>
      <text:p text:style-name="P43"><text:span text:style-name="Source_20_Text">RETURN NUMBER IS</text:span></text:p>
      <text:p text:style-name="P43"><text:span text:style-name="Source_20_Text">hijos NUMBER;</text:span></text:p>
      <text:p text:style-name="P43"><text:span text:style-name="Source_20_Text">BEGIN</text:span></text:p>
      <text:p text:style-name="P43"><text:span text:style-name="Source_20_Text">SELECT COUNT(*) INTO hijos FROM agentes</text:span></text:p>
      <text:p text:style-name="P43"><text:span text:style-name="Source_20_Text">WHERE familia = id_familia;</text:span></text:p>
      <text:p text:style-name="P43"><text:span text:style-name="Source_20_Text">RETURN hijos;</text:span></text:p>
      <text:p text:style-name="P43"><text:span text:style-name="Source_20_Text">END;</text:span></text:p>
      <text:p text:style-name="P43"><text:span text:style-name="Source_20_Text">/</text:span></text:p>
      <text:p text:style-name="P86"><text:span text:style-name="Source_20_Text"><text:span text:style-name="T115">Cuando los subprogramas son almacenados en la base de datos, para ellos no podemos utilizar las declaraciones hacia delante, por lo que cualquier subprograma almacenado en la base de datos deberá conocer todos los subprogramas que utilice. </text:span></text:span></text:p>
      <text:p text:style-name="Standard">Para invocar un subprograma usaremos la sintaxis: </text:p>
      <text:p text:style-name="Standard"><text:span text:style-name="Source_20_Text"><text:span text:style-name="T136">nombre_procedimiento [(parametro [,parametro] ...)];</text:span></text:span></text:p>
      <text:p text:style-name="Standard"><text:span text:style-name="Source_20_Text">variable := nombre_funcion [(parametro [, parametro] ...)];</text:span></text:p>
      <text:p text:style-name="Text_20_body"><text:span text:style-name="T136">Ejemplo: <text:s/></text:span><text:span text:style-name="Source_20_Text">hijos := hijos_familia(10);</text:span></text:p>
      <text:p text:style-name="Standard"><text:span text:style-name="Source_20_Text"><text:span text:style-name="T115">Si el subprograma está almacenado en la base de datos y queremos invocarlo desde </text:span></text:span><text:span text:style-name="Source_20_Text"><text:span text:style-name="T106">SQL*Plus</text:span></text:span><text:span text:style-name="Source_20_Text"><text:span text:style-name="T115">: </text:span></text:span></text:p>
      <text:p text:style-name="Standard"><text:span text:style-name="Source_20_Text"><text:span text:style-name="T136">EXECUTE nombre_procedimiento [(parametros)]; <text:s/>--o también EXEC</text:span></text:span></text:p>
      <text:p text:style-name="Text_20_body"><text:span text:style-name="Source_20_Text">EX</text:span><text:span text:style-name="Source_20_Text"><text:span text:style-name="T136">E</text:span></text:span><text:span text:style-name="Source_20_Text">CUTE :variable_sql := nombre_funcion [(parametros)];</text:span></text:p>
      <text:p text:style-name="Text_20_body"><text:span text:style-name="Source_20_Text"><text:span text:style-name="T115">Cuando almacenamos un subprograma en la base de datos éste es compilado antes. Si hay algún error se nos informará de los mismos y deberemos corregirlos por medio de la cláusula </text:span></text:span><text:span text:style-name="Source_20_Text"><text:span text:style-name="T136">OR REPLACE</text:span></text:span><text:span text:style-name="Source_20_Text"><text:span text:style-name="T115">, antes de que el subprograma pueda ser utilizado. </text:span></text:span></text:p>
      <text:p text:style-name="Text_20_body">Hay varias vistas del diccionario de datos que nos ayudan a llevar un control de los subprogramas, tanto para ver su código, como los errores de compilación. También hay algunos comandos de <text:span text:style-name="T128">SQL*Plus</text:span> que nos ayudan a hacer lo mismo pero de forma algo menos engorrosa. </text:p>
      <text:p text:style-name="P34"><text:span text:style-name="Source_20_Text"><text:span text:style-name="T116">Vistas y comandos asociados a los subprogramas:</text:span></text:span></text:p>
      <text:p text:style-name="P35"><text:span text:style-name="T133">Información almacenada <text:tab/>Vista del diccionario<text:tab/><text:tab/>Comando</text:span> </text:p>
      <text:p text:style-name="P35">Código fuente. <text:tab/><text:tab/><text:span text:style-name="T3">USER_SOURCE <text:tab/><text:tab/>DESCRIBE</text:span> </text:p>
      <text:p text:style-name="P35">Errores de compilación. <text:tab/><text:span text:style-name="T3">USER_ERRORS<text:tab/><text:tab/>SHOW ERRORS </text:span></text:p>
      <text:p text:style-name="Text_20_body">Ocupación de memoria. <text:tab/><text:span text:style-name="T3">USER_OBJECT_SIZE</text:span></text:p>
      <text:p text:style-name="Standard"><text:span text:style-name="T74">También existe la vista </text:span><text:span text:style-name="Source_20_Text"><text:span text:style-name="T3">USER_OBJECTS</text:span></text:span><text:span text:style-name="T74"> de la cual podemos obtener los nombres de todos los subprogramas almacenados. </text:span><text:span text:style-name="T116">Ejemplos: </text:span><text:span text:style-name="T28">DESC USER_SOURCE;<text:tab/><text:tab/>DESC USER_ERRORS;</text:span></text:p>
      <text:p text:style-name="P35"><text:span text:style-name="T74">Ejecución de un subprograma </text:span><text:span text:style-name="T119">en sqlplus</text:span><text:span text:style-name="T74">: </text:span><text:span text:style-name="T3">VARIABLE hijos NUMBER;<text:line-break/>VARIABLE id_familia NUMBER; EXECUTE :id_familia := 111; <text:line-break/>EXECUTE :hijos := hijos_familia(:id_familia); PRINT hijos;</text:span></text:p>
      <text:p text:style-name="P1"><text:soft-page-break/>Parámetros de los subprogramas</text:p>
      <text:p text:style-name="Standard">Las variables pasadas como parámetros a un subprograma son llamadas parámetros actuales. Las variables referenciadas en la especificación del subprograma como parámetros, son llamadas parámetros formales.</text:p>
      <text:p text:style-name="Standard">Cuando llamamos a un subprograma, los parámetros actuales podemos escribirlos utilizando notación posicional o notación nombrada, es decir, la asociación entre parámetros actuales y formales podemos hacerla por posición o por nombre. </text:p>
      <text:p text:style-name="Standard">En la notación posicional, el primer parámetro actual se asocia con el primer parámetro formal, el segundo con el segundo, y así para el resto. En la notación nombrada usamos el operador <text:span text:style-name="Source_20_Text">=&gt;</text:span> para asociar el parámetro actual al parámetro formal. También podemos usar notación mixta. </text:p>
      <text:p text:style-name="Standard">Los parámetros pueden ser de <text:span text:style-name="Strong_20_Emphasis">entrada</text:span> al subprograma, de <text:span text:style-name="Strong_20_Emphasis">salida</text:span>, o de <text:span text:style-name="Strong_20_Emphasis">entrada/salida </text:span><text:span text:style-name="Strong_20_Emphasis"><text:span text:style-name="T137">(E/S)</text:span></text:span>. Por defecto si a un parámetro no le especificamos el modo, éste será de entrada. Si el parámetro es de salida o de entrada/salida, el parámetro actual debe ser una variable. </text:p>
      <text:p text:style-name="Standard">Un parámetro de entrada permite que pasemos valores al subprograma y no puede ser modificado en el cuerpo del subprograma. El parámetro actual pasado a un subprograma como parámetro formal de entrada puede ser una constante o una variable. </text:p>
      <text:p text:style-name="Standard">Un parámetro de salida permite devolver valores y dentro del subprograma actúa como variable no inicializada. El parámetro formal debe ser siempre una variable. </text:p>
      <text:p text:style-name="Standard">Un parámetro de <text:span text:style-name="T137">E/S</text:span> se utiliza para pasar valores al subprograma y/o para recibirlos, por lo que un parámetro formal que actúe como parámetro actual de <text:span text:style-name="T137">E/S</text:span> siempre deberá ser una variable. </text:p>
      <text:p text:style-name="Standard">Los parámetros de entrada los podemos inicializar a un valor por defecto. Si un subprograma tiene un parámetro inicializado con un valor por defecto, podemos invocarlo prescindiendo del parámetro y aceptando el valor por defecto o pasando el parámetro y sobrescribiendo el valor por defecto. Si queremos prescindir de un parámetro colocado entre medias de otros, deberemos usar notación nombrada o si los parámetros restantes también tienen valor por defecto, omitirlos todos. </text:p>
      <text:p text:style-name="P37">Ejemplos:</text:p>
      <text:p text:style-name="P37">Notación mixta</text:p>
      <text:p text:style-name="P43"><text:span text:style-name="Source_20_Text">DECLARE</text:span></text:p>
      <text:p text:style-name="P43"><text:span text:style-name="Source_20_Text"><text:s text:c="5"/>PROCEDURE prueba( formal1 NUMBER, formal2 VARCHAR2) IS</text:span></text:p>
      <text:p text:style-name="P43"><text:span text:style-name="Source_20_Text"><text:s text:c="5"/>BEGIN</text:span></text:p>
      <text:p text:style-name="P43"><text:span text:style-name="Source_20_Text"><text:s text:c="10"/>...</text:span></text:p>
      <text:p text:style-name="P43"><text:span text:style-name="Source_20_Text"><text:s text:c="5"/>END;</text:span></text:p>
      <text:p text:style-name="P43"><text:span text:style-name="Source_20_Text"><text:s text:c="5"/>actual1 NUMBER;</text:span></text:p>
      <text:p text:style-name="P43"><text:span text:style-name="Source_20_Text"><text:s text:c="5"/>actual2 VARCHAR2;</text:span></text:p>
      <text:p text:style-name="P43"><text:span text:style-name="Source_20_Text">BEGIN</text:span></text:p>
      <text:p text:style-name="P43"><text:span text:style-name="Source_20_Text"><text:s text:c="5"/>prueba(actual1, actual2);<text:tab/><text:tab/><text:tab/><text:tab/>--posicional</text:span></text:p>
      <text:p text:style-name="P43"><text:span text:style-name="Source_20_Text"><text:s text:c="5"/>prueba(formal2=&gt;actual2,formal1=&gt;actual1);<text:tab/>--nombrada</text:span></text:p>
      <text:p text:style-name="P43"><text:span text:style-name="Source_20_Text"><text:s text:c="5"/>prueba(actual1, formal2=&gt;actual2);<text:tab/><text:tab/><text:tab/>--mixta</text:span></text:p>
      <text:p text:style-name="P43"><text:span text:style-name="Source_20_Text">END;</text:span></text:p>
      <text:p text:style-name="Standard">Pa<text:span text:style-name="T138">r</text:span>ámetros de entrada</text:p>
      <text:p text:style-name="P43"><text:span text:style-name="Source_20_Text">FUNCTION categoria( id_agente IN NUMBER ) </text:span></text:p>
      <text:p text:style-name="P43"><text:span text:style-name="Source_20_Text">RETURN NUMBER IS</text:span></text:p>
      <text:p text:style-name="P43"><text:span text:style-name="Source_20_Text"><text:s text:c="5"/>cat NUMBER;</text:span></text:p>
      <text:p text:style-name="P43"><text:span text:style-name="Source_20_Text">BEGIN</text:span></text:p>
      <text:p text:style-name="P43"><text:span text:style-name="Source_20_Text"><text:s text:c="5"/>...</text:span></text:p>
      <text:p text:style-name="P43"><text:span text:style-name="Source_20_Text"><text:s text:c="5"/>SELECT categoria INTO cat FROM agentes </text:span></text:p>
      <text:p text:style-name="P43"><text:span text:style-name="Source_20_Text">WHERE identificador = id_agente;</text:span></text:p>
      <text:p text:style-name="P43"><text:span text:style-name="Source_20_Text">RETURN cat;</text:span></text:p>
      <text:p text:style-name="P43"><text:span text:style-name="Source_20_Text">EXCEPTION</text:span></text:p>
      <text:p text:style-name="P43"><text:span text:style-name="Source_20_Text"><text:s text:c="5"/>WHEN NO_DATA_FOUND THEN</text:span></text:p>
      <text:p text:style-name="P43"><text:span text:style-name="Source_20_Text"><text:s text:c="10"/>id_agente := -1; --ilegal, parámetro de entrada</text:span></text:p>
      <text:p text:style-name="P43"><text:span text:style-name="Source_20_Text">END;</text:span></text:p>
      <text:p text:style-name="Standard"><text:soft-page-break/>Parámetros de salida</text:p>
      <text:p text:style-name="P43"><text:span text:style-name="Source_20_Text">PROCEDURE nombre( id_agente NUMBER, nombre OUT VARCHAR2) IS</text:span></text:p>
      <text:p text:style-name="P43"><text:span text:style-name="Source_20_Text">BEGIN</text:span></text:p>
      <text:p text:style-name="P43"><text:span text:style-name="Source_20_Text"><text:s text:c="5"/>IF (nombre = 'LUIS') THEN <text:s text:c="4"/>--error de sintaxis</text:span></text:p>
      <text:p text:style-name="P43"><text:span text:style-name="Source_20_Text"><text:s text:c="5"/>END IF;</text:span></text:p>
      <text:p text:style-name="P62"><text:span text:style-name="Source_20_Text">END;</text:span></text:p>
      <text:p text:style-name="Standard">Parámetros con valor por defecto de los que podemos prescindir.</text:p>
      <text:p text:style-name="Standard"><text:span text:style-name="Source_20_Text">DECLARE </text:span></text:p>
      <text:p text:style-name="Standard"><text:span text:style-name="Source_20_Text"><text:s text:c="5"/>SUBTYPE familia IS familias%ROWTYPE;</text:span></text:p>
      <text:p text:style-name="Standard"><text:span text:style-name="Source_20_Text"><text:s text:c="5"/>SUBTYPE agente IS agentes%ROWTYPE;</text:span></text:p>
      <text:p text:style-name="Standard"><text:span text:style-name="Source_20_Text"><text:s text:c="5"/>SUBTYPE tabla_agentes IS TABLE OF agente;</text:span></text:p>
      <text:p text:style-name="Standard"><text:span text:style-name="Source_20_Text"><text:s text:c="5"/>familia1 familia;</text:span></text:p>
      <text:p text:style-name="Standard"><text:span text:style-name="Source_20_Text"><text:s text:c="5"/>familia2 familia;</text:span></text:p>
      <text:p text:style-name="Standard"><text:span text:style-name="Source_20_Text"><text:s text:c="5"/>hijos_fam tabla_agentes;</text:span></text:p>
      <text:p text:style-name="Standard"><text:span text:style-name="Source_20_Text"><text:s text:c="5"/>FUNCTION inserta_familia( mi_familia familia, </text:span></text:p>
      <text:p text:style-name="Standard"><text:span text:style-name="Source_20_Text"><text:s text:c="10"/>mis_agentes tabla_agentes := tabla_agentes() ) </text:span></text:p>
      <text:p text:style-name="Standard"><text:span text:style-name="Source_20_Text">RETURN NUMBER IS</text:span></text:p>
      <text:p text:style-name="Standard"><text:span text:style-name="Source_20_Text"><text:s text:c="5"/>BEGIN</text:span></text:p>
      <text:p text:style-name="Standard"><text:span text:style-name="Source_20_Text"><text:s text:c="10"/>INSERT INTO familias VALUES (mi_familia);</text:span></text:p>
      <text:p text:style-name="Standard"><text:span text:style-name="Source_20_Text"><text:s text:c="10"/>FOR i IN 1..mis_agentes.COUNT LOOP</text:span></text:p>
      <text:p text:style-name="Standard"><text:span text:style-name="Source_20_Text"><text:s text:c="15"/>IF (mis_agentes(i).oficina IS NOT NULL) or (mis_agentes(i).familia != mi_familia.identificador) THEN</text:span></text:p>
      <text:p text:style-name="Standard"><text:span text:style-name="Source_20_Text"><text:s text:c="20"/>ROLLBACK;</text:span></text:p>
      <text:p text:style-name="Standard"><text:span text:style-name="Source_20_Text"><text:s text:c="20"/>RETURN –1;</text:span></text:p>
      <text:p text:style-name="Standard"><text:span text:style-name="Source_20_Text"><text:s text:c="15"/>END IF;</text:span></text:p>
      <text:p text:style-name="Standard"><text:span text:style-name="Source_20_Text"><text:s text:c="15"/>INSERT INTO agentes VALUES (mis_agentes(i));</text:span></text:p>
      <text:p text:style-name="Standard"><text:span text:style-name="Source_20_Text"><text:s text:c="10"/>END LOOP;</text:span></text:p>
      <text:p text:style-name="Standard"><text:span text:style-name="Source_20_Text"><text:s text:c="10"/>COMMIT;</text:span></text:p>
      <text:p text:style-name="Standard"><text:span text:style-name="Source_20_Text"><text:s text:c="10"/>RETURN 0;</text:span></text:p>
      <text:p text:style-name="Standard"><text:span text:style-name="Source_20_Text"><text:s text:c="5"/>EXCEPTION</text:span></text:p>
      <text:p text:style-name="Standard"><text:span text:style-name="Source_20_Text"><text:s text:c="10"/>WHEN DUP_VAL_ON_INDEX THEN</text:span></text:p>
      <text:p text:style-name="Standard"><text:span text:style-name="Source_20_Text"><text:s text:c="15"/>ROLLABACK;</text:span></text:p>
      <text:p text:style-name="Standard"><text:span text:style-name="Source_20_Text"><text:s text:c="15"/>RETURN –1;</text:span></text:p>
      <text:p text:style-name="Standard"><text:span text:style-name="Source_20_Text"><text:s text:c="10"/>WHEN OTHERS THEN</text:span></text:p>
      <text:p text:style-name="Standard"><text:span text:style-name="Source_20_Text"><text:s text:c="15"/>ROLLBACK;</text:span></text:p>
      <text:p text:style-name="Standard"><text:span text:style-name="Source_20_Text"><text:s text:c="15"/>RETURN SQLCODE;</text:span></text:p>
      <text:p text:style-name="Standard"><text:span text:style-name="Source_20_Text"><text:s text:c="5"/>END inserta_familia;</text:span></text:p>
      <text:p text:style-name="Standard"><text:span text:style-name="Source_20_Text">BEGIN</text:span></text:p>
      <text:p text:style-name="Standard"><text:span text:style-name="Source_20_Text"><text:s text:c="5"/>...</text:span></text:p>
      <text:p text:style-name="Standard"><text:span text:style-name="Source_20_Text"><text:s text:c="5"/>resultado := inserta_familia( familia1 );</text:span></text:p>
      <text:p text:style-name="Standard"><text:span text:style-name="Source_20_Text"><text:s text:c="5"/>...</text:span></text:p>
      <text:p text:style-name="Standard"><text:span text:style-name="Source_20_Text"><text:s text:c="5"/>resultado := inserta_familia( familia2, hijos_fam2 );</text:span></text:p>
      <text:p text:style-name="Standard"><text:span text:style-name="Source_20_Text"><text:s text:c="5"/>...</text:span></text:p>
      <text:p text:style-name="Text_20_body"><text:span text:style-name="Source_20_Text">END;</text:span></text:p>
      <text:p text:style-name="P8">Sobrecarga de subprogramas</text:p>
      <text:p text:style-name="P40">PL/SQL también nos ofrece la posibilidad de sobrecargar funciones o procedimientos, es decir, llamar con el mismo nombre subprogramas que realizan el mismo cometido y que aceptan distinto número y/o tipo de parámetros. No podemos sobrecargar subprogramas que aceptan el mismo número y tipo de parámetros y sólo difieren en el modo. Tampoco podemos sobrecargar subprogramas con el mismo número de parámetros y que los tipos de los parámetros sean diferentes, pero de la misma familia, o sean subtipos basados en la misma familia.</text:p>
      <text:p text:style-name="Text_20_body"><text:soft-page-break/>Veamos un ejemplo de sobrecarga de subprogramas en el que una misma función es sobrecargada tres veces para diferentes tipos de parámetros. </text:p>
      <text:p text:style-name="Standard"><text:span text:style-name="Source_20_Text">DECLARE</text:span></text:p>
      <text:p text:style-name="Standard"><text:span text:style-name="Source_20_Text"><text:s text:c="5"/>TYPE agente IS agentes%ROWTYPE;</text:span></text:p>
      <text:p text:style-name="Standard"><text:span text:style-name="Source_20_Text"><text:s text:c="5"/>TYPE familia IS familias%ROWTYPE;</text:span></text:p>
      <text:p text:style-name="Standard"><text:span text:style-name="Source_20_Text"><text:s text:c="5"/>TYPE tAgentes IS TABLE OF agente;</text:span></text:p>
      <text:p text:style-name="Standard"><text:span text:style-name="Source_20_Text"><text:s text:c="5"/>TYPE tFamilias IS TABLE OF familia;</text:span></text:p>
      <text:p text:style-name="Standard"><text:span text:style-name="Source_20_Text"><text:s text:c="5"/></text:span></text:p>
      <text:p text:style-name="Standard"><text:span text:style-name="Source_20_Text"><text:s text:c="5"/>FUNCTION inserta_familia( mi_familia familia )</text:span></text:p>
      <text:p text:style-name="P129"><text:span text:style-name="Source_20_Text"><text:s text:c="5"/>RETURN NUMBER IS<text:tab/><text:tab/><text:tab/><text:tab/><text:tab/><text:tab/><text:tab/>--</text:span><text:span text:style-name="Source_20_Text"><text:span text:style-name="T148">fn1</text:span></text:span></text:p>
      <text:p text:style-name="Standard"><text:span text:style-name="Source_20_Text"><text:s text:c="5"/>BEGIN</text:span></text:p>
      <text:p text:style-name="Standard"><text:span text:style-name="Source_20_Text"><text:s text:c="10"/>INSERT INTO familias VALUES (mi_familia.identificador, mi_familia.nombre, mi_familia.familia, mi_familia.oficina );</text:span></text:p>
      <text:p text:style-name="Standard"><text:span text:style-name="Source_20_Text"><text:s text:c="10"/>COMMIT;</text:span></text:p>
      <text:p text:style-name="Standard"><text:span text:style-name="Source_20_Text"><text:s text:c="10"/>RETURN 0;</text:span></text:p>
      <text:p text:style-name="Standard"><text:span text:style-name="Source_20_Text"><text:s text:c="5"/>EXCEPTION</text:span></text:p>
      <text:p text:style-name="Standard"><text:span text:style-name="Source_20_Text"><text:s text:c="10"/>WHEN DUP_VAL_ON_INDEX THEN</text:span></text:p>
      <text:p text:style-name="Standard"><text:span text:style-name="Source_20_Text"><text:s text:c="15"/>ROLLBACK;</text:span></text:p>
      <text:p text:style-name="Standard"><text:span text:style-name="Source_20_Text"><text:s text:c="15"/>RETURN –1;</text:span></text:p>
      <text:p text:style-name="Standard"><text:span text:style-name="Source_20_Text"><text:s text:c="10"/>WHEN OTHERS THEN</text:span></text:p>
      <text:p text:style-name="Standard"><text:span text:style-name="Source_20_Text"><text:s text:c="15"/>ROLLBACK;</text:span></text:p>
      <text:p text:style-name="Standard"><text:span text:style-name="Source_20_Text"><text:s text:c="15"/>RETURN SQLCODE;</text:span></text:p>
      <text:p text:style-name="Standard"><text:span text:style-name="Source_20_Text"><text:s text:c="5"/>END inserta_familia;</text:span></text:p>
      <text:p text:style-name="Standard"><text:span text:style-name="Source_20_Text"><text:s text:c="5"/></text:span></text:p>
      <text:p text:style-name="Standard"><text:span text:style-name="Source_20_Text"><text:s text:c="5"/>FUNCTION inserta_familia(mi_familia familia, hijas tFamilias)</text:span></text:p>
      <text:p text:style-name="P129"><text:span text:style-name="Source_20_Text"><text:s text:c="5"/>RETURN NUMBER IS<text:tab/><text:tab/><text:tab/><text:tab/><text:tab/><text:tab/><text:tab/>--</text:span><text:span text:style-name="Source_20_Text"><text:span text:style-name="T148">fn2</text:span></text:span></text:p>
      <text:p text:style-name="Standard"><text:span text:style-name="Source_20_Text"><text:s text:c="5"/>BEGIN</text:span></text:p>
      <text:p text:style-name="Standard"><text:span text:style-name="Source_20_Text"><text:s text:c="10"/>INSERT INTO familias VALUES (mi_famila.identificador, mi_familia.nombre, mi_familia.familia, mi_familia.oficina );</text:span></text:p>
      <text:p text:style-name="Standard"><text:span text:style-name="Source_20_Text"><text:s text:c="10"/>IF (hijas IS NOT NULL) THEN</text:span></text:p>
      <text:p text:style-name="Standard"><text:span text:style-name="Source_20_Text"><text:s text:c="15"/>FOR i IN 1..hijas.COUNT LOOP</text:span></text:p>
      <text:p text:style-name="Standard"><text:span text:style-name="Source_20_Text"><text:s text:c="20"/>IF (hijas(i).oficina IS NOT NULL) or (hijas(i).familia != mi_familia.identificador) THEN</text:span></text:p>
      <text:p text:style-name="Standard"><text:span text:style-name="Source_20_Text"><text:s text:c="25"/>ROLLBACK;</text:span></text:p>
      <text:p text:style-name="Standard"><text:span text:style-name="Source_20_Text"><text:s text:c="25"/>RETURN –1;</text:span></text:p>
      <text:p text:style-name="Standard"><text:span text:style-name="Source_20_Text"><text:s text:c="20"/>END IF;</text:span></text:p>
      <text:p text:style-name="Standard"><text:span text:style-name="Source_20_Text"><text:s text:c="20"/>INSERT INTO familias VALUES (hijas(i).identificador, hijas(i).nombre, hijas(i).familia, hijas(i).oficina );</text:span></text:p>
      <text:p text:style-name="Standard"><text:span text:style-name="Source_20_Text"><text:s text:c="15"/>END LOOP;</text:span></text:p>
      <text:p text:style-name="Standard"><text:span text:style-name="Source_20_Text"><text:s text:c="10"/>END IF;</text:span></text:p>
      <text:p text:style-name="Standard"><text:span text:style-name="Source_20_Text"><text:s text:c="10"/>COMMIT;</text:span></text:p>
      <text:p text:style-name="Standard"><text:span text:style-name="Source_20_Text"><text:s text:c="10"/>RETURN 0;</text:span></text:p>
      <text:p text:style-name="Standard"><text:span text:style-name="Source_20_Text"><text:s text:c="5"/>EXCEPTION</text:span></text:p>
      <text:p text:style-name="Standard"><text:span text:style-name="Source_20_Text"><text:s text:c="10"/>WHEN DUP_VAL_ON_INDEX THEN</text:span></text:p>
      <text:p text:style-name="Standard"><text:span text:style-name="Source_20_Text"><text:s text:c="15"/>ROLLBACK;</text:span></text:p>
      <text:p text:style-name="Standard"><text:span text:style-name="Source_20_Text"><text:s text:c="15"/>RETURN –1;</text:span></text:p>
      <text:p text:style-name="Standard"><text:span text:style-name="Source_20_Text"><text:s text:c="10"/>WHEN OTHERS THEN</text:span></text:p>
      <text:p text:style-name="Standard"><text:span text:style-name="Source_20_Text"><text:s text:c="15"/>ROLLBACK;</text:span></text:p>
      <text:p text:style-name="Standard"><text:span text:style-name="Source_20_Text"><text:s text:c="15"/>RETURN –1;</text:span></text:p>
      <text:p text:style-name="Standard"><text:span text:style-name="Source_20_Text"><text:s text:c="5"/>END inserta_familia;</text:span></text:p>
      <text:p text:style-name="Standard"><text:soft-page-break/><text:span text:style-name="Source_20_Text"><text:s text:c="5"/></text:span></text:p>
      <text:p text:style-name="Standard"><text:span text:style-name="Source_20_Text"><text:s text:c="5"/>FUNCTION inserta_familia(mi_familia familia, hijos tAgentes)</text:span></text:p>
      <text:p text:style-name="P129"><text:span text:style-name="Source_20_Text"><text:s text:c="5"/>RETURN NUMBER IS<text:tab/><text:tab/><text:tab/><text:tab/><text:tab/><text:tab/><text:tab/>--</text:span><text:span text:style-name="Source_20_Text"><text:span text:style-name="T148">fn3</text:span></text:span></text:p>
      <text:p text:style-name="Standard"><text:span text:style-name="Source_20_Text"><text:s text:c="5"/>BEGIN</text:span></text:p>
      <text:p text:style-name="Standard"><text:span text:style-name="Source_20_Text"><text:s text:c="10"/>INSERT INTO familias VALUES (mi_familia.identificador, mi_familia.nombre, mi_familia.familia, mi_familia.oficina );</text:span></text:p>
      <text:p text:style-name="Standard"><text:span text:style-name="Source_20_Text"><text:s text:c="10"/>IF (hijos IS NOT NULL) THEN</text:span></text:p>
      <text:p text:style-name="Standard"><text:span text:style-name="Source_20_Text"><text:s text:c="15"/>FOR i IN 1..hijos.COUNT LOOP</text:span></text:p>
      <text:p text:style-name="Standard"><text:span text:style-name="Source_20_Text"><text:s text:c="20"/>IF (hijos(i).oficina IS NOT NULL) or (hijos(i).familia != mi_familia.identificador) THEN</text:span></text:p>
      <text:p text:style-name="Standard"><text:span text:style-name="Source_20_Text"><text:s text:c="25"/>ROLLBACK;</text:span></text:p>
      <text:p text:style-name="Standard"><text:span text:style-name="Source_20_Text"><text:s text:c="25"/>RETURN –1;</text:span></text:p>
      <text:p text:style-name="Standard"><text:span text:style-name="Source_20_Text"><text:s text:c="20"/>END IF;</text:span></text:p>
      <text:p text:style-name="Standard"><text:span text:style-name="Source_20_Text"><text:s text:c="20"/>INSERT INTO agentes VALUES (hijos(i).identificador, hijos(i).nombre, hijos(i).usuario, hijos(i).clave, hijos(i).habilidad, hijos(i).categoria, hijos(i).familia, hijos(i).oficina );</text:span></text:p>
      <text:p text:style-name="Standard"><text:span text:style-name="Source_20_Text"><text:s text:c="15"/>END LOOP;</text:span></text:p>
      <text:p text:style-name="Standard"><text:span text:style-name="Source_20_Text"><text:s text:c="10"/>END IF;</text:span></text:p>
      <text:p text:style-name="Standard"><text:span text:style-name="Source_20_Text"><text:s text:c="10"/>COMMIT;</text:span></text:p>
      <text:p text:style-name="Standard"><text:span text:style-name="Source_20_Text"><text:s text:c="10"/>RETURN 0;</text:span></text:p>
      <text:p text:style-name="Standard"><text:span text:style-name="Source_20_Text"><text:s text:c="5"/>EXCEPTION</text:span></text:p>
      <text:p text:style-name="Standard"><text:span text:style-name="Source_20_Text"><text:s text:c="10"/>WHEN DUP_VAL_ON_INDEX THEN</text:span></text:p>
      <text:p text:style-name="Standard"><text:span text:style-name="Source_20_Text"><text:s text:c="15"/>ROLLBACK;</text:span></text:p>
      <text:p text:style-name="Standard"><text:span text:style-name="Source_20_Text"><text:s text:c="15"/>RETURN –1;</text:span></text:p>
      <text:p text:style-name="Standard"><text:span text:style-name="Source_20_Text"><text:s text:c="10"/>WHEN OTHERS THEN</text:span></text:p>
      <text:p text:style-name="Standard"><text:span text:style-name="Source_20_Text"><text:s text:c="15"/>ROLLBACK;</text:span></text:p>
      <text:p text:style-name="Standard"><text:span text:style-name="Source_20_Text"><text:s text:c="15"/>RETURN –1;</text:span></text:p>
      <text:p text:style-name="Standard"><text:span text:style-name="Source_20_Text"><text:s text:c="5"/>END inserta_familias;</text:span></text:p>
      <text:p text:style-name="Standard"><text:span text:style-name="Source_20_Text"><text:s text:c="5"/></text:span></text:p>
      <text:p text:style-name="Standard"><text:span text:style-name="Source_20_Text"><text:s text:c="5"/>mi_familia familia;</text:span></text:p>
      <text:p text:style-name="Standard"><text:span text:style-name="Source_20_Text"><text:s text:c="5"/>mi_familia1 familia;</text:span></text:p>
      <text:p text:style-name="Standard"><text:span text:style-name="Source_20_Text"><text:s text:c="5"/>familias_hijas tFamilias;</text:span></text:p>
      <text:p text:style-name="Standard"><text:span text:style-name="Source_20_Text"><text:s text:c="5"/>mi_familia2 familia;</text:span></text:p>
      <text:p text:style-name="Standard"><text:span text:style-name="Source_20_Text"><text:s text:c="5"/>hijos tAgentes;</text:span></text:p>
      <text:p text:style-name="Standard"><text:span text:style-name="Source_20_Text">BEGIN</text:span></text:p>
      <text:p text:style-name="P129"><text:span text:style-name="Source_20_Text"><text:s text:c="2"/>resultado := inserta_familia(mi_familia); <text:tab/><text:tab/><text:tab/><text:tab/> <text:s/>--</text:span><text:span text:style-name="Source_20_Text"><text:span text:style-name="T148">fn1</text:span></text:span></text:p>
      <text:p text:style-name="P129"><text:span text:style-name="Source_20_Text"><text:s text:c="2"/></text:span><text:span text:style-name="Source_20_Text"><text:span text:style-name="T148">r</text:span></text:span><text:span text:style-name="Source_20_Text">esultado := inserta_familia(mi_familia1, familias_hijas); --</text:span><text:span text:style-name="Source_20_Text"><text:span text:style-name="T148">fn2</text:span></text:span></text:p>
      <text:p text:style-name="P129"><text:span text:style-name="Source_20_Text"><text:s text:c="2"/>resultado := inserta_familia(mi_familia2, hijos); <text:tab/><text:tab/> <text:s/>--</text:span><text:span text:style-name="Source_20_Text"><text:span text:style-name="T148">fn3</text:span></text:span></text:p>
      <text:p text:style-name="Standard"><text:span text:style-name="Source_20_Text">END;</text:span></text:p>
      <text:p text:style-name="Standard"/>
      <text:p text:style-name="P130">PL/SQL también nos ofrece la posibilidad de utilizar la recursión en nuestros subprogramas.</text:p>
      <text:p text:style-name="P130">Un subprograma es recursivo si éste se invoca a él mismo. <text:span text:style-name="T138">Un ejemplo:</text:span></text:p>
      <text:p text:style-name="Standard"><text:span text:style-name="Source_20_Text">DECLARE</text:span></text:p>
      <text:p text:style-name="Standard"><text:span text:style-name="Source_20_Text"><text:s text:c="5"/>TYPE agente IS agentes%ROWTYPE;</text:span></text:p>
      <text:p text:style-name="Standard"><text:span text:style-name="Source_20_Text"><text:s text:c="5"/>TYPE tAgentes IS TABLE OF agente;</text:span></text:p>
      <text:p text:style-name="Standard"><text:span text:style-name="Source_20_Text"><text:s text:c="5"/>hijos10 tAgentes;</text:span></text:p>
      <text:p text:style-name="Standard"><text:span text:style-name="Source_20_Text"><text:s text:c="5"/>PROCEDURE dame_hijos( id_familia NUMBER,</text:span></text:p>
      <text:p text:style-name="Standard"><text:span text:style-name="Source_20_Text"><text:s text:c="20"/>hijos IN OUT tAgentes ) IS</text:span></text:p>
      <text:p text:style-name="Standard"><text:span text:style-name="Source_20_Text"><text:s text:c="10"/>CURSOR hijas IS SELECT identificador FROM familias WHERE familia = id_familia;</text:span></text:p>
      <text:p text:style-name="Standard"><text:span text:style-name="Source_20_Text">hija NUMBER;</text:span></text:p>
      <text:p text:style-name="Standard"><text:soft-page-break/><text:span text:style-name="Source_20_Text"><text:s text:c="5"/>CURSOR cHijos IS SELECT * FROM agentes WHERE familia = id_familia;</text:span></text:p>
      <text:p text:style-name="P128"><text:span text:style-name="Source_20_Text">hijo agente;</text:span><text:span text:style-name="Source_20_Text"><text:span text:style-name="T147">TYPE</text:span></text:span></text:p>
      <text:p text:style-name="Standard"><text:span text:style-name="Source_20_Text"><text:s text:c="5"/>BEGIN</text:span></text:p>
      <text:p text:style-name="Standard"><text:span text:style-name="Source_20_Text"><text:s text:c="10"/>--Si la tabla no está inicializada -&gt; la inicializamos</text:span></text:p>
      <text:p text:style-name="Standard"><text:span text:style-name="Source_20_Text"><text:s text:c="10"/>IF hijos IS NULL THEN</text:span></text:p>
      <text:p text:style-name="Standard"><text:span text:style-name="Source_20_Text"><text:s text:c="15"/>hijos = tAgentes();</text:span></text:p>
      <text:p text:style-name="Standard"><text:span text:style-name="Source_20_Text"><text:s text:c="10"/>END IF;</text:span></text:p>
      <text:p text:style-name="Standard"><text:span text:style-name="Source_20_Text"><text:s text:c="10"/>--Metemos en la tabla los hijos directos de esta familia</text:span></text:p>
      <text:p text:style-name="Standard"><text:span text:style-name="Source_20_Text"><text:s text:c="10"/>OPEN cHijos;</text:span></text:p>
      <text:p text:style-name="Standard"><text:span text:style-name="Source_20_Text"><text:s text:c="10"/>LOOP</text:span></text:p>
      <text:p text:style-name="Standard"><text:span text:style-name="Source_20_Text"><text:s text:c="15"/>FETCH cHijos INTO hijo;</text:span></text:p>
      <text:p text:style-name="Standard"><text:span text:style-name="Source_20_Text"><text:s text:c="15"/>EXIT WHEN cHijos%NOTFOUND;</text:span></text:p>
      <text:p text:style-name="Standard"><text:span text:style-name="Source_20_Text"><text:s text:c="15"/>hijos.EXTEND;</text:span></text:p>
      <text:p text:style-name="Standard"><text:span text:style-name="Source_20_Text"><text:s text:c="15"/>hijos(hijos.LAST) := hijo;</text:span></text:p>
      <text:p text:style-name="Standard"><text:span text:style-name="Source_20_Text"><text:s text:c="10"/>END LOOP;</text:span></text:p>
      <text:p text:style-name="Standard"><text:span text:style-name="Source_20_Text"><text:s text:c="10"/>CLOSE cHijos;</text:span></text:p>
      <text:p text:style-name="Standard"><text:span text:style-name="Source_20_Text"><text:s text:c="5"/>--Hacemos lo mismo para todas las familias hijas de la actual</text:span></text:p>
      <text:p text:style-name="Standard"><text:span text:style-name="Source_20_Text"><text:s text:c="10"/>OPEN hijas;</text:span></text:p>
      <text:p text:style-name="Standard"><text:span text:style-name="Source_20_Text"><text:s text:c="10"/>LOOP</text:span></text:p>
      <text:p text:style-name="Standard"><text:span text:style-name="Source_20_Text"><text:s text:c="15"/>FETCH hijas INTO hija;</text:span></text:p>
      <text:p text:style-name="Standard"><text:span text:style-name="Source_20_Text"><text:s text:c="15"/>EXIT WHEN hijas%NOTFOUND;</text:span></text:p>
      <text:p text:style-name="Standard"><text:span text:style-name="Source_20_Text"><text:s text:c="15"/>dame_hijos(hija, hijos);</text:span></text:p>
      <text:p text:style-name="Standard"><text:span text:style-name="Source_20_Text"><text:s text:c="10"/>END LOOP;</text:span></text:p>
      <text:p text:style-name="Standard"><text:span text:style-name="Source_20_Text"><text:s text:c="10"/>CLOSE hijas;</text:span></text:p>
      <text:p text:style-name="Standard"><text:span text:style-name="Source_20_Text"><text:s text:c="5"/>END dame_hijos;</text:span></text:p>
      <text:p text:style-name="Standard"><text:span text:style-name="Source_20_Text">BEGIN</text:span></text:p>
      <text:p text:style-name="Standard"><text:span text:style-name="Source_20_Text"><text:s text:c="5"/>dame_hijos(10, hijos10);</text:span></text:p>
      <text:p text:style-name="Standard"><text:span text:style-name="Source_20_Text">END;</text:span></text:p>
      <text:p text:style-name="Standard"><text:span text:style-name="Source_20_Text"/></text:p>
      <text:p text:style-name="Standard"><text:span text:style-name="Source_20_Text"><text:span text:style-name="T58">Paquetes</text:span></text:span></text:p>
      <text:p text:style-name="Standard"><text:span text:style-name="Source_20_Text"><text:span text:style-name="T117">Un paquete es un objeto que agrupa tipos, elementos y subprogramas. Suelen tener dos partes: la especificación y el cuerpo, aunque algunas veces el cuerpo no es necesario. </text:span></text:span></text:p>
      <text:p text:style-name="P36">En la parte de especificación declararemos la interfaz del paquete con nuestra aplicación y en el cuerpo es donde implementaremos esa interfaz. Para crear un paquete usaremos:</text:p>
      <text:p text:style-name="Standard"><text:span text:style-name="Source_20_Text">CREATE [OR REPLACE] PACKAGE nombre AS</text:span></text:p>
      <text:p text:style-name="Standard"><text:span text:style-name="Source_20_Text"><text:s text:c="5"/>[declaraciones públicas y especificación de subprogramas]</text:span></text:p>
      <text:p text:style-name="Text_20_body"><text:span text:style-name="Source_20_Text">END [nombre];</text:span></text:p>
      <text:p text:style-name="Standard"><text:span text:style-name="Source_20_Text">CREATE [OR REPLACE] PACKAGE BODY nombre AS</text:span></text:p>
      <text:p text:style-name="Standard"><text:span text:style-name="Source_20_Text"><text:s text:c="5"/>[declaraciones privadas y cuerpo de los subprogramas especificados]</text:span></text:p>
      <text:p text:style-name="Standard"><text:span text:style-name="Source_20_Text">[BEGIN</text:span></text:p>
      <text:p text:style-name="Standard"><text:span text:style-name="Source_20_Text"><text:s text:c="5"/>sentencias de inicialización]</text:span></text:p>
      <text:p text:style-name="Standard"><text:span text:style-name="Source_20_Text">END [nombre];</text:span></text:p>
      <text:p text:style-name="Text_20_body">La parte de inicialización sólo se ejecuta una vez, la primera vez que el paquete es referenciado.</text:p>
      <text:p text:style-name="Text_20_body"><text:span text:style-name="T139">U</text:span>n paquete que agrupa las principales tareas que llevamos a cabo con la base de datos de ejemplo. </text:p>
      <text:p text:style-name="Standard"><text:span text:style-name="Source_20_Text"><text:span text:style-name="T139">CREATE OR REPLACE PACKAGE call_center AS <text:s text:c="4"/>--inicialización </text:span></text:span></text:p>
      <text:p text:style-name="Standard"><text:span text:style-name="Source_20_Text"><text:s text:c="5"/>--Definimos los tipos que utilizaremos </text:span></text:p>
      <text:p text:style-name="Standard"><text:span text:style-name="Source_20_Text"><text:s text:c="5"/>SUBTYPE agente IS agentes%ROWTYPE; </text:span></text:p>
      <text:p text:style-name="Standard"><text:span text:style-name="Source_20_Text"><text:s text:c="5"/>SUBTYPE familia IS familias%ROWTYPE; </text:span></text:p>
      <text:p text:style-name="Standard"><text:soft-page-break/><text:span text:style-name="Source_20_Text"><text:s text:c="5"/>SUBTYPE oficina IS oficinas%ROWTYPE; </text:span></text:p>
      <text:p text:style-name="Standard"><text:span text:style-name="Source_20_Text"><text:s text:c="5"/>TYPE tAgentes IS TABLE OF agente; </text:span></text:p>
      <text:p text:style-name="Standard"><text:span text:style-name="Source_20_Text"><text:s text:c="5"/>TYPE tFamilias IS TABLE OF familia; </text:span></text:p>
      <text:p text:style-name="Standard"><text:span text:style-name="Source_20_Text"><text:s text:c="5"/>TYPE tOficinas IS TABLE OF oficina; </text:span></text:p>
      <text:p text:style-name="Standard"><text:span text:style-name="Source_20_Text"><text:s text:c="5"/>--Definimos las excepciones propias </text:span></text:p>
      <text:p text:style-name="Standard"><text:span text:style-name="Source_20_Text"><text:s text:c="5"/>referencia_no_encontrada exception; </text:span></text:p>
      <text:p text:style-name="Standard"><text:span text:style-name="Source_20_Text"><text:s text:c="5"/>referencia_encontrada exception; </text:span></text:p>
      <text:p text:style-name="Standard"><text:span text:style-name="Source_20_Text"><text:s text:c="5"/>no_null exception; </text:span></text:p>
      <text:p text:style-name="Standard"><text:span text:style-name="Source_20_Text"><text:s text:c="5"/>PRAGMA EXCEPTION_INIT(referencia_no_encontrada, -2291); </text:span></text:p>
      <text:p text:style-name="Standard"><text:span text:style-name="Source_20_Text"><text:s text:c="5"/>PRAGMA EXCEPTION_INIT(referencia_encontrada, -2292); </text:span></text:p>
      <text:p text:style-name="Standard"><text:span text:style-name="Source_20_Text"><text:s text:c="5"/>PRAGMA EXCEPTION_INIT(no_null, -1400); </text:span></text:p>
      <text:p text:style-name="Standard"><text:span text:style-name="Source_20_Text"><text:s text:c="5"/>--Definimos los errores que vamos a tratar </text:span></text:p>
      <text:p text:style-name="Standard"><text:span text:style-name="Source_20_Text"><text:s text:c="5"/>todo_bien <text:s text:c="15"/>CONSTANT NUMBER := 0; </text:span></text:p>
      <text:p text:style-name="Standard"><text:span text:style-name="Source_20_Text"><text:s text:c="5"/>elemento_existente <text:s text:c="10"/>CONSTANT NUMBER:= -1; </text:span></text:p>
      <text:p text:style-name="Standard"><text:span text:style-name="Source_20_Text"><text:s text:c="5"/>elemento_inexistente <text:s text:c="10"/>CONSTANT NUMBER:= -2; </text:span></text:p>
      <text:p text:style-name="Standard"><text:span text:style-name="Source_20_Text"><text:s text:c="5"/>padre_existente <text:s text:c="9"/>CONSTANT NUMBER:= -3; </text:span></text:p>
      <text:p text:style-name="Standard"><text:span text:style-name="Source_20_Text"><text:s text:c="5"/>padre_inexistente <text:s text:c="9"/>CONSTANT NUMBER:= -4; </text:span></text:p>
      <text:p text:style-name="Standard"><text:span text:style-name="Source_20_Text"><text:s text:c="5"/>no_null_violado <text:s text:c="9"/>CONSTANT NUMBER:= -5; </text:span></text:p>
      <text:p text:style-name="Standard"><text:span text:style-name="Source_20_Text"><text:s text:c="5"/>operacion_no_permitida <text:s text:c="9"/>CONSTANT NUMBER:= -6; </text:span></text:p>
      <text:p text:style-name="Standard"><text:span text:style-name="Source_20_Text"><text:s text:c="5"/>--Definimos los subprogramas públicos </text:span></text:p>
      <text:p text:style-name="Standard"><text:span text:style-name="Source_20_Text"><text:s text:c="5"/>--Nos devuelve la oficina padre de un agente </text:span></text:p>
      <text:p text:style-name="Standard"><text:span text:style-name="Source_20_Text"><text:s text:c="5"/>PROCEDURE oficina_padre( mi_agente agente, padre OUT oficina ); </text:span></text:p>
      <text:p text:style-name="Standard"><text:span text:style-name="Source_20_Text"><text:s text:c="5"/>--Nos devuelve la oficina padre de una familia </text:span></text:p>
      <text:p text:style-name="Standard"><text:span text:style-name="Source_20_Text"><text:s text:c="5"/>PROCEDURE oficina_padre( mi_familia familia, padre OUT oficina ); </text:span></text:p>
      <text:p text:style-name="Standard"><text:span text:style-name="Source_20_Text"><text:s text:c="5"/>--Nos da los hijos de una familia </text:span></text:p>
      <text:p text:style-name="Standard"><text:span text:style-name="Source_20_Text"><text:s text:c="5"/>PROCEDURE dame_hijos( mi_familia familia, hijos IN OUT tAgentes ); </text:span></text:p>
      <text:p text:style-name="Standard"><text:span text:style-name="Source_20_Text"><text:s text:c="5"/>--Nos da los hijos de una oficina </text:span></text:p>
      <text:p text:style-name="Standard"><text:span text:style-name="Source_20_Text"><text:s text:c="5"/>PROCEDURE dame_hijos( mi_oficina oficina, hijos IN OUT tAgentes ); </text:span></text:p>
      <text:p text:style-name="Standard"><text:span text:style-name="Source_20_Text"><text:s text:c="5"/>--Inserta un agente </text:span></text:p>
      <text:p text:style-name="Standard"><text:span text:style-name="Source_20_Text"><text:s text:c="5"/>FUNCTION inserta_agente ( mi_agente agente ) </text:span></text:p>
      <text:p text:style-name="Standard"><text:span text:style-name="Source_20_Text"><text:s text:c="5"/>RETURN NUMBER; </text:span></text:p>
      <text:p text:style-name="Standard"><text:span text:style-name="Source_20_Text"><text:s text:c="5"/>--Inserta una familia </text:span></text:p>
      <text:p text:style-name="Standard"><text:span text:style-name="Source_20_Text"><text:s text:c="5"/>FUNCTION inserta_familia( mi_familia familia ) </text:span></text:p>
      <text:p text:style-name="Standard"><text:span text:style-name="Source_20_Text"><text:s text:c="5"/>RETURN NUMBER; </text:span></text:p>
      <text:p text:style-name="Standard"><text:span text:style-name="Source_20_Text"><text:s text:c="5"/>--Inserta una oficina </text:span></text:p>
      <text:p text:style-name="Standard"><text:span text:style-name="Source_20_Text"><text:s text:c="5"/>FUNCTION inserta_oficina ( mi_oficina oficina ) </text:span></text:p>
      <text:p text:style-name="Standard"><text:span text:style-name="Source_20_Text"><text:s text:c="5"/>RETURN NUMBER; </text:span></text:p>
      <text:p text:style-name="Standard"><text:span text:style-name="Source_20_Text"><text:s text:c="5"/>--Borramos una oficina </text:span></text:p>
      <text:p text:style-name="Standard"><text:span text:style-name="Source_20_Text"><text:s text:c="5"/>FUNCTION borra_oficina( id_oficina NUMBER ) </text:span></text:p>
      <text:p text:style-name="Standard"><text:span text:style-name="Source_20_Text"><text:s text:c="5"/>RETURN NUMBER; </text:span></text:p>
      <text:p text:style-name="Standard"><text:span text:style-name="Source_20_Text"><text:s text:c="5"/></text:span></text:p>
      <text:p text:style-name="Standard"><text:span text:style-name="Source_20_Text"><text:s text:c="5"/>--Borramos una familia </text:span></text:p>
      <text:p text:style-name="Standard"><text:span text:style-name="Source_20_Text"><text:s text:c="5"/>FUNCTION borra_familia( id_familia NUMBER ) </text:span></text:p>
      <text:p text:style-name="Standard"><text:span text:style-name="Source_20_Text"><text:s text:c="5"/>RETURN NUMBER; </text:span></text:p>
      <text:p text:style-name="Standard"><text:span text:style-name="Source_20_Text"><text:s text:c="5"/>--Borramos un agente </text:span></text:p>
      <text:p text:style-name="Standard"><text:span text:style-name="Source_20_Text"><text:s text:c="5"/>FUNCTION borra_agente( id_agente NUMBER ) </text:span></text:p>
      <text:p text:style-name="Standard"><text:span text:style-name="Source_20_Text"><text:s text:c="5"/>RETURN NUMBER; </text:span></text:p>
      <text:p text:style-name="Standard"><text:span text:style-name="Source_20_Text">END call_center; </text:span></text:p>
      <text:p text:style-name="Standard"><text:soft-page-break/><text:span text:style-name="Source_20_Text">/ </text:span></text:p>
      <text:p text:style-name="Standard"><text:span text:style-name="Source_20_Text">CREATE OR REPLACE PACKAGE BODY call_center AS <text:s text:c="9"/>--cuerpo </text:span></text:p>
      <text:p text:style-name="Standard"><text:span text:style-name="Source_20_Text"><text:s text:c="5"/>--Implemento las funciones definidas en la especificación </text:span></text:p>
      <text:p text:style-name="Standard"><text:span text:style-name="Source_20_Text"><text:s text:c="5"/>--Nos devuelve la oficina padre de un agente </text:span></text:p>
      <text:p text:style-name="Standard"><text:span text:style-name="Source_20_Text"><text:s text:c="5"/>PROCEDURE oficina_padre( mi_agente agente, padre OUT oficina ) IS </text:span></text:p>
      <text:p text:style-name="Standard"><text:span text:style-name="Source_20_Text"><text:s text:c="10"/>mi_familia familia; </text:span></text:p>
      <text:p text:style-name="Standard"><text:span text:style-name="Source_20_Text"><text:s text:c="5"/>BEGIN </text:span></text:p>
      <text:p text:style-name="Standard"><text:span text:style-name="Source_20_Text"><text:s text:c="10"/>IF (mi_agente.oficina IS NOT NULL) THEN </text:span></text:p>
      <text:p text:style-name="Standard"><text:span text:style-name="Source_20_Text"><text:s text:c="15"/>SELECT * INTO padre FROM oficinas </text:span></text:p>
      <text:p text:style-name="Standard"><text:span text:style-name="Source_20_Text"><text:s text:c="15"/>WHERE identificador = mi_agente.oficina; </text:span></text:p>
      <text:p text:style-name="Standard"><text:span text:style-name="Source_20_Text"><text:s text:c="10"/>ELSE </text:span></text:p>
      <text:p text:style-name="Standard"><text:span text:style-name="Source_20_Text"><text:s text:c="15"/>SELECT * INTO mi_familia FROM familias </text:span></text:p>
      <text:p text:style-name="Standard"><text:span text:style-name="Source_20_Text"><text:s text:c="15"/>WHERE identificador = mi_agente.familia; </text:span></text:p>
      <text:p text:style-name="Standard"><text:span text:style-name="Source_20_Text"><text:s text:c="15"/>oficina_padre( mi_familia, padre ); </text:span></text:p>
      <text:p text:style-name="Standard"><text:span text:style-name="Source_20_Text"><text:s text:c="10"/>END IF; </text:span></text:p>
      <text:p text:style-name="Standard"><text:span text:style-name="Source_20_Text"><text:s text:c="5"/>EXCEPTION </text:span></text:p>
      <text:p text:style-name="Standard"><text:span text:style-name="Source_20_Text"><text:s text:c="10"/>WHEN OTHERS THEN </text:span></text:p>
      <text:p text:style-name="Standard"><text:span text:style-name="Source_20_Text"><text:s text:c="15"/>padre := NULL; </text:span></text:p>
      <text:p text:style-name="Standard"><text:span text:style-name="Source_20_Text"><text:s text:c="5"/>END oficina_padre; </text:span></text:p>
      <text:p text:style-name="Standard"><text:span text:style-name="Source_20_Text"><text:s text:c="5"/>--Nos devuelve la oficina padre de una familia </text:span></text:p>
      <text:p text:style-name="Standard"><text:span text:style-name="Source_20_Text"><text:s text:c="5"/>PROCEDURE oficina_padre( mi_familia familia, padre OUT oficina ) IS </text:span></text:p>
      <text:p text:style-name="Standard"><text:span text:style-name="Source_20_Text"><text:s text:c="10"/>madre familia; </text:span></text:p>
      <text:p text:style-name="Standard"><text:span text:style-name="Source_20_Text"><text:s text:c="5"/>BEGIN </text:span></text:p>
      <text:p text:style-name="Standard"><text:span text:style-name="Source_20_Text"><text:s text:c="10"/>IF (mi_familia.oficina IS NOT NULL) THEN </text:span></text:p>
      <text:p text:style-name="Standard"><text:span text:style-name="Source_20_Text"><text:s text:c="15"/>SELECT * INTO padre FROM oficinas </text:span></text:p>
      <text:p text:style-name="Standard"><text:span text:style-name="Source_20_Text"><text:s text:c="15"/>WHERE identificador = mi_familia.oficina; </text:span></text:p>
      <text:p text:style-name="Standard"><text:span text:style-name="Source_20_Text"><text:s text:c="10"/>ELSE </text:span></text:p>
      <text:p text:style-name="Standard"><text:span text:style-name="Source_20_Text"><text:s text:c="15"/>SELECT * INTO madre FROM familias </text:span></text:p>
      <text:p text:style-name="Standard"><text:span text:style-name="Source_20_Text"><text:s text:c="15"/>WHERE identificador = mi_familia.familia; </text:span></text:p>
      <text:p text:style-name="Standard"><text:span text:style-name="Source_20_Text"><text:s text:c="15"/>oficina_padre( madre, padre ); </text:span></text:p>
      <text:p text:style-name="Standard"><text:span text:style-name="Source_20_Text"><text:s text:c="10"/>END IF; </text:span></text:p>
      <text:p text:style-name="Standard"><text:span text:style-name="Source_20_Text"><text:s text:c="5"/>EXCEPTION </text:span></text:p>
      <text:p text:style-name="Standard"><text:span text:style-name="Source_20_Text"><text:s text:c="10"/>WHEN OTHERS THEN </text:span></text:p>
      <text:p text:style-name="Standard"><text:span text:style-name="Source_20_Text"><text:s text:c="15"/>padre := NULL; </text:span></text:p>
      <text:p text:style-name="Standard"><text:span text:style-name="Source_20_Text"><text:s text:c="5"/>END oficina_padre; </text:span></text:p>
      <text:p text:style-name="Standard"><text:span text:style-name="Source_20_Text"><text:s text:c="5"/>--Nos da os hijos de una familia </text:span></text:p>
      <text:p text:style-name="Standard"><text:span text:style-name="Source_20_Text"><text:s text:c="5"/>PROCEDURE dame_hijos( mi_familia familia, hijos IN OUT tAgentes ) IS </text:span></text:p>
      <text:p text:style-name="Standard"><text:span text:style-name="Source_20_Text"><text:s text:c="10"/>CURSOR cHijos IS SELECT * FROM agentes </text:span></text:p>
      <text:p text:style-name="Standard"><text:span text:style-name="Source_20_Text"><text:s text:c="10"/>WHERE familia = mi_familia.identificador; </text:span></text:p>
      <text:p text:style-name="Standard"><text:span text:style-name="Source_20_Text"><text:s text:c="10"/>CURSOR cHijas IS SELECT * FROM familias </text:span></text:p>
      <text:p text:style-name="Standard"><text:span text:style-name="Source_20_Text"><text:s text:c="10"/>WHERE familia = mi_familia.identificador; </text:span></text:p>
      <text:p text:style-name="Standard"><text:span text:style-name="Source_20_Text"><text:s text:c="10"/>hijo agente; </text:span></text:p>
      <text:p text:style-name="Standard"><text:span text:style-name="Source_20_Text"><text:s text:c="10"/>hija familia; </text:span></text:p>
      <text:p text:style-name="Standard"><text:span text:style-name="Source_20_Text"><text:s text:c="5"/>BEGIN </text:span></text:p>
      <text:p text:style-name="Standard"><text:span text:style-name="Source_20_Text"><text:s text:c="10"/>--inicializamos la tabla si no lo está </text:span></text:p>
      <text:p text:style-name="Standard"><text:span text:style-name="Source_20_Text"><text:s text:c="10"/>if (hijos IS NULL) THEN </text:span></text:p>
      <text:p text:style-name="Standard"><text:span text:style-name="Source_20_Text"><text:s text:c="15"/>hijos := tAgentes(); </text:span></text:p>
      <text:p text:style-name="Standard"><text:span text:style-name="Source_20_Text"><text:s text:c="10"/>END IF; </text:span></text:p>
      <text:p text:style-name="Standard"><text:span text:style-name="Source_20_Text"><text:s text:c="10"/>--metemos en la tabla los hijos directos </text:span></text:p>
      <text:p text:style-name="Standard"><text:soft-page-break/><text:span text:style-name="Source_20_Text"><text:s text:c="10"/>OPEN cHijos; </text:span></text:p>
      <text:p text:style-name="Standard"><text:span text:style-name="Source_20_Text"><text:s text:c="10"/>LOOP </text:span></text:p>
      <text:p text:style-name="Standard"><text:span text:style-name="Source_20_Text"><text:s text:c="15"/>FETCH cHijos INTO hijo; </text:span></text:p>
      <text:p text:style-name="Standard"><text:span text:style-name="Source_20_Text"><text:s text:c="15"/>EXIT WHEN cHijos%NOTFOUND; </text:span></text:p>
      <text:p text:style-name="Standard"><text:span text:style-name="Source_20_Text"><text:s text:c="15"/>hijos.EXTEND; </text:span></text:p>
      <text:p text:style-name="Standard"><text:span text:style-name="Source_20_Text"><text:s text:c="15"/>hijos(hijos.LAST) := hijo; </text:span></text:p>
      <text:p text:style-name="Standard"><text:span text:style-name="Source_20_Text"><text:s text:c="10"/>END LOOP; </text:span></text:p>
      <text:p text:style-name="Standard"><text:span text:style-name="Source_20_Text"><text:s text:c="10"/>CLOSE cHijos; </text:span></text:p>
      <text:p text:style-name="Standard"><text:span text:style-name="Source_20_Text"><text:s text:c="10"/>--hacemos lo mismo para las familias hijas </text:span></text:p>
      <text:p text:style-name="Standard"><text:span text:style-name="Source_20_Text"><text:s text:c="10"/>OPEN cHijas; </text:span></text:p>
      <text:p text:style-name="Standard"><text:span text:style-name="Source_20_Text"><text:s text:c="10"/>LOOP </text:span></text:p>
      <text:p text:style-name="Standard"><text:span text:style-name="Source_20_Text"><text:s text:c="15"/>FETCH cHijas INTO hija; </text:span></text:p>
      <text:p text:style-name="Standard"><text:span text:style-name="Source_20_Text"><text:s text:c="15"/>EXIT WHEN cHijas%NOTFOUND; </text:span></text:p>
      <text:p text:style-name="Standard"><text:span text:style-name="Source_20_Text"><text:s text:c="15"/>dame_hijos( hija, hijos ); </text:span></text:p>
      <text:p text:style-name="Standard"><text:span text:style-name="Source_20_Text"><text:s text:c="10"/>END LOOP; </text:span></text:p>
      <text:p text:style-name="Standard"><text:span text:style-name="Source_20_Text"><text:s text:c="10"/>CLOSE cHijas; </text:span></text:p>
      <text:p text:style-name="Standard"><text:span text:style-name="Source_20_Text"><text:s text:c="5"/>EXCEPTION </text:span></text:p>
      <text:p text:style-name="Standard"><text:span text:style-name="Source_20_Text"><text:s text:c="10"/>WHEN OTHERS THEN </text:span></text:p>
      <text:p text:style-name="Standard"><text:span text:style-name="Source_20_Text"><text:s text:c="15"/>hijos := tAgentes(); </text:span></text:p>
      <text:p text:style-name="Standard"><text:span text:style-name="Source_20_Text"><text:s text:c="5"/>END dame_hijos; </text:span></text:p>
      <text:p text:style-name="Standard"><text:span text:style-name="Source_20_Text"><text:s text:c="5"/>--Nos da los hijos de una oficina </text:span></text:p>
      <text:p text:style-name="Standard"><text:span text:style-name="Source_20_Text"><text:s text:c="5"/>PROCEDURE dame_hijos( mi_oficina oficina, hijos IN OUT tAgentes ) IS </text:span></text:p>
      <text:p text:style-name="Standard"><text:span text:style-name="Source_20_Text"><text:s text:c="10"/>CURSOR cHijos IS SELECT * FROM agentes </text:span></text:p>
      <text:p text:style-name="Standard"><text:span text:style-name="Source_20_Text"><text:s text:c="10"/>WHERE oficina = mi_oficina.identificador; </text:span></text:p>
      <text:p text:style-name="Standard"><text:span text:style-name="Source_20_Text"><text:s text:c="10"/>CURSOR cHijas IS SELECT * FROM familias </text:span></text:p>
      <text:p text:style-name="Standard"><text:span text:style-name="Source_20_Text"><text:s text:c="10"/>WHERE oficina = mi_oficina.identificador; </text:span></text:p>
      <text:p text:style-name="Standard"><text:span text:style-name="Source_20_Text"><text:s text:c="10"/>hijo agente; </text:span></text:p>
      <text:p text:style-name="Standard"><text:span text:style-name="Source_20_Text"><text:s text:c="10"/>hija familia; </text:span></text:p>
      <text:p text:style-name="Standard"><text:span text:style-name="Source_20_Text"><text:s text:c="5"/>BEGIN </text:span></text:p>
      <text:p text:style-name="Standard"><text:span text:style-name="Source_20_Text"><text:s text:c="10"/>--inicializamos la tabla si no lo está </text:span></text:p>
      <text:p text:style-name="Standard"><text:span text:style-name="Source_20_Text"><text:s text:c="10"/>if (hijos IS NULL) THEN </text:span></text:p>
      <text:p text:style-name="Standard"><text:span text:style-name="Source_20_Text"><text:s text:c="15"/>hijos := tAgentes(); </text:span></text:p>
      <text:p text:style-name="Standard"><text:span text:style-name="Source_20_Text"><text:s text:c="10"/>END IF; </text:span></text:p>
      <text:p text:style-name="Standard"><text:span text:style-name="Source_20_Text"><text:s text:c="10"/>--metemos en la tabla los hijos directos </text:span></text:p>
      <text:p text:style-name="Standard"><text:span text:style-name="Source_20_Text"><text:s text:c="10"/>OPEN cHijos; </text:span></text:p>
      <text:p text:style-name="Standard"><text:span text:style-name="Source_20_Text"><text:s text:c="10"/>LOOP </text:span></text:p>
      <text:p text:style-name="Standard"><text:span text:style-name="Source_20_Text"><text:s text:c="15"/>FETCH cHijos INTO hijo; </text:span></text:p>
      <text:p text:style-name="Standard"><text:span text:style-name="Source_20_Text"><text:s text:c="15"/>EXIT WHEN cHijos%NOTFOUND; </text:span></text:p>
      <text:p text:style-name="Standard"><text:span text:style-name="Source_20_Text"><text:s text:c="15"/>hijos.EXTEND; </text:span></text:p>
      <text:p text:style-name="Standard"><text:span text:style-name="Source_20_Text"><text:s text:c="15"/>hijos(hijos.LAST) := hijo; </text:span></text:p>
      <text:p text:style-name="Standard"><text:span text:style-name="Source_20_Text"><text:s text:c="10"/>END LOOP; </text:span></text:p>
      <text:p text:style-name="Standard"><text:span text:style-name="Source_20_Text"><text:s text:c="10"/>CLOSE cHijos; </text:span></text:p>
      <text:p text:style-name="Standard"><text:span text:style-name="Source_20_Text"><text:s text:c="10"/>--hacemos lo mismo para las familias hijas </text:span></text:p>
      <text:p text:style-name="Standard"><text:span text:style-name="Source_20_Text"><text:s text:c="10"/>OPEN cHijas; </text:span></text:p>
      <text:p text:style-name="Standard"><text:span text:style-name="Source_20_Text"><text:s text:c="10"/>LOOP </text:span></text:p>
      <text:p text:style-name="Standard"><text:span text:style-name="Source_20_Text"><text:s text:c="15"/>FETCH cHijas INTO hija; </text:span></text:p>
      <text:p text:style-name="Standard"><text:span text:style-name="Source_20_Text"><text:s text:c="15"/>EXIT WHEN cHijas%NOTFOUND; </text:span></text:p>
      <text:p text:style-name="Standard"><text:span text:style-name="Source_20_Text"><text:s text:c="15"/>dame_hijos( hija, hijos ); </text:span></text:p>
      <text:p text:style-name="Standard"><text:span text:style-name="Source_20_Text"><text:s text:c="10"/>END LOOP; </text:span></text:p>
      <text:p text:style-name="Standard"><text:span text:style-name="Source_20_Text"><text:s text:c="10"/>CLOSE cHijas; </text:span></text:p>
      <text:p text:style-name="Standard"><text:span text:style-name="Source_20_Text"><text:s text:c="5"/>EXCEPTION </text:span></text:p>
      <text:p text:style-name="Standard"><text:soft-page-break/><text:span text:style-name="Source_20_Text"><text:s text:c="10"/>WHEN OTHERS THEN </text:span></text:p>
      <text:p text:style-name="Standard"><text:span text:style-name="Source_20_Text"><text:s text:c="15"/>hijos := tAgentes(); </text:span></text:p>
      <text:p text:style-name="Standard"><text:span text:style-name="Source_20_Text"><text:s text:c="5"/>END dame_hijos; </text:span></text:p>
      <text:p text:style-name="Standard"><text:span text:style-name="Source_20_Text"><text:s text:c="5"/>--Inserta un agente </text:span></text:p>
      <text:p text:style-name="Standard"><text:span text:style-name="Source_20_Text"><text:s text:c="5"/>FUNCTION inserta_agente ( mi_agente agente ) </text:span></text:p>
      <text:p text:style-name="Standard"><text:span text:style-name="Source_20_Text"><text:s text:c="5"/>RETURN NUMBER IS </text:span></text:p>
      <text:p text:style-name="Standard"><text:span text:style-name="Source_20_Text"><text:s text:c="5"/>BEGIN </text:span></text:p>
      <text:p text:style-name="Standard"><text:span text:style-name="Source_20_Text"><text:s text:c="10"/>IF (mi_agente.familia IS NULL and mi_agente.oficina IS NULL) THEN </text:span></text:p>
      <text:p text:style-name="Standard"><text:span text:style-name="Source_20_Text"><text:s text:c="15"/>RETURN operacion_no_permitida; </text:span></text:p>
      <text:p text:style-name="Standard"><text:span text:style-name="Source_20_Text"><text:s text:c="10"/>END IF; </text:span></text:p>
      <text:p text:style-name="Standard"><text:span text:style-name="Source_20_Text"><text:s text:c="10"/>IF (mi_agente.familia IS NOT NULL and mi_agente.oficina IS NOT NULL) THEN </text:span></text:p>
      <text:p text:style-name="Standard"><text:span text:style-name="Source_20_Text"><text:s text:c="15"/>RETURN operacion_no_permitida; </text:span></text:p>
      <text:p text:style-name="Standard"><text:span text:style-name="Source_20_Text"><text:s text:c="10"/>END IF; </text:span></text:p>
      <text:p text:style-name="Standard"><text:span text:style-name="Source_20_Text"><text:s text:c="10"/>INSERT INTO agentes VALUES (mi_agente.identificador, mi_agente.nombre, mi_agente.usuario, mi_agente.clave, mi_agente.habilidad, mi_agente.categoria, mi_agente.familia, mi_agente.oficina ); </text:span></text:p>
      <text:p text:style-name="Standard"><text:span text:style-name="Source_20_Text"><text:s text:c="10"/>COMMIT; </text:span></text:p>
      <text:p text:style-name="Standard"><text:span text:style-name="Source_20_Text"><text:s text:c="10"/>RETURN todo_bien; </text:span></text:p>
      <text:p text:style-name="Standard"><text:span text:style-name="Source_20_Text"><text:s text:c="5"/>EXCEPTION </text:span></text:p>
      <text:p text:style-name="Standard"><text:span text:style-name="Source_20_Text"><text:s text:c="10"/>WHEN referencia_no_encontrada THEN </text:span></text:p>
      <text:p text:style-name="Standard"><text:span text:style-name="Source_20_Text"><text:s text:c="15"/>ROLLBACK; </text:span></text:p>
      <text:p text:style-name="Standard"><text:span text:style-name="Source_20_Text"><text:s text:c="15"/>RETURN padre_inexistente; </text:span></text:p>
      <text:p text:style-name="Standard"><text:span text:style-name="Source_20_Text"><text:s text:c="10"/>WHEN no_null THEN </text:span></text:p>
      <text:p text:style-name="Standard"><text:span text:style-name="Source_20_Text"><text:s text:c="15"/>ROLLBACK; </text:span></text:p>
      <text:p text:style-name="Standard"><text:span text:style-name="Source_20_Text"><text:s text:c="15"/>RETURN no_null_violado; </text:span></text:p>
      <text:p text:style-name="Standard"><text:span text:style-name="Source_20_Text"><text:s text:c="10"/>WHEN DUP_VAL_ON_INDEX THEN </text:span></text:p>
      <text:p text:style-name="Standard"><text:span text:style-name="Source_20_Text"><text:s text:c="15"/>ROLLBACK; </text:span></text:p>
      <text:p text:style-name="Standard"><text:span text:style-name="Source_20_Text"><text:s text:c="15"/>RETURN elemento_existente; </text:span></text:p>
      <text:p text:style-name="Standard"><text:span text:style-name="Source_20_Text"><text:s text:c="10"/>WHEN OTHERS THEN </text:span></text:p>
      <text:p text:style-name="Standard"><text:span text:style-name="Source_20_Text"><text:s text:c="15"/>ROLLBACK; </text:span></text:p>
      <text:p text:style-name="Standard"><text:span text:style-name="Source_20_Text"><text:s text:c="15"/>RETURN SQLCODE; </text:span></text:p>
      <text:p text:style-name="Standard"><text:span text:style-name="Source_20_Text"><text:s text:c="5"/>END inserta_agente; </text:span></text:p>
      <text:p text:style-name="Standard"><text:span text:style-name="Source_20_Text"><text:s text:c="5"/>--Inserta una familia </text:span></text:p>
      <text:p text:style-name="Standard"><text:span text:style-name="Source_20_Text"><text:s text:c="5"/>FUNCTION inserta_familia( mi_familia familia ) </text:span></text:p>
      <text:p text:style-name="Standard"><text:span text:style-name="Source_20_Text"><text:s text:c="5"/>RETURN NUMBER IS </text:span></text:p>
      <text:p text:style-name="Standard"><text:span text:style-name="Source_20_Text"><text:s text:c="5"/>BEGIN </text:span></text:p>
      <text:p text:style-name="Standard"><text:span text:style-name="Source_20_Text"><text:s text:c="10"/>IF (mi_familia.familia IS NULL and mi_familia.oficina IS NULL) THEN </text:span></text:p>
      <text:p text:style-name="Standard"><text:span text:style-name="Source_20_Text"><text:s text:c="15"/>RETURN operacion_no_permitida; </text:span></text:p>
      <text:p text:style-name="Standard"><text:span text:style-name="Source_20_Text"><text:s text:c="10"/>END IF; </text:span></text:p>
      <text:p text:style-name="Standard"><text:span text:style-name="Source_20_Text"><text:s text:c="10"/>IF (mi_familia.familia IS NOT NULL and mi_familia.oficina IS NOT NULL) THEN </text:span></text:p>
      <text:p text:style-name="Standard"><text:span text:style-name="Source_20_Text"><text:s text:c="15"/>RETURN operacion_no_permitida; </text:span></text:p>
      <text:p text:style-name="Standard"><text:span text:style-name="Source_20_Text"><text:s text:c="10"/>END IF; </text:span></text:p>
      <text:p text:style-name="Standard"><text:span text:style-name="Source_20_Text"><text:s text:c="10"/>INSERT INTO familias VALUES ( mi_familia.identificador, mi_familia.nombre, mi_familia.familia, mi_familia.oficina ); </text:span></text:p>
      <text:p text:style-name="Standard"><text:span text:style-name="Source_20_Text"><text:s text:c="10"/>COMMIT; </text:span></text:p>
      <text:p text:style-name="Standard"><text:span text:style-name="Source_20_Text"><text:s text:c="10"/>RETURN todo_bien; </text:span></text:p>
      <text:p text:style-name="Standard"><text:span text:style-name="Source_20_Text"><text:s text:c="5"/>EXCEPTION </text:span></text:p>
      <text:p text:style-name="Standard"><text:soft-page-break/><text:span text:style-name="Source_20_Text"><text:s text:c="10"/>WHEN referencia_no_encontrada THEN </text:span></text:p>
      <text:p text:style-name="Standard"><text:span text:style-name="Source_20_Text"><text:s text:c="15"/>ROLLBACK; </text:span></text:p>
      <text:p text:style-name="Standard"><text:span text:style-name="Source_20_Text"><text:s text:c="15"/>RETURN padre_inexistente; </text:span></text:p>
      <text:p text:style-name="Standard"><text:span text:style-name="Source_20_Text"><text:s text:c="10"/>WHEN no_null THEN </text:span></text:p>
      <text:p text:style-name="Standard"><text:span text:style-name="Source_20_Text"><text:s text:c="15"/>ROLLBACK; </text:span></text:p>
      <text:p text:style-name="Standard"><text:span text:style-name="Source_20_Text"><text:s text:c="15"/>RETURN no_null_violado; </text:span></text:p>
      <text:p text:style-name="Standard"><text:span text:style-name="Source_20_Text"><text:s text:c="11"/>WHEN DUP_VAL_ON_INDEX THEN </text:span></text:p>
      <text:p text:style-name="Standard"><text:span text:style-name="Source_20_Text"><text:s text:c="15"/>ROLLBACK; </text:span></text:p>
      <text:p text:style-name="Standard"><text:span text:style-name="Source_20_Text"><text:s text:c="15"/>RETURN elemento_existente; </text:span></text:p>
      <text:p text:style-name="Standard"><text:span text:style-name="Source_20_Text"><text:s text:c="10"/>WHEN OTHERS THEN </text:span></text:p>
      <text:p text:style-name="Standard"><text:span text:style-name="Source_20_Text"><text:s text:c="15"/>ROLLBACK; </text:span></text:p>
      <text:p text:style-name="Standard"><text:span text:style-name="Source_20_Text"><text:s text:c="15"/>RETURN SQLCODE; </text:span></text:p>
      <text:p text:style-name="Standard"><text:span text:style-name="Source_20_Text"><text:s text:c="5"/>END inserta_familia; </text:span></text:p>
      <text:p text:style-name="Standard"><text:span text:style-name="Source_20_Text"><text:s text:c="5"/>--Inserta una oficina </text:span></text:p>
      <text:p text:style-name="Standard"><text:span text:style-name="Source_20_Text"><text:s text:c="5"/>FUNCTION inserta_oficina ( mi_oficina oficina ) </text:span></text:p>
      <text:p text:style-name="Standard"><text:span text:style-name="Source_20_Text"><text:s text:c="5"/>RETURN NUMBER IS </text:span></text:p>
      <text:p text:style-name="Standard"><text:span text:style-name="Source_20_Text"><text:s text:c="5"/>BEGIN </text:span></text:p>
      <text:p text:style-name="Standard"><text:span text:style-name="Source_20_Text"><text:s text:c="10"/>INSERT INTO oficinas VALUES (mi_oficina.identificador, mi_oficina.nombre, mi_oficina.domicilio, mi_oficina.localidad, mi_oficina.codigo_postal ); </text:span></text:p>
      <text:p text:style-name="Standard"><text:span text:style-name="Source_20_Text"><text:s text:c="10"/>COMMIT; </text:span></text:p>
      <text:p text:style-name="Standard"><text:span text:style-name="Source_20_Text"><text:s text:c="10"/>RETURN todo_bien; </text:span></text:p>
      <text:p text:style-name="Standard"><text:span text:style-name="Source_20_Text"><text:s text:c="5"/>EXCEPTION </text:span></text:p>
      <text:p text:style-name="Standard"><text:span text:style-name="Source_20_Text"><text:s text:c="10"/>WHEN no_null THEN </text:span></text:p>
      <text:p text:style-name="Standard"><text:span text:style-name="Source_20_Text"><text:s text:c="15"/>ROLLBACK; </text:span></text:p>
      <text:p text:style-name="Standard"><text:span text:style-name="Source_20_Text"><text:s text:c="15"/>RETURN no_null_violado; </text:span></text:p>
      <text:p text:style-name="Standard"><text:span text:style-name="Source_20_Text"><text:s text:c="10"/>WHEN DUP_VAL_ON_INDEX THEN </text:span></text:p>
      <text:p text:style-name="Standard"><text:span text:style-name="Source_20_Text"><text:s text:c="15"/>ROLLBACK; </text:span></text:p>
      <text:p text:style-name="Standard"><text:span text:style-name="Source_20_Text"><text:s text:c="15"/>RETURN elemento_existente; </text:span></text:p>
      <text:p text:style-name="Standard"><text:span text:style-name="Source_20_Text"><text:s text:c="10"/>WHEN OTHERS THEN </text:span></text:p>
      <text:p text:style-name="Standard"><text:span text:style-name="Source_20_Text"><text:s text:c="15"/>ROLLBACK; </text:span></text:p>
      <text:p text:style-name="Standard"><text:span text:style-name="Source_20_Text"><text:s text:c="15"/>RETURN SQLCODE; </text:span></text:p>
      <text:p text:style-name="Standard"><text:span text:style-name="Source_20_Text"><text:s text:c="5"/>END inserta_oficina; </text:span></text:p>
      <text:p text:style-name="Standard"><text:span text:style-name="Source_20_Text"><text:s text:c="5"/>--Borramos una oficina </text:span></text:p>
      <text:p text:style-name="Standard"><text:span text:style-name="Source_20_Text"><text:s text:c="5"/>FUNCTION borra_oficina( id_oficina NUMBER ) </text:span></text:p>
      <text:p text:style-name="Standard"><text:span text:style-name="Source_20_Text"><text:s text:c="5"/>RETURN NUMBER IS </text:span></text:p>
      <text:p text:style-name="Standard"><text:span text:style-name="Source_20_Text"><text:s text:c="10"/>num_ofi NUMBER; </text:span></text:p>
      <text:p text:style-name="Standard"><text:span text:style-name="Source_20_Text"><text:s text:c="5"/>BEGIN </text:span></text:p>
      <text:p text:style-name="Standard"><text:span text:style-name="Source_20_Text"><text:s text:c="10"/>SELECT COUNT(*) INTO num_ofi FROM oficinas </text:span></text:p>
      <text:p text:style-name="Standard"><text:span text:style-name="Source_20_Text"><text:s text:c="10"/>WHERE identificador = id_oficina; </text:span></text:p>
      <text:p text:style-name="Standard"><text:span text:style-name="Source_20_Text"><text:s text:c="10"/>IF (num_ofi = 0) THEN </text:span></text:p>
      <text:p text:style-name="Standard"><text:span text:style-name="Source_20_Text"><text:s text:c="15"/>RETURN elemento_inexistente; </text:span></text:p>
      <text:p text:style-name="Standard"><text:span text:style-name="Source_20_Text"><text:s text:c="10"/>END IF; </text:span></text:p>
      <text:p text:style-name="Standard"><text:span text:style-name="Source_20_Text"><text:s text:c="10"/>DELETE oficinas WHERE identificador = id_oficina; </text:span></text:p>
      <text:p text:style-name="Standard"><text:span text:style-name="Source_20_Text"><text:s text:c="10"/>COMMIT; </text:span></text:p>
      <text:p text:style-name="Standard"><text:span text:style-name="Source_20_Text"><text:s text:c="10"/>RETURN todo_bien; </text:span></text:p>
      <text:p text:style-name="Standard"><text:span text:style-name="Source_20_Text"><text:s text:c="5"/>EXCEPTION </text:span></text:p>
      <text:p text:style-name="Standard"><text:span text:style-name="Source_20_Text"><text:s text:c="10"/>WHEN OTHERS THEN </text:span></text:p>
      <text:p text:style-name="Standard"><text:span text:style-name="Source_20_Text"><text:s text:c="15"/>ROLLBACK; </text:span></text:p>
      <text:p text:style-name="Standard"><text:span text:style-name="Source_20_Text"><text:s text:c="15"/>RETURN SQLCODE; </text:span></text:p>
      <text:p text:style-name="Standard"><text:span text:style-name="Source_20_Text"><text:s text:c="5"/>END borra_oficina; </text:span></text:p>
      <text:p text:style-name="Standard"><text:span text:style-name="Source_20_Text"><text:s text:c="5"/>--Borramos una familia </text:span></text:p>
      <text:p text:style-name="Standard"><text:soft-page-break/><text:span text:style-name="Source_20_Text"><text:s text:c="5"/>FUNCTION borra_familia( id_familia NUMBER ) </text:span></text:p>
      <text:p text:style-name="Standard"><text:span text:style-name="Source_20_Text"><text:s text:c="5"/>RETURN NUMBER IS </text:span></text:p>
      <text:p text:style-name="Standard"><text:span text:style-name="Source_20_Text"><text:s text:c="10"/>num_fam NUMBER; </text:span></text:p>
      <text:p text:style-name="Standard"><text:span text:style-name="Source_20_Text"><text:s text:c="5"/>BEGIN </text:span></text:p>
      <text:p text:style-name="Standard"><text:span text:style-name="Source_20_Text"><text:s text:c="10"/>SELECT COUNT(*) INTO num_fam FROM familias </text:span></text:p>
      <text:p text:style-name="Standard"><text:span text:style-name="Source_20_Text"><text:s text:c="10"/>WHERE identificador = id_familia; </text:span></text:p>
      <text:p text:style-name="Standard"><text:span text:style-name="Source_20_Text"><text:s text:c="10"/>IF (num_fam = 0) THEN </text:span></text:p>
      <text:p text:style-name="Standard"><text:span text:style-name="Source_20_Text"><text:s text:c="15"/>RETURN elemento_inexistente; </text:span></text:p>
      <text:p text:style-name="Standard"><text:span text:style-name="Source_20_Text"><text:s text:c="10"/>END IF; </text:span></text:p>
      <text:p text:style-name="Standard"><text:span text:style-name="Source_20_Text"><text:s text:c="10"/>DELETE familias WHERE identificador = id_familia; </text:span></text:p>
      <text:p text:style-name="Standard"><text:span text:style-name="Source_20_Text"><text:s text:c="10"/>COMMIT; </text:span></text:p>
      <text:p text:style-name="Standard"><text:span text:style-name="Source_20_Text"><text:s text:c="10"/>RETURN todo_bien; </text:span></text:p>
      <text:p text:style-name="Standard"><text:span text:style-name="Source_20_Text"><text:s text:c="5"/>EXCEPTION </text:span></text:p>
      <text:p text:style-name="Standard"><text:span text:style-name="Source_20_Text"><text:s text:c="10"/>WHEN OTHERS THEN </text:span></text:p>
      <text:p text:style-name="Standard"><text:span text:style-name="Source_20_Text"><text:s text:c="15"/>ROLLBACK; </text:span></text:p>
      <text:p text:style-name="Standard"><text:span text:style-name="Source_20_Text"><text:s text:c="15"/>RETURN SQLCODE; </text:span></text:p>
      <text:p text:style-name="Standard"><text:span text:style-name="Source_20_Text"><text:s text:c="5"/>END borra_familia; </text:span></text:p>
      <text:p text:style-name="Standard"><text:span text:style-name="Source_20_Text"><text:s text:c="5"/>--Borramos un agente </text:span></text:p>
      <text:p text:style-name="Standard"><text:span text:style-name="Source_20_Text"><text:s text:c="5"/>FUNCTION borra_agente( id_agente NUMBER ) </text:span></text:p>
      <text:p text:style-name="Standard"><text:span text:style-name="Source_20_Text"><text:s text:c="5"/>RETURN NUMBER IS </text:span></text:p>
      <text:p text:style-name="Standard"><text:span text:style-name="Source_20_Text"><text:s text:c="10"/>num_ag NUMBER; </text:span></text:p>
      <text:p text:style-name="Standard"><text:span text:style-name="Source_20_Text"><text:s text:c="5"/>BEGIN </text:span></text:p>
      <text:p text:style-name="Standard"><text:span text:style-name="Source_20_Text"><text:s text:c="10"/>SELECT COUNT(*) INTO num_ag FROM agentes </text:span></text:p>
      <text:p text:style-name="Standard"><text:span text:style-name="Source_20_Text"><text:s text:c="10"/>WHERE identificador = id_agente; </text:span></text:p>
      <text:p text:style-name="Standard"><text:span text:style-name="Source_20_Text"><text:s text:c="10"/>IF (num_ag = 0) THEN </text:span></text:p>
      <text:p text:style-name="Standard"><text:span text:style-name="Source_20_Text"><text:s text:c="15"/>RETURN elemento_inexistente; </text:span></text:p>
      <text:p text:style-name="Standard"><text:span text:style-name="Source_20_Text"><text:s text:c="10"/>END IF; </text:span></text:p>
      <text:p text:style-name="Standard"><text:span text:style-name="Source_20_Text"><text:s text:c="10"/>DELETE agentes WHERE identificador = id_agente; </text:span></text:p>
      <text:p text:style-name="Standard"><text:span text:style-name="Source_20_Text"><text:s text:c="10"/>COMMIT; </text:span></text:p>
      <text:p text:style-name="Standard"><text:span text:style-name="Source_20_Text"><text:s text:c="10"/>RETURN todo_bien; </text:span></text:p>
      <text:p text:style-name="Standard"><text:span text:style-name="Source_20_Text"><text:s text:c="5"/>EXCEPTION </text:span></text:p>
      <text:p text:style-name="Standard"><text:span text:style-name="Source_20_Text"><text:s text:c="10"/>WHEN OTHERS THEN </text:span></text:p>
      <text:p text:style-name="Standard"><text:span text:style-name="Source_20_Text"><text:s text:c="15"/>ROLLBACK; </text:span></text:p>
      <text:p text:style-name="Standard"><text:span text:style-name="Source_20_Text"><text:s text:c="15"/>RETURN SQLCODE; </text:span></text:p>
      <text:p text:style-name="Standard"><text:span text:style-name="Source_20_Text"><text:s text:c="5"/>END borra_agente; </text:span></text:p>
      <text:p text:style-name="Standard"><text:span text:style-name="Source_20_Text">END call_center; </text:span></text:p>
      <text:p text:style-name="Standard"><text:span text:style-name="Source_20_Text">/ </text:span></text:p>
      <text:p text:style-name="Standard"><text:span text:style-name="Source_20_Text"><text:span text:style-name="T72"/></text:span></text:p>
      <text:p text:style-name="Standard"><text:span text:style-name="Source_20_Text"><text:span text:style-name="T117">Para referenciar las partes visibles de un paquete, lo haremos por medio de la notación del punto. </text:span></text:span></text:p>
      <text:p text:style-name="P43"><text:span text:style-name="Source_20_Text">BEGIN</text:span></text:p>
      <text:p text:style-name="P43"><text:span text:style-name="Source_20_Text"><text:s text:c="5"/>...</text:span></text:p>
      <text:p text:style-name="P43"><text:span text:style-name="Source_20_Text"><text:s text:c="5"/>call_center.borra_agente( 10 );</text:span></text:p>
      <text:p text:style-name="P43"><text:span text:style-name="Source_20_Text"><text:s text:c="5"/>...</text:span></text:p>
      <text:p text:style-name="P62"><text:span text:style-name="Source_20_Text">END;</text:span></text:p>
      <text:p text:style-name="P64"><text:span text:style-name="Source_20_Text"><text:span text:style-name="T105">Oracle</text:span></text:span><text:span text:style-name="Source_20_Text"><text:span text:style-name="T74"> nos suministra varios paquetes para simplificarnos algunas tareas. </text:span></text:span><text:span text:style-name="Source_20_Text"><text:span text:style-name="T117">Consultar:</text:span></text:span></text:p>
      <text:p text:style-name="Standard"><text:span text:style-name="Source_20_Text"><text:span text:style-name="T29">http://docs.oracle.com/cd/B19306_01/appdev.102/b14258/toc.htm<text:line-break/><text:line-break/></text:span></text:span><text:span text:style-name="Source_20_Text"><text:span text:style-name="T58">Ejemplo de utilización del paquete DBMS_OUTPUT</text:span></text:span></text:p>
      <text:p text:style-name="Standard"><text:span text:style-name="Source_20_Text"><text:span text:style-name="T112">Es un paquete público con el cual podemos enviar mensajes desde subprogramas almacenados, paquetes y disparadores, colocarlos en un </text:span></text:span><text:span text:style-name="Source_20_Text"><text:span text:style-name="T107">buffer</text:span></text:span><text:span text:style-name="Source_20_Text"><text:span text:style-name="T112"> y leerlos desde otros subprogramas almacenados, paquetes o disparadores.</text:span></text:span></text:p>
      <text:p text:style-name="Text_20_body"><text:soft-page-break/><text:span text:style-name="Source_20_Text"><text:span text:style-name="T107">SQL*Plus</text:span></text:span><text:span text:style-name="Source_20_Text"><text:span text:style-name="T112"> permite visualizar los mensajes que hay en el </text:span></text:span><text:span text:style-name="Source_20_Text"><text:span text:style-name="T107">buffer</text:span></text:span><text:span text:style-name="Source_20_Text"><text:span text:style-name="T112">, por medio del comando:<text:line-break/></text:span></text:span><text:span text:style-name="Source_20_Text"><text:span text:style-name="T30">SET SERVEROUTPUT ON</text:span></text:span><text:span text:style-name="Source_20_Text"><text:span text:style-name="T112">. Su uso fundamental es la depuración de nuestros subprogramas.</text:span></text:span></text:p>
      <text:p text:style-name="Standard"><text:span text:style-name="Source_20_Text"><text:span text:style-name="T112">Veamos uno a uno los subprogramas que nos suministra este paquete: </text:span></text:span></text:p>
      <text:list xml:id="list7987300792165486424" text:style-name="L13">
        <text:list-item>
          <text:p text:style-name="P116">Habilita las llamadas a los demás subprogramas. No es necesario cuando está activada la opción <text:span text:style-name="Source_20_Text">SERVEROUTPUT</text:span>. Podemos pasarle un parámetro indicando el tamaño del <text:span text:style-name="T128">buffer</text:span>. </text:p>
        </text:list-item>
      </text:list>
      <text:p text:style-name="P43"><text:span text:style-name="Source_20_Text"><text:span text:style-name="T30">ENABLE</text:span></text:span></text:p>
      <text:p text:style-name="P43"><text:span text:style-name="Source_20_Text"><text:span text:style-name="T3">ENABLE(buffer_size IN INTEGER DEFAULT 2000);</text:span></text:span></text:p>
      <text:list xml:id="list8173808651121351055" text:style-name="L14">
        <text:list-item>
          <text:p text:style-name="P117">Deshabilita las llamadas a los demás subprogramas y purga el <text:span text:style-name="T128">buffer</text:span>. Como con <text:span text:style-name="Source_20_Text">ENABLE</text:span> no es necesario si estamos usando la opción <text:span text:style-name="Source_20_Text">SERVEROUTPUT</text:span>. </text:p>
        </text:list-item>
      </text:list>
      <text:p text:style-name="P43"><text:span text:style-name="Source_20_Text">DISABLE</text:span></text:p>
      <text:p text:style-name="P43"><text:span text:style-name="Source_20_Text">DISABLE();</text:span></text:p>
      <text:list xml:id="list4973330418799115350" text:style-name="L15">
        <text:list-item>
          <text:p text:style-name="P118">Coloca elementos en el <text:span text:style-name="T128">buffer</text:span>, los cuales son convertidos a <text:span text:style-name="Source_20_Text">VARCHAR2</text:span>. </text:p>
        </text:list-item>
      </text:list>
      <text:p text:style-name="P43"><text:span text:style-name="Source_20_Text">PUT</text:span></text:p>
      <text:p text:style-name="P43"><text:span text:style-name="Source_20_Text">PUT(item IN NUMBER);</text:span></text:p>
      <text:p text:style-name="P43"><text:span text:style-name="Source_20_Text">PUT(item IN VARCHAR2);</text:span></text:p>
      <text:p text:style-name="P43"><text:span text:style-name="Source_20_Text">PUT(item IN DATE);</text:span></text:p>
      <text:list xml:id="list8995845847183721364" text:style-name="L16">
        <text:list-item>
          <text:p text:style-name="P119">Coloca elementos en el <text:span text:style-name="T128">buffer</text:span> y los termina con un salto de línea. </text:p>
        </text:list-item>
      </text:list>
      <text:p text:style-name="P43"><text:span text:style-name="Source_20_Text">PUT_LINE</text:span></text:p>
      <text:p text:style-name="P43"><text:span text:style-name="Source_20_Text">PUT_LINE(item IN NUMBER);</text:span></text:p>
      <text:p text:style-name="P43"><text:span text:style-name="Source_20_Text">PUT_LINE(item IN VARCHAR2);</text:span></text:p>
      <text:p text:style-name="P43"><text:span text:style-name="Source_20_Text">PUT_LINE(item IN DATE);</text:span></text:p>
      <text:list xml:id="list5739441894267696153" text:style-name="L17">
        <text:list-item>
          <text:p text:style-name="P120">Coloca salto de línea en <text:span text:style-name="T128">buffer</text:span>. Utilizado cuando componemos <text:span text:style-name="T140">una </text:span>línea usando var<text:span text:style-name="T140">ios</text:span> <text:span text:style-name="Source_20_Text">PUT</text:span>. </text:p>
        </text:list-item>
      </text:list>
      <text:p text:style-name="P43"><text:span text:style-name="Source_20_Text">NEW_LINE</text:span></text:p>
      <text:p text:style-name="P43"><text:span text:style-name="Source_20_Text">NEW_LINE();</text:span></text:p>
      <text:list xml:id="list2906414754899395634" text:style-name="L18">
        <text:list-item>
          <text:p text:style-name="P121">Lee una línea del <text:span text:style-name="T128">buffer</text:span> colocándola en el parámetro <text:span text:style-name="Source_20_Text">line</text:span> y obviando el salto de línea. El parámetro <text:span text:style-name="Source_20_Text">status</text:span> devolverá 0 si nos hemos traído alguna línea y 1 en caso contrario. </text:p>
        </text:list-item>
      </text:list>
      <text:p text:style-name="P43"><text:span text:style-name="Source_20_Text">GET_LINE</text:span></text:p>
      <text:p text:style-name="P43"><text:span text:style-name="Source_20_Text">GET_LINE(line OUT VARCHAR2, status OUT VARCHAR2);</text:span></text:p>
      <text:list xml:id="list399371990235048586" text:style-name="L19">
        <text:list-item>
          <text:p text:style-name="P122">Intenta leer el número de líneas indicado en <text:span text:style-name="Source_20_Text">numlines</text:span>. Una vez ejecutado, <text:span text:style-name="Source_20_Text">numlines</text:span> contendrá el número de líneas que se ha traído. Las líneas traídas las coloca en el parámetro <text:span text:style-name="Source_20_Text">lines</text:span> del tipo <text:span text:style-name="Source_20_Text">CHARARR</text:span>, tipo definido el paquete <text:span text:style-name="Source_20_Text">DBMS_OUTPUT</text:span> como una tabla de <text:span text:style-name="Source_20_Text">VARCHAR2(255)</text:span>. </text:p>
        </text:list-item>
      </text:list>
      <text:p text:style-name="P43"><text:span text:style-name="Source_20_Text">GET_LINES</text:span></text:p>
      <text:p text:style-name="P62"><text:span text:style-name="Source_20_Text">GET_LINES(lines OUT CHARARR, numlines IN OUT INTEGER);</text:span></text:p>
      <text:p text:style-name="P41"><text:span text:style-name="T140">Ejemplo: C</text:span>rear un procedimiento que visualice todos los agentes, su nombre, nombre de la familia y/o nombre de la oficina a la que pertenece. </text:p>
      <text:p text:style-name="P43"><text:span text:style-name="Source_20_Text">CREATE OR <text:s/>REPLACE PROCEDURE lista_agentes IS</text:span></text:p>
      <text:p text:style-name="P43"><text:span text:style-name="Source_20_Text"><text:s text:c="5"/>CURSOR cAgentes IS SELECT identificador, nombre,familia, oficina FROM agentes;</text:span></text:p>
      <text:p text:style-name="P43"><text:span text:style-name="Source_20_Text"><text:s text:c="5"/>fam familias.nombre%TYPE;</text:span></text:p>
      <text:p text:style-name="P43"><text:span text:style-name="Source_20_Text"><text:s text:c="5"/>ofi oficinas.nombre%TYPE;</text:span></text:p>
      <text:p text:style-name="P43"><text:span text:style-name="Source_20_Text"><text:s text:c="5"/>num_ag INTEGER := 0;</text:span></text:p>
      <text:p text:style-name="P43"><text:span text:style-name="Source_20_Text">BEGIN</text:span></text:p>
      <text:p text:style-name="P43"><text:span text:style-name="Source_20_Text"><text:s text:c="5"/>DBMS_OUTPUT.ENABLE( 1000000 );</text:span></text:p>
      <text:p text:style-name="P43"><text:span text:style-name="Source_20_Text"><text:s text:c="5"/>DBMS_OUTPUT.PUT_LINE('Agente <text:s text:c="13"/>|Familia <text:s text:c="12"/>|Oficina <text:s text:c="12"/>');</text:span></text:p>
      <text:p text:style-name="P43"><text:span text:style-name="Source_20_Text"><text:s text:c="5"/>DBMS_OUTPUT.PUT_LINE('---------------------------------------------------------------');</text:span></text:p>
      <text:p text:style-name="P43"><text:span text:style-name="Source_20_Text"><text:s text:c="5"/>FOR ag_rec IN cAgentes LOOP</text:span></text:p>
      <text:p text:style-name="P43"><text:soft-page-break/><text:span text:style-name="Source_20_Text"><text:s text:c="10"/>IF (ag_rec.familia IS NOT NULL) THEN</text:span></text:p>
      <text:p text:style-name="P43"><text:span text:style-name="Source_20_Text"><text:s text:c="15"/>SELECT nombre INTO fam FROM familias WHERE identificador = ag_rec.familia;</text:span></text:p>
      <text:p text:style-name="P43"><text:span text:style-name="Source_20_Text"><text:s text:c="15"/>ofi := NULL;</text:span></text:p>
      <text:p text:style-name="P43"><text:span text:style-name="Source_20_Text"><text:s text:c="15"/>DBMS_OUTPUT.PUT_LINE(rpad(ag_rec.nombre,20) || '|' || rpad(fam,20) || '|' || rpad(ofi,20));</text:span></text:p>
      <text:p text:style-name="P43"><text:span text:style-name="Source_20_Text"><text:s text:c="15"/>num_ag := num_ag + 1;</text:span></text:p>
      <text:p text:style-name="P43"><text:span text:style-name="Source_20_Text"><text:s text:c="10"/>ELSIF (ag_rec.oficina IS NOT NULL) THEN</text:span></text:p>
      <text:p text:style-name="P43"><text:span text:style-name="Source_20_Text"><text:s text:c="15"/>SELECT nombre INTO ofi FROM oficinas WHERE identificador = ag_rec.oficina;</text:span></text:p>
      <text:p text:style-name="P43"><text:span text:style-name="Source_20_Text"><text:s text:c="15"/>fam := NULL;</text:span></text:p>
      <text:p text:style-name="P43"><text:span text:style-name="Source_20_Text"><text:s text:c="15"/>DBMS_OUTPUT.PUT_LINE(rpad(ag_rec.nombre,20) || '|' || rpad(fam,20) || '|' || rpad(ofi,20));</text:span></text:p>
      <text:p text:style-name="P43"><text:span text:style-name="Source_20_Text"><text:s text:c="15"/>num_ag := num_ag + 1;</text:span></text:p>
      <text:p text:style-name="P43"><text:span text:style-name="Source_20_Text"><text:s text:c="10"/>END IF;</text:span></text:p>
      <text:p text:style-name="P43"><text:span text:style-name="Source_20_Text"><text:s text:c="5"/>END LOOP;</text:span></text:p>
      <text:p text:style-name="P43"><text:span text:style-name="Source_20_Text">DBMS_OUTPUT.PUT_LINE('---------------------------------------------------------------');</text:span></text:p>
      <text:p text:style-name="P43"><text:span text:style-name="Source_20_Text"><text:s text:c="5"/>DBMS_OUTPUT.PUT_LINE('Número de agentes: ' || num_ag);</text:span></text:p>
      <text:p text:style-name="P43"><text:span text:style-name="Source_20_Text">END lista_agentes;</text:span></text:p>
      <text:p text:style-name="P62"><text:span text:style-name="Source_20_Text">/</text:span></text:p>
      <text:p text:style-name="Standard"><text:span text:style-name="T140">Como sabemos, p</text:span>ara ejecutarlo desde <text:span text:style-name="T128">SQL*Plus</text:span> <text:span text:style-name="T140">se deben </text:span>ejecutar las siguientes sentencias: </text:p>
      <text:p text:style-name="P43"><text:span text:style-name="Source_20_Text">SQL&gt;SET SERVEROUTPUT ON;</text:span></text:p>
      <text:p text:style-name="P43"><text:span text:style-name="Source_20_Text">SQL&gt;EXEC lista_agentes;</text:span></text:p>
      <text:p text:style-name="Standard"/>
      <text:p text:style-name="P7">Objetos</text:p>
      <text:p text:style-name="Standard">Un tipo de objeto es un tipo de dato compuesto, que encapsula unos datos y las funciones y procedimientos necesarios para manipular esos datos. Las variables son los atributos y los subprogramas son llamados métodos. Podemos pensar en un tipo de objeto como en una entidad que posee unos atributos y un comportamiento (que viene dado por los métodos). </text:p>
      <text:list xml:id="list2052301759634224978" text:style-name="L20">
        <text:list-item>
          <text:p text:style-name="P123">Cuando creamos un tipo de objeto, lo que estamos creando es una entidad abstracta que especifica los atributos que tendrán los objetos de ese tipo y define su comportamiento. </text:p>
        </text:list-item>
      </text:list>
      <text:list xml:id="list7128791087401329797" text:style-name="L21">
        <text:list-item>
          <text:p text:style-name="P135">Cuando instanciamos un objeto estamos particularizando la entidad abstracta a una en particular, con los atributos que tiene el tipo de objeto, pero con un valor dado y con el mismo comportamiento. </text:p>
        </text:list-item>
      </text:list>
      <text:p text:style-name="Text_20_body">Los tipos de objetos tiene 2 partes: una <text:span text:style-name="Strong_20_Emphasis">especificación</text:span> y un <text:span text:style-name="Strong_20_Emphasis">cuerpo</text:span>. La parte de especificación declara los atributos y los métodos que harán de interfaz de nuestro tipo de objeto. En el cuerpo se implementa la parte de especificación. En la parte de especificación debemos declarar primero los atributos y después los métodos. Todos los atributos son públicos (visibles). No podemos declarar atributos en el cuerpo, pero sí podemos declarar subprogramas locales que serán visibles en el cuerpo del objeto y que nos ayudarán a implementar nuestros métodos.</text:p>
      <text:p text:style-name="Standard">Los atributos pueden ser de cualquier tipo de datos <text:span text:style-name="T128">Oracle</text:span>, excepto: </text:p>
      <text:list xml:id="list4396502847955438778" text:style-name="L22">
        <text:list-item>
          <text:p text:style-name="P124"><text:span text:style-name="Source_20_Text">LONG</text:span> y <text:span text:style-name="Source_20_Text">LONG RAW</text:span>. </text:p>
        </text:list-item>
        <text:list-item>
          <text:p text:style-name="P124"><text:span text:style-name="Source_20_Text">NCHAR</text:span>, <text:span text:style-name="Source_20_Text">NCLOB</text:span> y <text:span text:style-name="Source_20_Text">NVARCHAR2</text:span>. </text:p>
        </text:list-item>
        <text:list-item>
          <text:p text:style-name="P124"><text:span text:style-name="Source_20_Text">MLSLABEL</text:span> y <text:span text:style-name="Source_20_Text">ROWID</text:span>. </text:p>
        </text:list-item>
        <text:list-item>
          <text:p text:style-name="P124">Tipos específicos de PL/SQL: <text:span text:style-name="Source_20_Text">BINARY_INTEGER</text:span>, <text:span text:style-name="Source_20_Text">BOOLEAN</text:span>, <text:span text:style-name="Source_20_Text">PLS_INTEGER</text:span>, <text:span text:style-name="Source_20_Text">RECORD</text:span>, <text:span text:style-name="Source_20_Text">REF CURSOR</text:span>, <text:span text:style-name="Source_20_Text">%TYPE</text:span> y <text:span text:style-name="Source_20_Text">%ROWTYPE</text:span>. </text:p>
        </text:list-item>
        <text:list-item>
          <text:p text:style-name="P136">Tipos definidos dentro de un paquete PL/SQL. </text:p>
        </text:list-item>
      </text:list>
      <text:p text:style-name="Text_20_body">No podemos inicializar un atributo en la declaración. Tampoco podemos imponerle la restricción <text:span text:style-name="Source_20_Text">NOT NULL</text:span>. </text:p>
      <text:p text:style-name="Standard"><text:soft-page-break/>Un <text:span text:style-name="Strong_20_Emphasis">método</text:span> es un subprograma declarado en la parte de especificación de un tipo de objeto por medio de: <text:span text:style-name="Source_20_Text">MEMBER</text:span>. Un método no puede llamarse igual que el tipo de objeto o que cualquier atributo. Para cada método en la parte de especificación, debe haber un método implementado en el cuerpo con la misma cabecera. </text:p>
      <text:p text:style-name="Standard">Todos los métodos en un tipo de objeto aceptan como primer parámetro una instancia de su tipo. Este parámetro es <text:span text:style-name="Source_20_Text">SELF</text:span> y siempre está accesible a un método. Si lo declaramos explícitamente debe ser el primer parámetro, con el nombre <text:span text:style-name="Source_20_Text">SELF</text:span> y del tipo del tipo de objeto. Si <text:span text:style-name="Source_20_Text">SELF</text:span> no está declarado explícita., por defecto será <text:span text:style-name="Source_20_Text">IN</text:span> para las funciones e <text:span text:style-name="Source_20_Text">IN OUT</text:span> para los procedimientos. </text:p>
      <text:p text:style-name="Standard">Los métodos dentro de un tipo de objeto pueden sobrecargarse. No podemos sobrecargarlos si los parámetros formales sólo difieren en el modo o pertenecen a la misma familia. Tampoco podremos sobrecargar una función miembro si sólo difiere en el tipo devuelto. </text:p>
      <text:p text:style-name="Standard">Una vez que tenemos creado el objeto, podemos usarlo en cualquier declaración. Un objeto cuando se declara sigue las mismas reglas de alcance y visibilidad que cualquier otra variable. </text:p>
      <text:p text:style-name="Standard">Cuando un objeto se declara éste es automáticamente <text:span text:style-name="Source_20_Text">NULL</text:span>. Dejará de ser nulo cuando lo inicialicemos por medio de su constructor o cuando le asignemos otro. Si intentamos acceder a los atributos de un objeto <text:span text:style-name="Source_20_Text">NULL</text:span> saltará la excepción <text:span text:style-name="Source_20_Text">ACCES_INTO_NULL</text:span>. </text:p>
      <text:p text:style-name="Standard">Todos los objetos tienen constructores por defecto con el mismo nombre que el tipo de objeto y acepta tantos parámetros como atributos del tipo de objeto y con el mismo tipo. PL/SQL no llama implícitamente a los constructores, deberemos hacerlo nosotros explícitamente.</text:p>
      <text:p text:style-name="P43"><text:span text:style-name="Source_20_Text">DECLARE</text:span></text:p>
      <text:p text:style-name="P43"><text:span text:style-name="Source_20_Text"><text:s text:c="5"/>familia1 Familia;</text:span></text:p>
      <text:p text:style-name="P43"><text:span text:style-name="Source_20_Text">BEGIN</text:span></text:p>
      <text:p text:style-name="P43"><text:span text:style-name="Source_20_Text"><text:s text:c="5"/>familia1 := Familia( 10, ‘Fam10’, 1, NULL );</text:span></text:p>
      <text:p text:style-name="P43"><text:span text:style-name="Source_20_Text">END;</text:span></text:p>
      <text:p text:style-name="Standard">Un tipo de objeto puede tener a otro tipo de objeto entre sus atributos. El tipo de objeto que hace de atributo debe ser conocido por <text:span text:style-name="T128">Oracle</text:span>. Si 2 tipos de objetos son mutuamente dependientes, podemos usar una declaración hacia delante para evitar errores de compilación.</text:p>
      <text:p text:style-name="P79"><text:span text:style-name="T141">Objetos </text:span>para <text:span text:style-name="T141">la</text:span> base de datos de ejemplo:</text:p>
      <text:p text:style-name="P131">CREATE OBJECT Oficina; <text:s text:c="4"/>--Definición hacia delante </text:p>
      <text:p text:style-name="P131"/>
      <text:p text:style-name="P131">CREATE OBJECT Familia AS OBJECT ( </text:p>
      <text:p text:style-name="P131"><text:s text:c="5"/>identificador<text:tab/><text:tab/>NUMBER, </text:p>
      <text:p text:style-name="P131"><text:s text:c="5"/>nombre<text:tab/><text:tab/><text:tab/>VARCHAR2(20), </text:p>
      <text:p text:style-name="P131"><text:s text:c="5"/>familia_<text:tab/><text:tab/><text:tab/>Familia, </text:p>
      <text:p text:style-name="P131"><text:s text:c="5"/>oficina_<text:tab/><text:tab/><text:tab/>Oficina, </text:p>
      <text:p text:style-name="P131"><text:s text:c="5"/>... </text:p>
      <text:p text:style-name="P131">); </text:p>
      <text:p text:style-name="P131"/>
      <text:p text:style-name="P131">CREATE OBJECT Agente AS OBJECT ( </text:p>
      <text:p text:style-name="P131"><text:s text:c="5"/>identificador<text:tab/><text:tab/>NUMBER, </text:p>
      <text:p text:style-name="P131"><text:s text:c="5"/>nombre<text:tab/><text:tab/><text:tab/>VARCHAR2(20), </text:p>
      <text:p text:style-name="P131"><text:s text:c="5"/>familia_<text:tab/><text:tab/><text:tab/>Familia, </text:p>
      <text:p text:style-name="P131"><text:s text:c="5"/>oficina_<text:tab/><text:tab/><text:tab/>Oficina, </text:p>
      <text:p text:style-name="P131"><text:s text:c="5"/>... </text:p>
      <text:p text:style-name="P131">); </text:p>
      <text:p text:style-name="P131"/>
      <text:p text:style-name="P131">CREATE OBJECT Oficina AS OBJECT ( </text:p>
      <text:p text:style-name="P131"><text:s text:c="5"/>identificador<text:tab/><text:tab/>NUMBER, </text:p>
      <text:p text:style-name="P131"><text:s text:c="5"/>nombre<text:tab/><text:tab/><text:tab/>VARCHAR2(20), </text:p>
      <text:p text:style-name="P131"><text:s text:c="5"/>jefe<text:tab/><text:tab/><text:tab/><text:tab/>Agente, </text:p>
      <text:p text:style-name="P131"><text:s text:c="5"/>... </text:p>
      <text:p text:style-name="P131">); </text:p>
      <text:p text:style-name="P91">Objetos. Funciones mapas y funciones de orden</text:p>
      <text:p text:style-name="Text_20_body">En la mayoría de los problemas es necesario hacer comparaciones entre tipos de datos, ordenarlos, etc. Sin embargo, los tipos de objetos no tienen orden predefinido por lo que no podrán ser comparados ni ordenados (<text:span text:style-name="Source_20_Text">x&gt;y</text:span>, <text:span text:style-name="Source_20_Text">DISTINCT</text:span>, <text:span text:style-name="Source_20_Text">ORDER BY</text:span>, ...). Nosotros podemos definir el orden que seguirá un tipo de objeto por medio de las funciones mapa y las funciones de orden. </text:p>
      <text:p text:style-name="Text_20_body">Una función miembro mapa es una función sin parámetros que devuelve un tipo de dato: <text:span text:style-name="Source_20_Text">DATE</text:span>, <text:span text:style-name="Source_20_Text">NUMBER</text:span> o <text:span text:style-name="Source_20_Text">VARCHAR2</text:span> y sería similar a una función <text:span text:style-name="T128">hash</text:span>. Se definen anteponiendo la palabra clave <text:span text:style-name="Source_20_Text">MAP</text:span> y sólo puede haber una para el tipo de objeto. </text:p>
      <text:p text:style-name="P43"><text:span text:style-name="Source_20_Text">CREATE TYPE Familia AS OBJECT (</text:span></text:p>
      <text:p text:style-name="P43"><text:span text:style-name="Source_20_Text">identificador<text:tab/><text:tab/><text:tab/>NUMBER,</text:span></text:p>
      <text:p text:style-name="P43"><text:span text:style-name="Source_20_Text">nombre<text:tab/><text:tab/><text:tab/><text:tab/>VARCHAR2(20),</text:span></text:p>
      <text:p text:style-name="P43"><text:span text:style-name="Source_20_Text">familia_<text:tab/><text:tab/><text:tab/><text:tab/>NUMBER,</text:span></text:p>
      <text:p text:style-name="P43"><text:span text:style-name="Source_20_Text">oficina_<text:tab/><text:tab/><text:tab/><text:tab/>NUMBER,</text:span></text:p>
      <text:p text:style-name="P43"><text:span text:style-name="Source_20_Text">MAP MEMBER FUNCTION orden RETURN NUMBER,</text:span></text:p>
      <text:p text:style-name="P43"><text:span text:style-name="Source_20_Text">...</text:span></text:p>
      <text:p text:style-name="P43"><text:span text:style-name="Source_20_Text">);</text:span></text:p>
      <text:p text:style-name="P43"><text:span text:style-name="Source_20_Text"><text:s text:c="5"/></text:span></text:p>
      <text:p text:style-name="P43"><text:span text:style-name="Source_20_Text">CREATE TYPE BODY Familia AS</text:span></text:p>
      <text:p text:style-name="P43"><text:span text:style-name="Source_20_Text">MAP MEMBER FUNCTION orden RETURN NUMBER IS</text:span></text:p>
      <text:p text:style-name="P43"><text:span text:style-name="Source_20_Text">BEGIN</text:span></text:p>
      <text:p text:style-name="P43"><text:span text:style-name="Source_20_Text"><text:s text:c="5"/>RETURN identificador;</text:span></text:p>
      <text:p text:style-name="P43"><text:span text:style-name="Source_20_Text">END;</text:span></text:p>
      <text:p text:style-name="P43"><text:span text:style-name="Source_20_Text">...</text:span></text:p>
      <text:p text:style-name="P62"><text:span text:style-name="Source_20_Text">END;</text:span></text:p>
      <text:p text:style-name="Text_20_body">Una función miembro de orden es una función que acepta un parámetro del mismo tipo del tipo de objeto y que devuelve un número negativo si el objeto pasado es menor, cero si son iguales y un número positivo si el objeto pasado es mayor.</text:p>
      <text:p text:style-name="P43"><text:span text:style-name="Source_20_Text">CREATE TYPE Oficina AS OBJECT (</text:span></text:p>
      <text:p text:style-name="P43"><text:span text:style-name="Source_20_Text"><text:s text:c="5"/>identificador<text:tab/><text:tab/>NUMBER,</text:span></text:p>
      <text:p text:style-name="P43"><text:span text:style-name="Source_20_Text"><text:s text:c="5"/>nombre<text:tab/><text:tab/><text:tab/>VARCHAR2(20),</text:span></text:p>
      <text:p text:style-name="P43"><text:span text:style-name="Source_20_Text"><text:s text:c="5"/>...</text:span></text:p>
      <text:p text:style-name="P43"><text:span text:style-name="Source_20_Text"><text:s text:c="5"/>ORDER MEMBER FUNCTION igual ( ofi Oficina ) RETURN INTEGER,</text:span></text:p>
      <text:p text:style-name="P43"><text:span text:style-name="Source_20_Text"><text:s text:c="5"/>...</text:span></text:p>
      <text:p text:style-name="P43"><text:span text:style-name="Source_20_Text">);</text:span></text:p>
      <text:p text:style-name="P43"><text:span text:style-name="Source_20_Text"><text:s text:c="5"/></text:span></text:p>
      <text:p text:style-name="P43"><text:span text:style-name="Source_20_Text">CREATE TYPE BODY Oficina AS</text:span></text:p>
      <text:p text:style-name="P43"><text:span text:style-name="Source_20_Text"><text:s text:c="5"/>ORDER MEMBER FUNCTION igual ( ofi Oficina ) RETURN INTEGER IS</text:span></text:p>
      <text:p text:style-name="P43"><text:span text:style-name="Source_20_Text"><text:s text:c="5"/>BEGIN</text:span></text:p>
      <text:p text:style-name="P43"><text:span text:style-name="Source_20_Text"><text:s text:c="10"/>IF (identificador &lt; ofi.identificador) THEN</text:span></text:p>
      <text:p text:style-name="P43"><text:span text:style-name="Source_20_Text"><text:s text:c="15"/>RETURN –1;</text:span></text:p>
      <text:p text:style-name="P43"><text:span text:style-name="Source_20_Text"><text:s text:c="10"/>ELSIF (identificador = ofi.identificador) THEN</text:span></text:p>
      <text:p text:style-name="P43"><text:span text:style-name="Source_20_Text"><text:s text:c="15"/>RETURN 0;</text:span></text:p>
      <text:p text:style-name="P43"><text:span text:style-name="Source_20_Text"><text:s text:c="10"/>ELSE</text:span></text:p>
      <text:p text:style-name="P43"><text:span text:style-name="Source_20_Text"><text:s text:c="15"/>RETURN 1;</text:span></text:p>
      <text:p text:style-name="P43"><text:span text:style-name="Source_20_Text"><text:s text:c="10"/>END IF;</text:span></text:p>
      <text:p text:style-name="P43"><text:span text:style-name="Source_20_Text"><text:s text:c="5"/>END;</text:span></text:p>
      <text:p text:style-name="P43"><text:span text:style-name="Source_20_Text"><text:s text:c="5"/>...</text:span></text:p>
      <text:p text:style-name="P43"><text:span text:style-name="Source_20_Text">END;</text:span></text:p>
      <text:p text:style-name="P88"><text:span text:style-name="Source_20_Text"><text:span text:style-name="T71">Disparadores</text:span></text:span></text:p>
      <text:p text:style-name="Standard"><text:span text:style-name="Source_20_Text"><text:span text:style-name="T118">Un disparador es un procedimiento que es ejecutado cuando se realiza alguna sentencia de manipulación de datos sobre una tabla dada y bajo unas circunstancias establecidas al ser definido.</text:span></text:span></text:p>
      <text:p text:style-name="Standard">Por lo que un disparador puede ser usado para: </text:p>
      <text:list xml:id="list4378992381826846577" text:style-name="L23">
        <text:list-item>
          <text:p text:style-name="P125">Llevar a cabo auditorías sobre la historia de los datos en nuestra base de datos. </text:p>
        </text:list-item>
        <text:list-item>
          <text:p text:style-name="P125">Garantizar complejas reglas de integridad. </text:p>
        </text:list-item>
        <text:list-item>
          <text:p text:style-name="P125">Automatizar la generación de valores derivados de columnas. </text:p>
        </text:list-item>
        <text:list-item>
          <text:p text:style-name="P125">Etc. </text:p>
        </text:list-item>
      </text:list>
      <text:p text:style-name="Standard">Cuando diseñamos un disparador debemos tener en cuenta que: </text:p>
      <text:list xml:id="list3834915831301194386" text:style-name="L24">
        <text:list-item>
          <text:p text:style-name="P126">No debemos definir disparadores que dupliquen la funcionalidad que ya incorpora <text:span text:style-name="T128">Oracle</text:span>. </text:p>
        </text:list-item>
        <text:list-item>
          <text:p text:style-name="P126">Debemos limitar el tamaño de nuestros disparadores, y si estos son muy grandes codificarlos por medio de subprogramas que sean llamados desde el disparador. </text:p>
        </text:list-item>
        <text:list-item>
          <text:p text:style-name="P126">Cuidar la creación de disparadores recursivos. </text:p>
        </text:list-item>
      </text:list>
      <text:p text:style-name="Standard">Un disparador puede ser lanzado antes o después de realizar la operación que lo lanza. Por lo que tendremos disparadores <text:span text:style-name="Source_20_Text">BEFORE</text:span> y disparadores <text:span text:style-name="Source_20_Text">AFTER</text:span>. </text:p>
      <text:p text:style-name="Standard">Un disparador puede ser lanzado una vez por sentencia o una vez por cada fila a la que afecta. Por lo que tendremos disparadores de sentencia y disparadores de fila. </text:p>
      <text:p text:style-name="Text_20_body">Un disparador puede ser lanzado al insertar, al actualizar o al borrar de una tabla, por lo que tendremos disparadores <text:span text:style-name="Source_20_Text">INSERT</text:span>, <text:span text:style-name="Source_20_Text">UPDATE</text:span> o <text:span text:style-name="Source_20_Text">DELETE</text:span> (o mezclados). </text:p>
      <text:p text:style-name="P1">Definición de disparadores</text:p>
      <text:p text:style-name="P43"><text:span text:style-name="Source_20_Text">CREATE [OR REPLACE] TRIGGER nombre </text:span></text:p>
      <text:p text:style-name="P43"><text:span text:style-name="Source_20_Text">momento acontecimiento ON tabla</text:span></text:p>
      <text:p text:style-name="P43"><text:span text:style-name="Source_20_Text">[[REFERENCING (old AS alias_old|new AS alias_new) </text:span></text:p>
      <text:p text:style-name="P43"><text:span text:style-name="Source_20_Text">FOR EACH ROW </text:span></text:p>
      <text:p text:style-name="P43"><text:span text:style-name="Source_20_Text">[WHEN condicion]]</text:span></text:p>
      <text:p text:style-name="P43"><text:span text:style-name="Source_20_Text">bloque_PL/SQL;</text:span></text:p>
      <text:p text:style-name="Standard">Donde nombre nos indica el <text:span text:style-name="Source_20_Text">nombre</text:span> que le damos al disparador, <text:span text:style-name="Source_20_Text">momento</text:span> nos dice cuando será lanzado (<text:span text:style-name="Source_20_Text">BEFORE</text:span> o <text:span text:style-name="Source_20_Text">AFTER</text:span>), <text:span text:style-name="Source_20_Text">acontecimiento</text:span> será la acción que provoca el lanzamiento del disparador (<text:span text:style-name="Source_20_Text">INSERT</text:span> y/o <text:span text:style-name="Source_20_Text">DELETE</text:span> y/o <text:span text:style-name="Source_20_Text">UPDATE</text:span>). <text:span text:style-name="Source_20_Text">REFERENCING</text:span> y <text:span text:style-name="Source_20_Text">WHEN</text:span> sólo podrán ser utilizados con disparadores para filas. <text:span text:style-name="Source_20_Text">REFERENCING</text:span> nos permite asignar un alias a los valores <text:span text:style-name="Source_20_Text">NEW</text:span> o/y <text:span text:style-name="Source_20_Text">OLD</text:span> de las filas afectadas por la operación, y <text:span text:style-name="Source_20_Text">WHEN</text:span> nos permite indicar al disparador que sólo sea lanzado cuando sea <text:span text:style-name="Source_20_Text">TRUE</text:span> una cierta condición evaluada para cada fila afectada. </text:p>
      <text:p text:style-name="Standard">En un disparador de fila, podemos acceder a los valores antiguos y nuevos de la fila afectada por la operación, referenciados como <text:span text:style-name="Source_20_Text">:old</text:span> y <text:span text:style-name="Source_20_Text">:new</text:span> (de ahí que podamos utilizar la opción <text:span text:style-name="Source_20_Text">REFERENCING</text:span> para asignar un alias). Si el disparador es lanzado al insertar, el valor antiguo no tendrá sentido y el valor nuevo será la fila que estamos insertando. Para un disparador lanzado al actualizar el valor antiguo contendrá la fila antes de actualizar y el valor nuevo contendrá la fila que vamos actualizar. Para un disparador lanzado al borrar sólo tendrá sentido el valor antiguo. </text:p>
      <text:p text:style-name="Standard">En el cuerpo de un disparador también podemos acceder a unos predicados que nos dicen qué tipo de operación se está llevando a cabo, que son: <text:span text:style-name="Source_20_Text">INSERTING</text:span>, <text:span text:style-name="Source_20_Text">UPDATING</text:span> y <text:span text:style-name="Source_20_Text">DELETING</text:span>. </text:p>
      <text:p text:style-name="Standard">Un disparador de fila no puede acceder a la tabla asociada. Se dice que esa tabla está mutando. Si un disparador es lanzado en cascada por otro disparador, éste no podrá acceder a ninguna de las tablas asociadas, y así recursivamente. </text:p>
      <text:p text:style-name="P43"><text:span text:style-name="Source_20_Text">CREATE TRIGGER prueba BEFORE UPDATE ON agentes</text:span></text:p>
      <text:p text:style-name="P43"><text:span text:style-name="Source_20_Text">FOR EACH ROW</text:span></text:p>
      <text:p text:style-name="P43"><text:span text:style-name="Source_20_Text">BEGIN</text:span></text:p>
      <text:p text:style-name="P43"><text:span text:style-name="Source_20_Text"><text:s text:c="5"/>SELECT identificador FROM agentes WHERE ... <text:s text:c="4"/></text:span></text:p>
      <text:p text:style-name="P43"><text:span text:style-name="Source_20_Text">/*devolvería el error ORA-04091: table AGENTES is mutating, trigger/function may not see it*/</text:span></text:p>
      <text:p text:style-name="P43"><text:span text:style-name="Source_20_Text">END;</text:span></text:p>
      <text:p text:style-name="P43"><text:span text:style-name="Source_20_Text">/</text:span></text:p>
      <text:p text:style-name="Standard"><text:soft-page-break/>Si tenemos varios tipos de disparadores sobre una misma tabla, el orden de ejecución será: </text:p>
      <text:list xml:id="list8079152394837598144" text:style-name="L25">
        <text:list-item>
          <text:p text:style-name="P127"><text:span text:style-name="T128">Triggers </text:span><text:span text:style-name="T31">BEFORE</text:span> de sentencia. </text:p>
        </text:list-item>
        <text:list-item>
          <text:p text:style-name="P127"><text:span text:style-name="T128">Triggers </text:span><text:span text:style-name="T31">BEFORE</text:span> de fila. </text:p>
        </text:list-item>
        <text:list-item>
          <text:p text:style-name="P127"><text:span text:style-name="T128">Triggers </text:span><text:span text:style-name="T31">AFTER</text:span> de fila. </text:p>
        </text:list-item>
        <text:list-item>
          <text:p text:style-name="P127"><text:span text:style-name="T128">Triggers </text:span><text:span text:style-name="T31">AFTER</text:span> de sentencia. </text:p>
        </text:list-item>
      </text:list>
      <text:p text:style-name="P42">Existe una vista del diccionario de datos con información sobre los disparadores:</text:p>
      <text:p text:style-name="P62"><text:span text:style-name="Source_20_Text"><text:span text:style-name="T142">DESC U</text:span></text:span><text:span text:style-name="Source_20_Text">SER_TRIGGERS</text:span>; </text:p>
      <text:p text:style-name="P9">Ejemplos de disparadores</text:p>
      <text:p text:style-name="P38">Como un agente debe pertenecer a una familia o una oficina pero no puede pertenecer a una familia y a una oficina a la vez, deberemos implementar un disparador para llevar a cabo esta restricción que <text:span text:style-name="T128">Oracle</text:span> no nos permite definir. Para este cometido definiremos un disparador de fila que saltará antes de que insertemos o actualicemos una fila en la tabla agentes, cuyo código podría ser:</text:p>
      <text:p text:style-name="P43"><text:span text:style-name="Source_20_Text">CREATE OR REPLACE TRIGGER integridad_agentes</text:span></text:p>
      <text:p text:style-name="P43"><text:span text:style-name="Source_20_Text">BEFORE INSERT OR UPDATE ON agentes</text:span></text:p>
      <text:p text:style-name="P43"><text:span text:style-name="Source_20_Text">FOR EACH ROW</text:span></text:p>
      <text:p text:style-name="P43"><text:span text:style-name="Source_20_Text">BEGIN</text:span></text:p>
      <text:p text:style-name="P43"><text:span text:style-name="Source_20_Text"><text:s text:c="5"/>IF (:new.familia IS NULL and :new.oficina IS NULL) THEN</text:span></text:p>
      <text:p text:style-name="P43"><text:span text:style-name="Source_20_Text"><text:s text:c="10"/>RAISE_APPLICATION_ERROR(-20201, 'Un agente no puede ser huérfano');</text:span></text:p>
      <text:p text:style-name="P43"><text:span text:style-name="Source_20_Text"><text:s text:c="5"/>ELSIF (:new.familia IS NOT NULL and :new.oficina IS NOT NULL) THEN</text:span></text:p>
      <text:p text:style-name="P43"><text:span text:style-name="Source_20_Text"><text:s text:c="10"/>RAISE_APPLICATION_ERROR(-20202, 'Un agente no puede tener dos padres');</text:span></text:p>
      <text:p text:style-name="P43"><text:span text:style-name="Source_20_Text"><text:s text:c="5"/>END IF;</text:span></text:p>
      <text:p text:style-name="P43"><text:span text:style-name="Source_20_Text">END;</text:span></text:p>
      <text:p text:style-name="P62"><text:span text:style-name="Source_20_Text">/</text:span></text:p>
      <text:p text:style-name="P80"><text:span text:style-name="T142">Supongamos que tenemos una tabla de históricos para agentes que nos permita auditar las familias y oficinas por la que ha ido pasando un agente. La tabla tiene la fecha de inicio y la fecha de finalización del agente en esa familia u oficina, el identificador del agente, el nombre del agente, el nombre de la familia y el nombre de la oficina. Queremos hacer un disparador que inserte en esa tabla. </text:span>Para llevar a cabo esta tarea definiremos un disparador de fila que saltará después de insertar, actualizar o borrar una fila en la tabla agentes, cuyo código podría ser el siguiente: </text:p>
      <text:p text:style-name="P43"><text:span text:style-name="Source_20_Text">CREATE OR REPLACE TRIGGER historico_agentes</text:span></text:p>
      <text:p text:style-name="P43"><text:span text:style-name="Source_20_Text">AFTER INSERT OR UPDATE OR DELETE ON agentes</text:span></text:p>
      <text:p text:style-name="P43"><text:span text:style-name="Source_20_Text">FOR EACH ROW</text:span></text:p>
      <text:p text:style-name="P43"><text:span text:style-name="Source_20_Text">DECLARE</text:span></text:p>
      <text:p text:style-name="P43"><text:span text:style-name="Source_20_Text"><text:s text:c="5"/>oficina VARCHAR2(40);</text:span></text:p>
      <text:p text:style-name="P43"><text:span text:style-name="Source_20_Text"><text:s text:c="5"/>familia VARCHAR2(40);</text:span></text:p>
      <text:p text:style-name="P43"><text:span text:style-name="Source_20_Text"><text:s text:c="5"/>ahora DATE := sysdate;</text:span></text:p>
      <text:p text:style-name="P43"><text:span text:style-name="Source_20_Text">BEGIN</text:span></text:p>
      <text:p text:style-name="P43"><text:span text:style-name="Source_20_Text"><text:s text:c="5"/>IF INSERTING THEN</text:span></text:p>
      <text:p text:style-name="P43"><text:span text:style-name="Source_20_Text"><text:s text:c="10"/>IF (:new.familia IS NOT NULL) THEN</text:span></text:p>
      <text:p text:style-name="P43"><text:span text:style-name="Source_20_Text"><text:s text:c="15"/>SELECT nombre INTO familia FROM familias WHERE identificador = :new.familia;</text:span></text:p>
      <text:p text:style-name="P43"><text:span text:style-name="Source_20_Text"><text:s text:c="15"/>oficina := NULL;</text:span></text:p>
      <text:p text:style-name="P43"><text:span text:style-name="Source_20_Text"><text:s text:c="10"/>ELSIF</text:span></text:p>
      <text:p text:style-name="P43"><text:span text:style-name="Source_20_Text"><text:s text:c="15"/>SELECT nombre INTO oficina FROM oficinas WHERE identificador = :new.oficina;</text:span></text:p>
      <text:p text:style-name="P43"><text:span text:style-name="Source_20_Text"><text:s text:c="15"/>familia := NULL;</text:span></text:p>
      <text:p text:style-name="P43"><text:span text:style-name="Source_20_Text"><text:s text:c="10"/>END IF;</text:span></text:p>
      <text:p text:style-name="P43"><text:span text:style-name="Source_20_Text"><text:s text:c="10"/>INSERT INTO histagentes VALUES (ahora, NULL, </text:span><text:soft-page-break/><text:span text:style-name="Source_20_Text">:new.identificador, :new.nombre, familia, oficina);</text:span></text:p>
      <text:p text:style-name="P43"><text:span text:style-name="Source_20_Text"><text:s text:c="10"/>COMMIT;</text:span></text:p>
      <text:p text:style-name="P43"><text:span text:style-name="Source_20_Text"><text:s text:c="5"/>ELSIF UPDATING THEN</text:span></text:p>
      <text:p text:style-name="P43"><text:span text:style-name="Source_20_Text"><text:s text:c="10"/>UPDATE histagentes SET fecha_hasta = ahora WHERE identificador = :old.identificador and fecha_hasta IS NULL;</text:span></text:p>
      <text:p text:style-name="P43"><text:span text:style-name="Source_20_Text"><text:s text:c="10"/>IF (:new.familia IS NOT NULL) THEN</text:span></text:p>
      <text:p text:style-name="P43"><text:span text:style-name="Source_20_Text"><text:s text:c="15"/>SELECT nombre INTO familia FROM familias WHERE identificador = :new.familia;</text:span></text:p>
      <text:p text:style-name="P43"><text:span text:style-name="Source_20_Text"><text:s text:c="15"/>oficina := NULL;</text:span></text:p>
      <text:p text:style-name="P43"><text:span text:style-name="Source_20_Text"><text:s text:c="10"/>ELSE</text:span></text:p>
      <text:p text:style-name="P43"><text:span text:style-name="Source_20_Text"><text:s text:c="15"/>SELECT nombre INTO oficina FROM oficinas WHERE identificador = :new.oficina;</text:span></text:p>
      <text:p text:style-name="P43"><text:span text:style-name="Source_20_Text"><text:s text:c="15"/>familia := NULL;</text:span></text:p>
      <text:p text:style-name="P43"><text:span text:style-name="Source_20_Text"><text:s text:c="10"/>END IF;</text:span></text:p>
      <text:p text:style-name="P43"><text:span text:style-name="Source_20_Text"><text:s text:c="10"/>INSERT INTO histagentes VALUES (ahora, NULL, :new.identificador, :new.identificador, familia, oficina);</text:span></text:p>
      <text:p text:style-name="P43"><text:span text:style-name="Source_20_Text"><text:s text:c="10"/>COMMIT;</text:span></text:p>
      <text:p text:style-name="P43"><text:span text:style-name="Source_20_Text"><text:s text:c="5"/>ELSE</text:span></text:p>
      <text:p text:style-name="P43"><text:span text:style-name="Source_20_Text"><text:s text:c="10"/>UPDATE histagentes SET fecha_hasta = ahora WHERE identificador = :old.identificador and fecha_hasta IS NULL;</text:span></text:p>
      <text:p text:style-name="P43"><text:span text:style-name="Source_20_Text"><text:s text:c="10"/>COMMIT;</text:span></text:p>
      <text:p text:style-name="P43"><text:span text:style-name="Source_20_Text"><text:s text:c="5"/>END IF;</text:span></text:p>
      <text:p text:style-name="P43"><text:span text:style-name="Source_20_Text">END;</text:span></text:p>
      <text:p text:style-name="P62"><text:span text:style-name="Source_20_Text">/</text:span></text:p>
      <text:p text:style-name="P81">Queremos realizar un disparador que no nos permita llevar a cabo operaciones con familias si no estamos en la jornada laboral.</text:p>
      <text:p text:style-name="P58">CREATE OR REPLACE TRIGGER jornada_familias </text:p>
      <text:p text:style-name="P58">BEFORE INSERT OR DELETE OR UPDATE ON familias </text:p>
      <text:p text:style-name="P58">DECLARE </text:p>
      <text:p text:style-name="P58"><text:s text:c="5"/>ahora DATE := sysdate; </text:p>
      <text:p text:style-name="P58">BEGIN </text:p>
      <text:p text:style-name="P58"><text:s text:c="5"/>IF (TO_CHAR(ahora, 'DY') = 'SAT' OR TO_CHAR(ahora, 'DY') = 'SUN') THEN </text:p>
      <text:p text:style-name="P58"><text:s text:c="10"/>RAISE_APPLICATION_ERROR(-20301, 'No podemos manipular familias en fines de semana'); </text:p>
      <text:p text:style-name="P58"><text:s text:c="5"/>END IF; </text:p>
      <text:p text:style-name="P58"><text:s text:c="5"/>IF (TO_CHAR(ahora, 'HH24') &lt; 8 OR TO_CHAR(ahora, 'HH24') &gt; 18) THEN </text:p>
      <text:p text:style-name="P58"><text:s text:c="10"/>RAISE_APPLICATION_ERROR(-20302, 'No podemos manipular familias fuera del horario de trabajo'); </text:p>
      <text:p text:style-name="P58"><text:s text:c="5"/>END IF; </text:p>
      <text:p text:style-name="P58">END; </text:p>
      <text:p text:style-name="P58">/</text:p>
      <text:p text:style-name="P82"/>
      <text:p text:style-name="P93"/>
      <text:p text:style-name="P92">Interfaces de programación de aplicaciones para lenguajes externos</text:p>
      <text:p text:style-name="Text_20_body">Todo lo aprendido se puede aprovechar desde otro lenguaje de programación.</text:p>
      <text:p text:style-name="Text_20_body">Las primeras APIs utilizadas para acceder a bases de datos <text:span text:style-name="T128">Oracle</text:span> fueron las que el mismo <text:span text:style-name="T128">Oracle</text:span> proporcionaba: <text:span text:style-name="T128">Pro*C</text:span>, <text:span text:style-name="T128">Pro*Fortran</text:span> y <text:span text:style-name="T128">Pro*Cobol</text:span>. Todas permitían embeber llamadas a la base de datos en nuestro programa y a la hora de compilarlo, primero debíamos pasar el precompilador adecuado que trasladaba esas llamadas embebidas en llamadas a una librería utilizada en tiempo de ejecución. Sin duda, el más utilizado fue <text:span text:style-name="T128">Pro*C</text:span>, ya que el lenguaje C y C++ tuvieron un gran auge.</text:p>
      <text:p text:style-name="P39">Hoy día existen muchas más APIs para acceder a las bases de datos ya que tanto los lenguajes de programación como las tecnologías han evolucionado mucho. Antes la programación para la web casi no existía y por eso todos los programas que accedían a bases de datos lo hacían bien en local o bien a través de una red local. Hoy día eso sería impensable, de ahí que las APIs también hayan evolucionado mucho y tengamos una gran oferta a nuestro alcance para elegir la que más se adecue a nuestras necesidad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FreeSan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FreeSan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daman </meta:initial-creator>
    <meta:creation-date>2013-08-10T21:09:34.988120984</meta:creation-date>
    <meta:generator>LibreOffice/4.1.0.4$Linux_x86 LibreOffice_project/410m0$Build-4</meta:generator>
    <dc:date>2013-09-01T00:55:25.405395421</dc:date>
    <dc:creator>badaman </dc:creator>
    <meta:editing-duration>P1DT1H59M49S</meta:editing-duration>
    <meta:editing-cycles>116</meta:editing-cycles>
    <meta:document-statistic meta:table-count="0" meta:image-count="0" meta:object-count="0" meta:page-count="38" meta:paragraph-count="1466" meta:word-count="11307" meta:character-count="81694" meta:non-whitespace-character-count="64532"/>
  </office:meta>
</office:document-meta>
</file>